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</style:style>
    <style:style style:name="ta_extref" style:family="table">
      <style:table-properties table:display="false"/>
    </style:style>
  </office:automatic-styles>
  <office:body>
    <office:spreadsheet>
      <table:table table:name="amie_data_ranked_by_conf" table:style-name="ta1" table:print="false">
        <table:table-column table:style-name="co1" table:number-columns-repeated="1024" table:default-cell-style-name="Default"/>
        <table:table-row table:style-name="ro3">
          <table:table-cell office:value-type="string">
            <text:p>?s82 <text:s/>&lt;isMarriedTo&gt; <text:s/>?s4 <text:s/>?s82 <text:s/>&lt;hasChild&gt; <text:s/>?o4 <text:s text:c="2"/>=&gt; ?s4 <text:s/>&lt;hasChild&gt; <text:s/>?o4 <text:s/>Support: 0.003880621574526077 Head coverage: 0.31839030722630896 Confidence: 0.5756532624002504 Improved confidence: 0.5756532624002504 Predictiveness: 0.0 Improved Predictiveness: 0.0 Std. Improved Predictiveness: 0.0 Cardinality: 3679 Pred*Conf*Body: 0.0 Pred*ImprConf*Body: 0.0 Body size: 6391 Key variable: ?o4</text:p>
          </table:table-cell>
          <table:table-cell table:number-columns-repeated="1023"/>
        </table:table-row>
        <table:table-row table:style-name="ro3">
          <table:table-cell office:value-type="string">
            <text:p>?s4 <text:s/>&lt;isMarriedTo&gt; <text:s/>?o82 <text:s/>?o82 <text:s/>&lt;hasChild&gt; <text:s/>?o4 <text:s text:c="2"/>=&gt; ?s4 <text:s/>&lt;hasChild&gt; <text:s/>?o4 <text:s/>Support: 0.003886950394707419 Head coverage: 0.3189095629597577 Confidence: 0.5611390284757118 Improved confidence: 0.5611390284757118 Predictiveness: 0.0 Improved Predictiveness: 0.0 Std. Improved Predictiveness: 0.0 Cardinality: 3685 Pred*Conf*Body: 0.0 Pred*ImprConf*Body: 0.0 Body size: 6567 Key variable: ?o4</text:p>
          </table:table-cell>
          <table:table-cell table:number-columns-repeated="1023"/>
        </table:table-row>
        <table:table-row table:style-name="ro3">
          <table:table-cell office:value-type="string">
            <text:p>?o34 <text:s/>&lt;isMarriedTo&gt; <text:s/>?s34 <text:s text:c="2"/>=&gt; ?s34 <text:s/>&lt;isMarriedTo&gt; <text:s/>?o34 <text:s/>Support: 0.006706439785495188 Head coverage: 0.5301425831735179 Confidence: 0.5301425831735179 Improved confidence: 0.9178576584379963 Predictiveness: 0.42241307429333774 Improved Predictiveness: 0.38771507526447835 Std. Improved Predictiveness: 0.2239391583721372 Cardinality: 6358 Pred*Conf*Body: 2685.7023263570413 Pred*ImprConf*Body: 2685.7023263570413 Body size: 11993 Key variable: ?o34</text:p>
          </table:table-cell>
          <table:table-cell table:number-columns-repeated="1023"/>
        </table:table-row>
        <table:table-row table:style-name="ro3">
          <table:table-cell office:value-type="string">
            <text:p>Y</text:p>
          </table:table-cell>
          <table:table-cell office:value-type="string">
            <text:p>&lt;Oleksandr_Ksenofontov&gt;/&lt;isMarriedTo&gt;/&lt;Ruslan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ndrei_Andreyevich_Eshpai&gt;/&lt;isMarriedTo&gt;/&lt;Yevgeniya_Simonov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dith_Kingdon&gt;/&lt;isMarriedTo&gt;/&lt;George_Jay_Gould_I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nn_Todd&gt;/&lt;isMarriedTo&gt;/&lt;David_Lea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harles_IV,_Duke_of_AlenÃ§on&gt;/&lt;isMarriedTo&gt;/&lt;Marguerite_de_Navarr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hulalongkorn&gt;/&lt;isMarriedTo&gt;/&lt;Sukhumala_Marasri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Ron_Shelton&gt;/&lt;isMarriedTo&gt;/&lt;Lolita_Davidovich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eff_Dunas&gt;/&lt;isMarriedTo&gt;/&lt;Elyssa_Davalo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Daniel_D._Tompkins&gt;/&lt;isMarriedTo&gt;/&lt;Hannah_Tompkin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en_Bard&gt;/&lt;isMarriedTo&gt;/&lt;Jackie_Lynn_Taylo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Louis_IV,_Holy_Roman_Emperor&gt;/&lt;isMarriedTo&gt;/&lt;Margaret_II,_Countess_of_Hainault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orena_of_Alania&gt;/&lt;isMarriedTo&gt;/&lt;Bagrat_IV_of_Georgi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tacey_Nelkin&gt;/&lt;isMarriedTo&gt;/&lt;Barry_Bostwick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ally_Shelton-Colby&gt;/&lt;isMarriedTo&gt;/&lt;William_Colb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runella_Gee&gt;/&lt;isMarriedTo&gt;/&lt;Ken_Campbell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Kenny_Chesney&gt;/&lt;isMarriedTo&gt;/&lt;RenÃ©e_Zellwege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Ilancueitl&gt;/&lt;isMarriedTo&gt;/&lt;Acamapichtl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Howard,_3rd_Duke_of_Norfolk&gt;/&lt;isMarriedTo&gt;/&lt;Elizabeth_Howard,_Duchess_of_Norfolk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ajandra_Delfino&gt;/&lt;isMarriedTo&gt;/&lt;Devon_Gummersall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mpress_Xin&gt;/&lt;isMarriedTo&gt;/&lt;Shi_Siming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Rod_Stewart&gt;/&lt;isMarriedTo&gt;/&lt;Rachel_Hun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West,_2nd_Baron_De_La_Warr&gt;/&lt;isMarriedTo&gt;/&lt;Anne_Knolly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iteuta&gt;/&lt;isMarriedTo&gt;/&lt;Demetrius_of_Pharo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V,_Duke_of_Brunswick-LÃ¼neburg&gt;/&lt;isMarriedTo&gt;/&lt;Sophia_Jagiellon_(15221575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Diane_A._Jenkins&gt;/&lt;isMarriedTo&gt;/&lt;Woody_Jenkin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hn_Hall_(physician)&gt;/&lt;isMarriedTo&gt;/&lt;Susanna_Hall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anet_Lees_Price&gt;/&lt;isMarriedTo&gt;/&lt;Paul_Darrow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Vibia_Sabina&gt;/&lt;isMarriedTo&gt;/&lt;Hadria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arbara_Minty&gt;/&lt;isMarriedTo&gt;/&lt;Steve_McQue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onnor&gt;/&lt;isMarriedTo&gt;/&lt;Kate_Conn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fanta_Amelia_Philippina_of_Spain&gt;/&lt;isMarriedTo&gt;/&lt;Prince_Adalbert_of_Bavaria_(18281875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effrey_Hayden&gt;/&lt;isMarriedTo&gt;/&lt;Eva_Marie_Saint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ames_II_of_Scotland&gt;/&lt;isMarriedTo&gt;/&lt;Mary_of_Gueld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salind_Hamilton,_Duchess_of_Abercorn&gt;/&lt;isMarriedTo&gt;/&lt;James_Hamilton,_3rd_Duke_of_Abercor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eter_Falk&gt;/&lt;isMarriedTo&gt;/&lt;Shera_Danes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amoru_Nagano&gt;/&lt;isMarriedTo&gt;/&lt;Maria_Kawamur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ydin_Aghdashloo&gt;/&lt;isMarriedTo&gt;/&lt;Shohreh_Aghdashloo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enjamin_Harrison&gt;/&lt;isMarriedTo&gt;/&lt;Mary_Dimmick_Harriso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rincess_Caroline_Reuss_of_Greiz&gt;/&lt;isMarriedTo&gt;/&lt;William_Ernest,_Grand_Duke_of_Saxe-Weimar-Eisenach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Irina_Alfyorova&gt;/&lt;isMarriedTo&gt;/&lt;Aleksandr_Abdulov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harles_W._Brooks&gt;/&lt;isMarriedTo&gt;/&lt;Mary_Brook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eter_Tchernyshev&gt;/&lt;isMarriedTo&gt;/&lt;Anastasia_Zavorotnyuk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rnest_Augustus,_Elector_of_Brunswick-LÃ¼neburg&gt;/&lt;isMarriedTo&gt;/&lt;Sophia_of_Hanove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olomon&gt;/&lt;isMarriedTo&gt;/&lt;Pharaoh's_daughter_(wife_of_Solomon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Raj_Kundra&gt;/&lt;isMarriedTo&gt;/&lt;Shilpa_Shett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airbre_Dowling&gt;/&lt;isMarriedTo&gt;/&lt;Colm_Meane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Daisy_Fuentes&gt;/&lt;isMarriedTo&gt;/&lt;Timothy_Adams_(actor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rian_Thompson_(reporter)&gt;/&lt;isMarriedTo&gt;/&lt;Lori_Stoke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akaffa&gt;/&lt;isMarriedTo&gt;/&lt;Mentewab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Tony_Martin_(actor)&gt;/&lt;isMarriedTo&gt;/&lt;Rachael_Blak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Landon_Donovan&gt;/&lt;isMarriedTo&gt;/&lt;Bianca_Kajlich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atricio_Borghetti&gt;/&lt;isMarriedTo&gt;/&lt;Grettell_ValdÃ©z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XaviÃ¨re_Tiberi&gt;/&lt;isMarriedTo&gt;/&lt;Jean_Tiberi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hn_Taylor_(bass_guitarist)&gt;/&lt;isMarriedTo&gt;/&lt;Amanda_de_Cadene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a_Calder-Marshall&gt;/&lt;isMarriedTo&gt;/&lt;David_Burke_(actor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Leslie_Newman&gt;/&lt;isMarriedTo&gt;/&lt;David_Newman_(filmmaker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Ã§ois_de_Bassompierre&gt;/&lt;isMarriedTo&gt;/&lt;Louise_Marguerite_de_Lorrain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Flavia_Maximiana_Theodora&gt;/&lt;isMarriedTo&gt;/&lt;Constantius_Chloru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arah_Watt&gt;/&lt;isMarriedTo&gt;/&lt;William_McInne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ill_Craigie&gt;/&lt;isMarriedTo&gt;/&lt;Michael_Foo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lair_Cramer&gt;/&lt;isMarriedTo&gt;/&lt;John_McBain_(One_Life_to_Live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hmose-Sitkamose&gt;/&lt;isMarriedTo&gt;/&lt;Ahmose_I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Frederick_William_II_of_Prussia&gt;/&lt;isMarriedTo&gt;/&lt;Julie_von_Vos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Roderick_M._Hills&gt;/&lt;isMarriedTo&gt;/&lt;Carla_Anderson_Hill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na_Swansea&gt;/&lt;isMarriedTo&gt;/&lt;Joel_Siege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Vickers&gt;/&lt;isMarriedTo&gt;/&lt;Cramer_famil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Vera_Zorina&gt;/&lt;isMarriedTo&gt;/&lt;George_Balanchin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Francis_I_of_France&gt;/&lt;isMarriedTo&gt;/&lt;Claude_of_Franc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ackie_Loughery&gt;/&lt;isMarriedTo&gt;/&lt;Jack_Webb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hil_Collen&gt;/&lt;isMarriedTo&gt;/&lt;Jacqueline_Colle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Ursula_Stenzel&gt;/&lt;isMarriedTo&gt;/&lt;Heinrich_Schweige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uillermo_DÃ¡vila&gt;/&lt;isMarriedTo&gt;/&lt;ChiquinquirÃ¡_Delgado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Zeba&gt;/&lt;isMarriedTo&gt;/&lt;Mohammad_Ali_(actor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niel_O'Neill_(royalist)&gt;/&lt;isMarriedTo&gt;/&lt;Katherine_Stanhope,_Countess_of_Chesterfield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aquÃ­n_Crespo&gt;/&lt;isMarriedTo&gt;/&lt;Jacinta_Parejo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Dorothy_Ayer_Gardner_Ford&gt;/&lt;isMarriedTo&gt;/&lt;Leslie_Lynch_King,_Sr.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Lee_Guber&gt;/&lt;isMarriedTo&gt;/&lt;Barbara_Walt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is_Norris,_1st_Earl_of_Berkshire&gt;/&lt;isMarriedTo&gt;/&lt;Bridget_de_Ver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hristine_Chow_Ma&gt;/&lt;isMarriedTo&gt;/&lt;Ma_Ying-jeou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uy_of_Thouars&gt;/&lt;isMarriedTo&gt;/&lt;Constance,_Duchess_of_Britt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of_Podbrady&gt;/&lt;isMarriedTo&gt;/&lt;Joanna_of_Rosenthal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Nurhaci&gt;/&lt;isMarriedTo&gt;/&lt;Lady_Abahai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Yahoo_Serious&gt;/&lt;isMarriedTo&gt;/&lt;Lulu_Pinku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lanca_ErrÃ¡zuriz&gt;/&lt;isMarriedTo&gt;/&lt;John_de_Saulle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eills_Turner&gt;/&lt;isMarriedTo&gt;/&lt;John_Turne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itch_Rouse&gt;/&lt;isMarriedTo&gt;/&lt;Andrea_Bendewald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Kusuma_Karunaratne&gt;/&lt;isMarriedTo&gt;/&lt;Sam_Karunaratn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Naina_Yeltsina&gt;/&lt;isMarriedTo&gt;/&lt;Boris_Yeltsi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seph_II,_Holy_Roman_Emperor&gt;/&lt;isMarriedTo&gt;/&lt;Princess_Isabella_of_Parm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dmund_Wilson&gt;/&lt;isMarriedTo&gt;/&lt;Mary_McCarthy_(author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Qianlong_Emperor&gt;/&lt;isMarriedTo&gt;/&lt;Imperial_Noble_Consort_Qing_Go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liot_Goldenthal&gt;/&lt;isMarriedTo&gt;/&lt;Julie_Taymo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aloma_O'Shea&gt;/&lt;isMarriedTo&gt;/&lt;Emilio_BotÃ­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ne_How&gt;/&lt;isMarriedTo&gt;/&lt;Mark_Burn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hn_Deasy_(Fine_Gael_politician)&gt;/&lt;isMarriedTo&gt;/&lt;Maura_Derran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ichael_Simkins&gt;/&lt;isMarriedTo&gt;/&lt;Julia_Deaki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Tessa_Kennedy&gt;/&lt;isMarriedTo&gt;/&lt;Dominick_Elwe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mpress_Fu_(Ai)&gt;/&lt;isMarriedTo&gt;/&lt;Emperor_Ai_of_Ha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Fanny_Chamberlain&gt;/&lt;isMarriedTo&gt;/&lt;Joshua_Chamberlai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yron_Coureval_Fagan&gt;/&lt;isMarriedTo&gt;/&lt;Minna_Gombell&gt;</text:p>
          </table:table-cell>
          <table:table-cell table:number-columns-repeated="1022"/>
        </table:table-row>
        <table:table-row table:style-name="ro3">
          <table:table-cell office:value-type="string">
            <text:p>?s33 <text:s/>&lt;produced&gt; <text:s/>?o33 <text:s/>?s33 <text:s/>&lt;created&gt; <text:s/>?o33 <text:s text:c="2"/>=&gt; ?s33 <text:s/>&lt;directed&gt; <text:s/>?o33 <text:s/>Support: 0.0010664062005560923 Head coverage: 0.030203447554745615 Confidence: 0.4982750123213406 Improved confidence: 0.5867672663958212 Predictiveness: 0.15081320847708235 Improved Predictiveness: 0.0884922540744807 Std. Improved Predictiveness: 0.07514645331213911 Cardinality: 1011 Pred*Conf*Body: 152.47215377033027 Pred*ImprConf*Body: 152.47215377033027 Body size: 2029 Key variable: ?o33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Chennai_60002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._R._Rahman&gt;/&lt;directed&gt;/&lt;Mudhalv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imesh_Reshammiya&gt;/&lt;directed&gt;/&lt;Aap_Kaa_Surroor__The_Moviee__The_Real_Luv_S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iggy_Steinberg&gt;/&lt;directed&gt;/&lt;Another_Yo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vidio_G._Assonitis&gt;/&lt;directed&gt;/&lt;Red_Riding_Hood_(200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BC_Alba&gt;/&lt;directed&gt;/&lt;EÃ²rp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_Silvestri&gt;/&lt;directed&gt;/&lt;Witchblade_(2000_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Thulluvadho_Ilama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kesh_Roshan&gt;/&lt;directed&gt;/&lt;Krazzy_4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Gene_Roddenberry&gt;/&lt;directed&gt;/&lt;Genesis_II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._R._Rahman&gt;/&lt;directed&gt;/&lt;Tehzeeb_(200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lvin_Van_Peebles&gt;/&lt;directed&gt;/&lt;The_Sophisticated_Gent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ndrew_J._Rausch&gt;/&lt;directed&gt;/&lt;Zombieged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ny_Carpenter&gt;/&lt;directed&gt;/&lt;Son_of_the_Renega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_Mullins&gt;/&lt;directed&gt;/&lt;Canticle_of_the_Plai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ff_Wayne&gt;/&lt;directed&gt;/&lt;Jeff_Wayne's_Musical_Version_of_The_War_of_the_Worl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brey_Wisberg&gt;/&lt;directed&gt;/&lt;Captive_Wom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Kanda_Naal_Mudh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ico_Slimani&gt;/&lt;directed&gt;/&lt;Winner_Takes_All_(2004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ick_Wolf&gt;/&lt;directed&gt;/&lt;No_Man's_Land_(198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Raju_Bha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eston_A._Whitmore_II&gt;/&lt;directed&gt;/&lt;Dough_Boy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live_Barker&gt;/&lt;directed&gt;/&lt;Dread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am_Sandler&gt;/&lt;directed&gt;/&lt;Eight_Crazy_Nigh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Winslow&gt;/&lt;directed&gt;/&lt;Lenny_the_Wonder_Dog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Yoram_Gross&gt;/&lt;directed&gt;/&lt;Blinky_Bill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pede_Pasanen&gt;/&lt;directed&gt;/&lt;PÃ¤hkÃ¤hullu_Suom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nu_Malik&gt;/&lt;directed&gt;/&lt;Judwa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Kattradhu_Thamiz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Le_May&gt;/&lt;directed&gt;/&lt;The_Sundowners_(195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vi_Sri_Prasad&gt;/&lt;directed&gt;/&lt;Kanthaswam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Vela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nnywise_(band)&gt;/&lt;directed&gt;/&lt;Home_Movies_(video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Russo&gt;/&lt;directed&gt;/&lt;The_Box_(200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witchfoot&gt;/&lt;directed&gt;/&lt;Live_at_the_Ventura_Theatre_(Switchfoot_DVD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Frank_Joslyn_Baum&gt;/&lt;directed&gt;/&lt;The_Gray_Nun_of_Belgi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ISM&gt;/&lt;directed&gt;/&lt;The_White_Albu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Aravindh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_Cohen&gt;/&lt;directed&gt;/&lt;The_Last_Ride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Kaadhal_Konde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rry_Parnes&gt;/&lt;directed&gt;/&lt;I've_Gotta_Hor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F._Friedman&gt;/&lt;directed&gt;/&lt;A_Smell_of_Honey,_a_Swallow_of_Br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ikanth_Deva&gt;/&lt;directed&gt;/&lt;Aalwar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Kadhal_Samrajy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illermo_del_Toro&gt;/&lt;directed&gt;/&lt;Don't_Be_Afraid_of_the_Dark_(201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ll_Walsh_(producer)&gt;/&lt;directed&gt;/&lt;Lt._Robin_Crusoe,_U.S.N.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Vishal-Shekhar&gt;/&lt;directed&gt;/&lt;Salaam_Namas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mian_Lee&gt;/&lt;directed&gt;/&lt;Jungle_Boy_(199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Winner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lvin_Frank&gt;/&lt;directed&gt;/&lt;Mr._Blandings_Builds_His_Dream_Hou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Sadler&gt;/&lt;directed&gt;/&lt;Coyot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vin_Willmott&gt;/&lt;directed&gt;/&lt;Ninth_Street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Sandakozh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Vaazhthugal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mes_Keach&gt;/&lt;directed&gt;/&lt;The_Long_Rider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Quentin_Tarantino&gt;/&lt;directed&gt;/&lt;Past_Midnigh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et_Ganguly&gt;/&lt;directed&gt;/&lt;Amanush_(2010_film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lec_Berg&gt;/&lt;directed&gt;/&lt;EuroTrip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hankar-Ehsaan-Loy&gt;/&lt;directed&gt;/&lt;Heyy_Baby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exandre_Aja&gt;/&lt;directed&gt;/&lt;P2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uri_Jagannadh&gt;/&lt;directed&gt;/&lt;Bumper_Off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gar_Rice_Burroughs&gt;/&lt;directed&gt;/&lt;The_New_Adventures_of_Tarz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Jackson&gt;/&lt;directed&gt;/&lt;Jack_Brown_Geniu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tin_Lalit&gt;/&lt;directed&gt;/&lt;Chand_Sifaris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n_Bucatinsky&gt;/&lt;directed&gt;/&lt;All_Over_the_Gu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k_Molloy&gt;/&lt;directed&gt;/&lt;BoyTow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uglas_Adams&gt;/&lt;directed&gt;/&lt;The_Hitchhiker's_Guide_to_the_Galax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dro_MasÃ³&gt;/&lt;directed&gt;/&lt;La_gran_fami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ah_Sife&gt;/&lt;directed&gt;/&lt;The_Adventures_of_Noah_Sife_V._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Adams_(broadcaster)&gt;/&lt;directed&gt;/&lt;Clothes-L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Malli_Malli_Chudal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_Swerling&gt;/&lt;directed&gt;/&lt;Humor_Ris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Kalyana_Galat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k_Gitelson&gt;/&lt;directed&gt;/&lt;Handy_Manny's_Motorcycle_Adventu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im_Kammerud&gt;/&lt;directed&gt;/&lt;Tarzan_I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Vijay_Antony&gt;/&lt;directed&gt;/&lt;Dishyu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imesh_Reshammiya&gt;/&lt;directed&gt;/&lt;Tere_Naa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ajesh_Roshan&gt;/&lt;directed&gt;/&lt;Kya_Keh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Puthiya_Geetha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uvan_Shankar_Raja&gt;/&lt;directed&gt;/&lt;Thottal_Poo_Malar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g_Haddrick&gt;/&lt;directed&gt;/&lt;Underbelly_(TV_series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Madan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and_Raj_Anand&gt;/&lt;directed&gt;/&lt;Hote_Hote_Pyar_Ho_Gay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Kedi_(200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Gilli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Band&gt;/&lt;directed&gt;/&lt;The_Avenger_(196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di_Banomyong&gt;/&lt;directed&gt;/&lt;King_of_the_White_Elephan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k_Balling&gt;/&lt;directed&gt;/&lt;PÃ¥_tro_og_lo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n_Shankar_Raja&gt;/&lt;directed&gt;/&lt;Oru_Kalluriyin_Katha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._R._Rahman&gt;/&lt;directed&gt;/&lt;Kadhalar_Dhin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ve_Bennett&gt;/&lt;directed&gt;/&lt;The_Astronau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ni_Ratnam&gt;/&lt;directed&gt;/&lt;Indir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._David_McBrayer&gt;/&lt;directed&gt;/&lt;Beat_the_Dr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anni&gt;/&lt;directed&gt;/&lt;Yanni_One_on_On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amana_Gogula&gt;/&lt;directed&gt;/&lt;Annavaram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k_Kalowski&gt;/&lt;directed&gt;/&lt;The_Honourable_Wally_Norm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Ã©sar_A._AmigÃ³&gt;/&lt;directed&gt;/&lt;Un_aliado_en_el_tiemp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veldine/Taylor&gt;/&lt;directed&gt;/&lt;Patholog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gory_Widen&gt;/&lt;directed&gt;/&lt;The_Prophecy_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tt_Greenberg&gt;/&lt;directed&gt;/&lt;The_Prophecy_II&gt;</text:p>
          </table:table-cell>
          <table:table-cell table:number-columns-repeated="1022"/>
        </table:table-row>
        <table:table-row table:style-name="ro3">
          <table:table-cell office:value-type="string">
            <text:p>?s33 <text:s/>&lt;actedIn&gt; <text:s/>?o33 <text:s/>?s33 <text:s/>&lt;created&gt; <text:s/>?o33 <text:s text:c="2"/>=&gt; ?s33 <text:s/>&lt;directed&gt; <text:s/>?o33 <text:s/>Support: 4.0504449160587484E-4 Head coverage: 0.01147193260239596 Confidence: 0.382851445663011 Improved confidence: 0.45229681978798586 Predictiveness: 0.15353938185443672 Improved Predictiveness: 0.06944537412497491 Std. Improved Predictiveness: 0.058782774309176174 Cardinality: 384 Pred*Conf*Body: 58.9591226321037 Pred*ImprConf*Body: 58.9591226321037 Body size: 1003 Key variable: ?o33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GÃ¶sta_Ekman&gt;/&lt;directed&gt;/&lt;JÃ¶nssonligan_dyker_upp_i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Elizabeth_Ellis&gt;/&lt;directed&gt;/&lt;A_Quiet_Little_Marri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alva_Dadiani&gt;/&lt;directed&gt;/&lt;The_Exile_(192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_Schuster&gt;/&lt;directed&gt;/&lt;You_Must_Be_Joking!_(1986_film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pike_Lee&gt;/&lt;directed&gt;/&lt;Crookly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ob_Monkhouse&gt;/&lt;directed&gt;/&lt;Dentist_on_the_Jo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risten_Thomson&gt;/&lt;directed&gt;/&lt;I,_Clau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Bacall&gt;/&lt;directed&gt;/&lt;Manic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my_Chong&gt;/&lt;directed&gt;/&lt;Best_Bu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Gottschalk&gt;/&lt;directed&gt;/&lt;Die_Supernas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_Grillo&gt;/&lt;directed&gt;/&lt;Magic_(2010_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Ice_Cube&gt;/&lt;directed&gt;/&lt;Janky_Promot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tie_Wright&gt;/&lt;directed&gt;/&lt;Hairshirt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imon_Lui&gt;/&lt;directed&gt;/&lt;Last_Ghost_Standin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n_Heder&gt;/&lt;directed&gt;/&lt;Napoleon_Dynami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scar_Kightley&gt;/&lt;directed&gt;/&lt;Sione's_Wedd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mer_Hosny&gt;/&lt;directed&gt;/&lt;Noor_Eie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im_Conway&gt;/&lt;directed&gt;/&lt;The_Billion_Dollar_Hob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reenivasan_(actor)&gt;/&lt;directed&gt;/&lt;Yathrakarude_Sradhakk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tin_Mull&gt;/&lt;directed&gt;/&lt;Rented_Lip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ma_Aleandro&gt;/&lt;directed&gt;/&lt;The_Inheritors_(197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Ã©_JosÃ©&gt;/&lt;directed&gt;/&lt;PerdÃ³name_Tod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ie_Chan&gt;/&lt;directed&gt;/&lt;Half_a_Loaf_of_Kung_F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tte_Midler&gt;/&lt;directed&gt;/&lt;The_Bette_Midler_Sho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lki_Koechlin&gt;/&lt;directed&gt;/&lt;That_Girl_in_Yellow_Boo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_Waits&gt;/&lt;directed&gt;/&lt;Big_Time_(198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ry_Weeks&gt;/&lt;directed&gt;/&lt;29_Reasons_to_Ru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bel_Normand&gt;/&lt;directed&gt;/&lt;Mabel's_Married_Lif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dy_Ray_Moore&gt;/&lt;directed&gt;/&lt;Shaolin_Dolemi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a_Carvey&gt;/&lt;directed&gt;/&lt;The_Master_of_Disgui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nny_Perez&gt;/&lt;directed&gt;/&lt;La_Sog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mal_Haasan&gt;/&lt;directed&gt;/&lt;Pushpa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vian_Schilling&gt;/&lt;directed&gt;/&lt;Soultaker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ader_Khan&gt;/&lt;directed&gt;/&lt;Mr._Natwarl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il_Jackson&gt;/&lt;directed&gt;/&lt;The_Passage_(200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ll_Corbett&gt;/&lt;directed&gt;/&lt;The_Film_Cre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J._Nelson&gt;/&lt;directed&gt;/&lt;The_Film_Cre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Gillette&gt;/&lt;directed&gt;/&lt;Sherlock_Holmes_(191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ilary_Howard&gt;/&lt;directed&gt;/&lt;Kaaterskill_Fall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lambarasan_Rajendar&gt;/&lt;directed&gt;/&lt;Manmadh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yce_D._Applegate&gt;/&lt;directed&gt;/&lt;Loose_Sho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arl_Valentin&gt;/&lt;directed&gt;/&lt;Mysteries_of_a_Barbersho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eenivasan_(actor)&gt;/&lt;directed&gt;/&lt;Ayal_Kadha_Ezhuthukayan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urence_Olivier&gt;/&lt;directed&gt;/&lt;Laurence_Olivier_Presen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Ã¶sta_Ekman&gt;/&lt;directed&gt;/&lt;JÃ¶nssonligan_pÃ¥_Mallorc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der_Khan&gt;/&lt;directed&gt;/&lt;Yaarana_(198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eonora_Duse&gt;/&lt;directed&gt;/&lt;Cene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im_Conway&gt;/&lt;directed&gt;/&lt;They_Went_That-A-Way_&amp;_That-A-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._P._Davis&gt;/&lt;directed&gt;/&lt;Fighting_Tommy_Ri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Ã©_JosÃ©&gt;/&lt;directed&gt;/&lt;GavilÃ¡n_o_Palom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key_Rourke&gt;/&lt;directed&gt;/&lt;F.T.W.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phna_Kastner&gt;/&lt;directed&gt;/&lt;Julia_Has_Two_Lov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ved_Jaffrey&gt;/&lt;directed&gt;/&lt;Hum_Hain_Lajawa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_Proctor&gt;/&lt;directed&gt;/&lt;J-Men_Forever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Lionel_Barrymore&gt;/&lt;directed&gt;/&lt;The_Burglar's_Dilem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._Madhavan&gt;/&lt;directed&gt;/&lt;Ramji_Londonwa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in_Neal&gt;/&lt;directed&gt;/&lt;Future-Kil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ierre_Andre&gt;/&lt;directed&gt;/&lt;Jangan_Pandang_Belakan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Vivek_Oberoi&gt;/&lt;directed&gt;/&lt;Kyun!_Ho_Gaya_Na..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mer_Hosny&gt;/&lt;directed&gt;/&lt;Omar_&amp;_Salma_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tta_May&gt;/&lt;directed&gt;/&lt;In_Love_with_Barbar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ader_Khan&gt;/&lt;directed&gt;/&lt;Khoon_Pas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Ann_Rimes&gt;/&lt;directed&gt;/&lt;Holiday_in_Your_Hear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Miller_(actor)&gt;/&lt;directed&gt;/&lt;Christmas_Mountai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iyush_Mishra&gt;/&lt;directed&gt;/&lt;1971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nny_Mollen&gt;/&lt;directed&gt;/&lt;Kidnapping_Caitlyn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ssica_Hynes&gt;/&lt;directed&gt;/&lt;Learn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e_Snider&gt;/&lt;directed&gt;/&lt;Strangelan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amrata_Singh_Gujral&gt;/&lt;directed&gt;/&lt;Americanizing_Shel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ilip_Kumar&gt;/&lt;directed&gt;/&lt;Leader_(1964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_Neo&gt;/&lt;directed&gt;/&lt;Money_No_Enoug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Leguizamo&gt;/&lt;directed&gt;/&lt;The_Pest_(199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man_Wisdom&gt;/&lt;directed&gt;/&lt;The_Early_Bi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d_Dourif&gt;/&lt;directed&gt;/&lt;Critters_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lores_Taylor&gt;/&lt;directed&gt;/&lt;Billy_Jac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_Sullivan&gt;/&lt;directed&gt;/&lt;Mr._Broadway_(1933_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obby_Clark_(comedian)&gt;/&lt;directed&gt;/&lt;Alibi_Bye_By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Spade&gt;/&lt;directed&gt;/&lt;Lost_&amp;_Found_(1999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rman_Brood&gt;/&lt;directed&gt;/&lt;Cha_Ch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jÃ¶rn_Gustafson&gt;/&lt;directed&gt;/&lt;JÃ¶nssonligan_spelar_hÃ¶g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tthew_Carey&gt;/&lt;directed&gt;/&lt;Ojai_Bum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MacIvor&gt;/&lt;directed&gt;/&lt;Whole_New_Thin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Tom_McGrath_(animator)&gt;/&lt;directed&gt;/&lt;Merry_Madagasca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Naschy&gt;/&lt;directed&gt;/&lt;Horror_Rises_from_the_Tom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areli_Arizmendi&gt;/&lt;directed&gt;/&lt;A_Day_Without_a_Mexica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mie_Kennedy&gt;/&lt;directed&gt;/&lt;Malibu's_Most_Wante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leese&gt;/&lt;directed&gt;/&lt;Wine_for_the_Confuse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Vasco_Santana&gt;/&lt;directed&gt;/&lt;O_PÃ¡tio_das_Cantiga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Lachy_Hulme&gt;/&lt;directed&gt;/&lt;Let's_Get_Skas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hil_Vischer&gt;/&lt;directed&gt;/&lt;An_Easter_Caro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Miller_(actor)&gt;/&lt;directed&gt;/&lt;Savannah_Smi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Ã«l_Youn&gt;/&lt;directed&gt;/&lt;Les_11_commandemen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hesh_Manjrekar&gt;/&lt;directed&gt;/&lt;Me_Shivajiraje_Bhosale_Bolto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ma_Thompson&gt;/&lt;directed&gt;/&lt;Nanny_McPhe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s_Jaccard&gt;/&lt;directed&gt;/&lt;Trapped_in_a_Forest_Fir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anny_Perez&gt;/&lt;directed&gt;/&lt;Washington_Height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os_Alazraqui&gt;/&lt;directed&gt;/&lt;The_Last_White_Dishwash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y_Griffith&gt;/&lt;directed&gt;/&lt;Return_to_Mayber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nny_Perez&gt;/&lt;directed&gt;/&lt;Forged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nis_Leary&gt;/&lt;directed&gt;/&lt;Rescue_Me_(TV_series)&gt;</text:p>
          </table:table-cell>
          <table:table-cell table:number-columns-repeated="1022"/>
        </table:table-row>
        <table:table-row table:style-name="ro3">
          <table:table-cell office:value-type="string">
            <text:p>?s9 <text:s/>&lt;isMarriedTo&gt; <text:s/>?o86 <text:s/>?o86 <text:s/>&lt;livesIn&gt; <text:s/>?o9 <text:s text:c="2"/>=&gt; ?s9 <text:s/>&lt;livesIn&gt; <text:s/>?o9 <text:s/>Support: 1.909194088038108E-4 Head coverage: 0.012403207017062975 Confidence: 0.3370577281191806 Improved confidence: 0.6988416988416989 Predictiveness: 0.5176908752327747 Improved Predictiveness: 0.3617839707225182 Std. Improved Predictiveness: 0.17449171027398921 Cardinality: 181 Pred*Conf*Body: 93.70204841713222 Pred*ImprConf*Body: 93.70204841713222 Body size: 537 Key variable: ?s9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resa_Lopez-Fitzgerald_Crane&gt;/&lt;livesIn&gt;/&lt;New_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lma_Santos&gt;/&lt;livesIn&gt;/&lt;Metro_Mani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lma_Santos&gt;/&lt;livesIn&gt;/&lt;Concepcion,_Iloil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lma_Santos&gt;/&lt;livesIn&gt;/&lt;Batang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ch_KaczyDski&gt;/&lt;livesIn&gt;/&lt;Presidential_Palace,_Warsa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jorie_Rendell&gt;/&lt;livesIn&gt;/&lt;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ckenzie_Browning&gt;/&lt;livesIn&gt;/&lt;Genoa_City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se_Payne&gt;/&lt;livesIn&gt;/&lt;Leonay,_New_South_Wale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Harriet_Harman&gt;/&lt;livesIn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Harriet_Harman&gt;/&lt;lives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laudia_Zacchara&gt;/&lt;livesIn&gt;/&lt;Port_Charles,_New_York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wn_Gibbons&gt;/&lt;livesIn&gt;/&lt;Reno,_Nev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g_Foster_(TV_Character)&gt;/&lt;livesIn&gt;/&lt;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ni_Mercado&gt;/&lt;livesIn&gt;/&lt;Bacoor,_Cavi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ramer_family&gt;/&lt;livesIn&gt;/&lt;Llanview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Ã©cilia_Attias&gt;/&lt;livesIn&gt;/&lt;ÃlysÃ©e_Pala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azir_Bhutto&gt;/&lt;livesIn&gt;/&lt;Islamaba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nneth_Ives&gt;/&lt;livesIn&gt;/&lt;Henley-on-Tham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ndhil_Ramamurthy&gt;/&lt;livesIn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nelle_Timmins&gt;/&lt;livesIn&gt;/&lt;Port_Douglas,_Queens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mund_Grey&gt;/&lt;lives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s_Carr,_Countess_of_Somerset&gt;/&lt;livesIn&gt;/&lt;Dorse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s_Carr,_Countess_of_Somerset&gt;/&lt;livesIn&gt;/&lt;Sherborne_Cast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a_DiMera&gt;/&lt;livesIn&gt;/&lt;Salem_(Days_of_our_Lives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sh_Brennan&gt;/&lt;livesIn&gt;/&lt;Llanview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y_Manning&gt;/&lt;livesIn&gt;/&lt;US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m_Sullivan_Hughes&gt;/&lt;livesIn&gt;/&lt;Columbus,_Ohi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ll_McBride_(candidate)&gt;/&lt;livesIn&gt;/&lt;Tampa,_Flori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llista_Gingrich&gt;/&lt;livesIn&gt;/&lt;Carrollton,_Georg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llista_Gingrich&gt;/&lt;livesIn&gt;/&lt;McLean,_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urel_Banning&gt;/&lt;livesIn&gt;/&lt;Pine_Valley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impy_Mahajan&gt;/&lt;livesIn&gt;/&lt;In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n_Gosselin&gt;/&lt;livesIn&gt;/&lt;Berks_County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nce_Miguel,_Duke_of_Viseu&gt;/&lt;livesIn&gt;/&lt;Newport,_Rhode_Is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ow_Bay&gt;/&lt;lives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ven_Ho&gt;/&lt;livesIn&gt;/&lt;Los_Ange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ntti_ArajÃ¤rvi&gt;/&lt;livesIn&gt;/&lt;MÃ¤ntyniem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Pawlenty&gt;/&lt;livesIn&gt;/&lt;Eagan,_Minneso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esidency_of_Corazon_Aquino&gt;/&lt;livesIn&gt;/&lt;Quezon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garet_McCain&gt;/&lt;livesIn&gt;/&lt;Ontari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aci_Abbott_Connolly&gt;/&lt;livesIn&gt;/&lt;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len_Vinson&gt;/&lt;livesIn&gt;/&lt;Stockpor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le_Howard&gt;/&lt;livesIn&gt;/&lt;Genoa_City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Patrick_Williams&gt;/&lt;livesIn&gt;/&lt;Missoula,_Mont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nnie_Schultz&gt;/&lt;livesIn&gt;/&lt;Avon,_Ohi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vin_Walker_(Brothers_&amp;_Sisters)&gt;/&lt;livesIn&gt;/&lt;San_Marino,_Californ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ichelle_Obama&gt;/&lt;livesIn&gt;/&lt;Chica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indy_McCain&gt;/&lt;livesIn&gt;/&lt;Phoenix,_Arizo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_Marx&gt;/&lt;livesIn&gt;/&lt;New_York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_Cudahy&gt;/&lt;livesIn&gt;/&lt;Pine_Valley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lena_Guergis&gt;/&lt;livesIn&gt;/&lt;Alber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lanche_d'Alpuget&gt;/&lt;livesIn&gt;/&lt;Point_Piper,_New_South_Wa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R._McKernan,_Jr.&gt;/&lt;livesIn&gt;/&lt;Auburn,_Ma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enda_Barrett&gt;/&lt;livesIn&gt;/&lt;Port_Charles,_New_York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ancy_Crane&gt;/&lt;livesIn&gt;/&lt;New_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garet_Formby&gt;/&lt;livesIn&gt;/&lt;Hereford,_Tex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na_Frye&gt;/&lt;lives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ol_McCain&gt;/&lt;livesIn&gt;/&lt;Phoenix,_Arizo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sain_Haqqani&gt;/&lt;livesIn&gt;/&lt;Paki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ff_Webber&gt;/&lt;livesIn&gt;/&lt;Port_Charles,_New_York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n_Cryer&gt;/&lt;lives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icia_Nixon_Cox&gt;/&lt;livesIn&gt;/&lt;Manhat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anna_Love&gt;/&lt;livesIn&gt;/&lt;Genoa_City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dd_Purdum&gt;/&lt;livesIn&gt;/&lt;Washington,_D.C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a_White&gt;/&lt;livesIn&gt;/&lt;Houst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shore_Kumar&gt;/&lt;livesIn&gt;/&lt;Mumba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nko_uri&gt;/&lt;livesIn&gt;/&lt;Ljublj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nko_uri&gt;/&lt;livesIn&gt;/&lt;Slove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razon_Aquino&gt;/&lt;livesIn&gt;/&lt;Quezon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ve_Lambert&gt;/&lt;livesIn&gt;/&lt;Port_Charles,_New_York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Wilson_(broadcaster)&gt;/&lt;lives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Wilson_(broadcaster)&gt;/&lt;livesIn&gt;/&lt;Republic_of_Ire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s_Parizeau&gt;/&lt;livesIn&gt;/&lt;Montre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s_Parizeau&gt;/&lt;livesIn&gt;/&lt;Quebe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ostas_Karamanlis&gt;/&lt;livesIn&gt;/&lt;Raf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thy_Pippy&gt;/&lt;livesIn&gt;/&lt;Moon_Township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mille_Keaton&gt;/&lt;livesIn&gt;/&lt;US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ff_Martin_(All_My_Children)&gt;/&lt;livesIn&gt;/&lt;Pine_Valley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ehmina_Durrani&gt;/&lt;livesIn&gt;/&lt;Lah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x_Sterling&gt;/&lt;livesIn&gt;/&lt;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men_Polo,_1st_Lady_of_MeirÃ¡s&gt;/&lt;lives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des_Fernando&gt;/&lt;livesIn&gt;/&lt;Marikina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annes_von_Lahnstein&gt;/&lt;livesIn&gt;/&lt;German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Nicholas_Newman&gt;/&lt;livesIn&gt;/&lt;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ndel_Ehrlich&gt;/&lt;livesIn&gt;/&lt;Annapolis,_Mary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wai_Kibaki&gt;/&lt;livesIn&gt;/&lt;Nairob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lma_Evans&gt;/&lt;livesIn&gt;/&lt;US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e_Garroway&gt;/&lt;livesIn&gt;/&lt;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tin_Scorsese&gt;/&lt;livesIn&gt;/&lt;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uke_Lavery&gt;/&lt;lives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fried_Martens&gt;/&lt;livesIn&gt;/&lt;Loker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ttice_Knollys&gt;/&lt;lives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ttice_Knollys&gt;/&lt;livesIn&gt;/&lt;Wanstead_Pa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my_Robsart&gt;/&lt;livesIn&gt;/&lt;Essex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my_Robsart&gt;/&lt;livesIn&gt;/&lt;Wanstead_Park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nita_Thigpen_Perry&gt;/&lt;livesIn&gt;/&lt;Austin,_Tex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ginald_Gardiner&gt;/&lt;livesIn&gt;/&lt;Miam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hdi_Karroubi&gt;/&lt;livesIn&gt;/&lt;Ir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am_Chandler&gt;/&lt;livesIn&gt;/&lt;Pine_Valley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am_Chandler&gt;/&lt;lives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s60 <text:s/>&lt;dealsWith&gt; <text:s/>?o21 <text:s/>?s21 <text:s/>&lt;dealsWith&gt; <text:s/>?s60 <text:s text:c="2"/>=&gt; ?s21 <text:s/>&lt;dealsWith&gt; <text:s/>?o21 <text:s/>Support: 4.841547438726473E-4 Head coverage: 0.6661828737300436 Confidence: 0.2819410319410319 Improved confidence: 0.2819410319410319 Predictiveness: 0.0 Improved Predictiveness: 0.0 Std. Improved Predictiveness: 0.0 Cardinality: 459 Pred*Conf*Body: 0.0 Pred*ImprConf*Body: 0.0 Body size: 1628 Key variable: ?s21</text:p>
          </table:table-cell>
          <table:table-cell table:number-columns-repeated="1023"/>
        </table:table-row>
        <table:table-row table:style-name="ro3">
          <table:table-cell office:value-type="string">
            <text:p>?s21 <text:s/>&lt;dealsWith&gt; <text:s/>?o60 <text:s/>?o60 <text:s/>&lt;dealsWith&gt; <text:s/>?o21 <text:s text:c="2"/>=&gt; ?s21 <text:s/>&lt;dealsWith&gt; <text:s/>?o21 <text:s/>Support: 4.841547438726473E-4 Head coverage: 0.6661828737300436 Confidence: 0.2819410319410319 Improved confidence: 0.2819410319410319 Predictiveness: 0.0 Improved Predictiveness: 0.0 Std. Improved Predictiveness: 0.0 Cardinality: 459 Pred*Conf*Body: 0.0 Pred*ImprConf*Body: 0.0 Body size: 1628 Key variable: ?s21</text:p>
          </table:table-cell>
          <table:table-cell table:number-columns-repeated="1023"/>
        </table:table-row>
        <table:table-row table:style-name="ro3">
          <table:table-cell office:value-type="string">
            <text:p>?s86 <text:s/>&lt;isMarriedTo&gt; <text:s/>?s9 <text:s/>?s86 <text:s/>&lt;livesIn&gt; <text:s/>?o9 <text:s text:c="2"/>=&gt; ?s9 <text:s/>&lt;livesIn&gt; <text:s/>?o9 <text:s/>Support: 1.782617684411272E-4 Head coverage: 0.011580894949633385 Confidence: 0.22807017543859648 Improved confidence: 0.6842105263157895 Predictiveness: 0.6666666666666667 Improved Predictiveness: 0.45614035087719307 Std. Improved Predictiveness: 0.152046783625731 Cardinality: 169 Pred*Conf*Body: 112.66666666666669 Pred*ImprConf*Body: 112.66666666666669 Body size: 741 Key variable: ?s9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lou_Whitney&gt;/&lt;livesIn&gt;/&lt;Old_Westbury,_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rsharan_Kaur&gt;/&lt;livesIn&gt;/&lt;7_Race_Course_Roa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sa_LetÃ­cia_Lula_da_Silva&gt;/&lt;livesIn&gt;/&lt;SÃ£o_Bernardo_do_Camp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sa_LetÃ­cia_Lula_da_Silva&gt;/&lt;livesIn&gt;/&lt;SÃ£o_Paulo_(state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sa_LetÃ­cia_Lula_da_Silva&gt;/&lt;livesIn&gt;/&lt;Granja_do_Tor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sa_LetÃ­cia_Lula_da_Silva&gt;/&lt;livesIn&gt;/&lt;PalÃ¡cio_da_Alvor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istair_Petrie&gt;/&lt;livesIn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e_Holton&gt;/&lt;livesIn&gt;/&lt;Richmond,_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lene_Perly_Rae&gt;/&lt;livesIn&gt;/&lt;Toron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raig_Montgomery&gt;/&lt;livesIn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Rockefeller&gt;/&lt;livesIn&gt;/&lt;New_York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Rockefeller&gt;/&lt;livesIn&gt;/&lt;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E._Rosenberg&gt;/&lt;livesIn&gt;/&lt;Cambridge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elley_Martel&gt;/&lt;livesIn&gt;/&lt;Toron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elley_Martel&gt;/&lt;livesIn&gt;/&lt;Ontari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ll_Shaheen&gt;/&lt;livesIn&gt;/&lt;Madbury,_New_Hampshi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swald_of_Worcester&gt;/&lt;livesIn&gt;/&lt;Isle_of_E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G._Allen&gt;/&lt;livesIn&gt;/&lt;Natrona_County,_Wyom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G._Allen&gt;/&lt;livesIn&gt;/&lt;Wyom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Hall_(physician)&gt;/&lt;livesIn&gt;/&lt;Hall's_Crof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Hall_(physician)&gt;/&lt;livesIn&gt;/&lt;New_Pla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s_Walsingham&gt;/&lt;lives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ail_Huff&gt;/&lt;livesIn&gt;/&lt;Wrentham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_Athans&gt;/&lt;livesIn&gt;/&lt;Lansing,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hea_Pillai&gt;/&lt;livesIn&gt;/&lt;Mumba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hea_Pillai&gt;/&lt;livesIn&gt;/&lt;Orlando,_Flori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ke_Delfino&gt;/&lt;livesIn&gt;/&lt;Fairview_(Desperate_Housewives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Owen&gt;/&lt;livesIn&gt;/&lt;Englan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alcolm_Winters&gt;/&lt;livesIn&gt;/&lt;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ine_ChrÃ©tien&gt;/&lt;livesIn&gt;/&lt;Quebe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yle_Conelly_Manchin&gt;/&lt;livesIn&gt;/&lt;Fairmont,_West_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yle_Conelly_Manchin&gt;/&lt;livesIn&gt;/&lt;West_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ice_Claypoole_Gwynne&gt;/&lt;livesIn&gt;/&lt;The_Break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san_Tsvangirai&gt;/&lt;livesIn&gt;/&lt;Avondale,_Hara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W._Morgan&gt;/&lt;livesIn&gt;/&lt;Ohi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talie_Jacobson&gt;/&lt;livesIn&gt;/&lt;Quincy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ureen_McTeer&gt;/&lt;livesIn&gt;/&lt;Alber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Ã°rÃºn_KatrÃ­n_ÃorbergsdÃ³ttir&gt;/&lt;livesIn&gt;/&lt;Ãlftan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Sherrod&gt;/&lt;livesIn&gt;/&lt;Albany,_Georg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eanor_Searle&gt;/&lt;livesIn&gt;/&lt;Old_Westbury,_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talia_Grosvenor,_Duchess_of_Westminster&gt;/&lt;livesIn&gt;/&lt;Eaton_Hall,_Cheshi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a_Dowd_Eisenhower&gt;/&lt;livesIn&gt;/&lt;Philadelp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._Maheswaran&gt;/&lt;livesIn&gt;/&lt;Colomb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hang_Peili&gt;/&lt;livesIn&gt;/&lt;Beij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Bock_(Wisconsin_politician)&gt;/&lt;livesIn&gt;/&lt;Madison,_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nda_McAvan&gt;/&lt;livesIn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o_Noble&gt;/&lt;livesIn&gt;/&lt;Buenos_Air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na_Cooper&gt;/&lt;livesIn&gt;/&lt;Springfield_(Guiding_Light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wrence_Lewis_(17671839)&gt;/&lt;livesIn&gt;/&lt;Woodlawn_(plantation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wrence_Lewis_(17671839)&gt;/&lt;livesIn&gt;/&lt;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Hallock_Foote&gt;/&lt;livesIn&gt;/&lt;Grass_Valley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ncess_Deborah_of_Saudi_Arabia&gt;/&lt;livesIn&gt;/&lt;Saudi_Arab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ncess_Deborah_of_Saudi_Arabia&gt;/&lt;livesIn&gt;/&lt;Riyad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Dole&gt;/&lt;livesIn&gt;/&lt;Salisbury,_North_Carol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e_D._Neal&gt;/&lt;livesIn&gt;/&lt;Fond_du_Lac,_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ynne_Cheney&gt;/&lt;livesIn&gt;/&lt;McLean,_Virgin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larke_Garrison&gt;/&lt;livesIn&gt;/&lt;Spa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loma_O'Shea&gt;/&lt;livesIn&gt;/&lt;Spa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ram_Peper&gt;/&lt;livesIn&gt;/&lt;Brussel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e_Norton&gt;/&lt;livesIn&gt;/&lt;Old_Westbury,_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ll_Emerson&gt;/&lt;livesIn&gt;/&lt;Cape_Girardeau,_Missour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_Menendez&gt;/&lt;livesIn&gt;/&lt;San_Antoni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amila_Bouhired&gt;/&lt;lives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amila_Bouhired&gt;/&lt;livesIn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ddy_Kirk&gt;/&lt;livesIn&gt;/&lt;Manches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ny_Romalotti&gt;/&lt;livesIn&gt;/&lt;Wiscons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veline_Herfkens&gt;/&lt;livesIn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Peschisolido&gt;/&lt;livesIn&gt;/&lt;Birmingh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Plympton_Smith&gt;/&lt;livesIn&gt;/&lt;Arizo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dy_Agnew&gt;/&lt;livesIn&gt;/&lt;Baltim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el_Pauker&gt;/&lt;livesIn&gt;/&lt;Buchar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e_Arthur&gt;/&lt;livesIn&gt;/&lt;Ilaro_Cour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net_Huckabee&gt;/&lt;livesIn&gt;/&lt;North_Little_Rock,_Arkans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ke_Baldwin_(Coronation_Street)&gt;/&lt;lives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shop_of_Worcester&gt;/&lt;livesIn&gt;/&lt;Isle_of_El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eri_Kehn_Thompson&gt;/&lt;livesIn&gt;/&lt;McLean,_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y_Hunt_(stylist)&gt;/&lt;livesIn&gt;/&lt;South_Kensingto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rakash_Karat&gt;/&lt;livesIn&gt;/&lt;In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Dudley_Ward&gt;/&lt;lives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onnie_Mack_IV&gt;/&lt;livesIn&gt;/&lt;Palm_Springs,_Californ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onnie_Mack_IV&gt;/&lt;lives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rshey_Felder&gt;/&lt;livesIn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ricia_Paay&gt;/&lt;livesIn&gt;/&lt;Los_Ange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ncy_Huston&gt;/&lt;livesIn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eanor_McGovern&gt;/&lt;livesIn&gt;/&lt;Mitchell,_South_Dako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gor_Mann&gt;/&lt;livesIn&gt;/&lt;Bost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._Victoria_Sy-Alvarado&gt;/&lt;livesIn&gt;/&lt;Hagonoy,_Bulac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rnt_Hagtvet&gt;/&lt;livesIn&gt;/&lt;Osl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McCartney&gt;/&lt;livesIn&gt;/&lt;Roberts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eke_Alberti&gt;/&lt;livesIn&gt;/&lt;Blaricum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Rachel_Goslins&gt;/&lt;livesIn&gt;/&lt;Washington,_D.C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iane_Patrick&gt;/&lt;livesIn&gt;/&lt;Milton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th_Marcus_(journalist)&gt;/&lt;livesIn&gt;/&lt;Bethesda,_Mary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menhotep_III&gt;/&lt;livesIn&gt;/&lt;Thebes,_Egyp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len_Gamboa&gt;/&lt;livesIn&gt;/&lt;Metro_Mani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Marley&gt;/&lt;livesIn&gt;/&lt;Gh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odore_Frelinghuysen_Seward&gt;/&lt;livesIn&gt;/&lt;East_Orange,_New_Jers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chelle_Lefkowitz&gt;/&lt;livesIn&gt;/&lt;Redwood_City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z_Fox&gt;/&lt;livesIn&gt;/&lt;Las_Vegas,_Nev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k_Noriega&gt;/&lt;livesIn&gt;/&lt;Houston&gt;</text:p>
          </table:table-cell>
          <table:table-cell table:number-columns-repeated="1022"/>
        </table:table-row>
        <table:table-row table:style-name="ro3">
          <table:table-cell office:value-type="string">
            <text:p>?s26 <text:s/>&lt;created&gt; <text:s/>?o26 <text:s/>?s26 <text:s/>&lt;actedIn&gt; <text:s/>?o26 <text:s text:c="2"/>=&gt; ?s26 <text:s/>&lt;produced&gt; <text:s/>?o26 <text:s/>Support: 2.1834429625629191E-4 Head coverage: 0.010259714512291832 Confidence: 0.20638085742771686 Improved confidence: 0.3898305084745763 Predictiveness: 0.47058823529411764 Improved Predictiveness: 0.18344965104685942 Std. Improved Predictiveness: 0.09712040349539616 Cardinality: 207 Pred*Conf*Body: 97.41176470588235 Pred*ImprConf*Body: 97.41176470588235 Body size: 1003 Key variable: ?o26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GÃ¶sta_Ekman&gt;/&lt;produced&gt;/&lt;JÃ¶nssonligan_dyker_upp_i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ette_Goddard&gt;/&lt;produced&gt;/&lt;Modern_Time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s_MÃ©liÃ¨s&gt;/&lt;produced&gt;/&lt;The_Impossible_Voy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Naschy&gt;/&lt;produced&gt;/&lt;Panic_Bea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laus_Kinski&gt;/&lt;produced&gt;/&lt;Paganini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lman_Khan&gt;/&lt;produced&gt;/&lt;Veer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Ã©_JosÃ©&gt;/&lt;produced&gt;/&lt;PerdÃ³name_Tod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n_Cryer&gt;/&lt;produced&gt;/&lt;The_Pompatus_of_Lo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is_Ford_(actor)&gt;/&lt;produced&gt;/&lt;Lucille_Love,_Girl_of_Myste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ace_Cunard&gt;/&lt;produced&gt;/&lt;Lucille_Love,_Girl_of_Myste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scoe_Arbuckle&gt;/&lt;produced&gt;/&lt;The_Sheriff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rick_BraoudÃ©&gt;/&lt;produced&gt;/&lt;Amour_et_confusio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anisBaw_Tym&gt;/&lt;produced&gt;/&lt;Teddy_Bear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Brooks_(director/musician)&gt;/&lt;produced&gt;/&lt;Lil'_Pim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Ustinov&gt;/&lt;produced&gt;/&lt;Hot_Millio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is_Ford_(actor)&gt;/&lt;produced&gt;/&lt;The_Craving_(191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gurd_WallÃ©n&gt;/&lt;produced&gt;/&lt;The_Storholmen_Broth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_Schuster&gt;/&lt;produced&gt;/&lt;Oh_Schucks...._It's_Schuster!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Brooks&gt;/&lt;produced&gt;/&lt;Defending_Your_Lif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endel_Meldrum&gt;/&lt;produced&gt;/&lt;Cruel_But_Necessa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loyd_Kaufman&gt;/&lt;produced&gt;/&lt;The_Battle_of_Love's_Retur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gio_Castellitto&gt;/&lt;produced&gt;/&lt;Don't_Mov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ace_Cunard&gt;/&lt;produced&gt;/&lt;The_Broken_Co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os_Alazraqui&gt;/&lt;produced&gt;/&lt;The_Last_White_Dishwash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palding_Gray&gt;/&lt;produced&gt;/&lt;Swimming_to_Cambo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usy_Chanev&gt;/&lt;produced&gt;/&lt;Advantag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ttorio_De_Sica&gt;/&lt;produced&gt;/&lt;Lost_in_the_Dark_(194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dney_Poitier&gt;/&lt;produced&gt;/&lt;For_Love_of_Iv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ardo_Pieraccioni&gt;/&lt;produced&gt;/&lt;Gunslinger's_Reven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scar_Kightley&gt;/&lt;produced&gt;/&lt;Sione's_Wedd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ctor_DrÃ©&gt;/&lt;produced&gt;/&lt;Who's_the_Man?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gei_Bondarchuk&gt;/&lt;produced&gt;/&lt;Boris_Godunov_(198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Askey&gt;/&lt;produced&gt;/&lt;Make_Mine_a_Mill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bel_Gance&gt;/&lt;produced&gt;/&lt;End_of_the_World_(193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Sellers&gt;/&lt;produced&gt;/&lt;The_Magic_Christia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._P._Davis&gt;/&lt;produced&gt;/&lt;Fighting_Tommy_Ri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Shearer&gt;/&lt;produced&gt;/&lt;This_Is_Spinal_Ta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McKean&gt;/&lt;produced&gt;/&lt;This_Is_Spinal_Ta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Carey_(actor_born_1878)&gt;/&lt;produced&gt;/&lt;Human_Stuff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ottie_Lyell&gt;/&lt;produced&gt;/&lt;The_Sentimental_Blok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mesh_Khanna&gt;/&lt;produced&gt;/&lt;Attagas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iyush_Mishra&gt;/&lt;produced&gt;/&lt;1971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fred_Lucas&gt;/&lt;produced&gt;/&lt;A_Love_Subli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im_Blake_Nelson&gt;/&lt;produced&gt;/&lt;Leaves_of_Gras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_Schuster&gt;/&lt;produced&gt;/&lt;Schuks_Tshabalala's_Survival_Guide_to_South_Afric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el_Edgerton&gt;/&lt;produced&gt;/&lt;The_Square_(200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s_Brel&gt;/&lt;produced&gt;/&lt;Far_West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Carey_(actor_born_1878)&gt;/&lt;produced&gt;/&lt;Hell_Ben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Naschy&gt;/&lt;produced&gt;/&lt;Horror_Rises_from_the_Tom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Ã«l_Youn&gt;/&lt;produced&gt;/&lt;Les_11_commandemen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k_Zappa&gt;/&lt;produced&gt;/&lt;Video_from_Hel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._S._Ravikumar&gt;/&lt;produced&gt;/&lt;Panchathantir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my_Chong&gt;/&lt;produced&gt;/&lt;Best_Bu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w_Stevens&gt;/&lt;produced&gt;/&lt;The_Terror_Within_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Jackson&gt;/&lt;produced&gt;/&lt;Michael_Jackson's_Thrill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Naschy&gt;/&lt;produced&gt;/&lt;Vengeance_of_the_Zombi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ather_Juergensen&gt;/&lt;produced&gt;/&lt;Kissing_Jessica_Ste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o_Almada_(actor)&gt;/&lt;produced&gt;/&lt;Puerto_Maldi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vi_Babu&gt;/&lt;produced&gt;/&lt;Amaravathi_(2009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melo_Bene&gt;/&lt;produced&gt;/&lt;One_Hamlet_Le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do_Fabrizi&gt;/&lt;produced&gt;/&lt;The_Last_Wagon_(194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fred_Lucas&gt;/&lt;produced&gt;/&lt;A_Sailor's_Hear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Carey_(actor_born_1878)&gt;/&lt;produced&gt;/&lt;The_Kickback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yao_Miyazaki&gt;/&lt;produced&gt;/&lt;KksM_no_Sora_Tobu_Kikaitac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Hewlett&gt;/&lt;produced&gt;/&lt;Nothing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ey_Boy&gt;/&lt;produced&gt;/&lt;The_Possib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yce_D._Applegate&gt;/&lt;produced&gt;/&lt;Loose_Sho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assavetes&gt;/&lt;produced&gt;/&lt;Husband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Downey,_Jr.&gt;/&lt;produced&gt;/&lt;The_Last_Part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ed_Healy&gt;/&lt;produced&gt;/&lt;Nertsery_Rhym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ny_Anthony_(actor)&gt;/&lt;produced&gt;/&lt;Comin'_at_Ya!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_Neo&gt;/&lt;produced&gt;/&lt;Money_No_Enoug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rjami_Kuosmanen&gt;/&lt;produced&gt;/&lt;The_White_Reinde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by_Clark_(comedian)&gt;/&lt;produced&gt;/&lt;Alibi_Bye_By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scoe_Arbuckle&gt;/&lt;produced&gt;/&lt;The_Pullman_Por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s_Callahan&gt;/&lt;produced&gt;/&lt;Zig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s_Jaccard&gt;/&lt;produced&gt;/&lt;Trapped_in_a_Forest_Fi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._Ramlee&gt;/&lt;produced&gt;/&lt;Ibu_Mertuak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offer_Boe&gt;/&lt;produced&gt;/&lt;Offscre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Claude_Van_Damme&gt;/&lt;produced&gt;/&lt;The_Order_(200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pike_Lee&gt;/&lt;produced&gt;/&lt;Crookly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rnard_Campan&gt;/&lt;produced&gt;/&lt;Les_Trois_FrÃ¨r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uri_Bilge_Ceylan&gt;/&lt;produced&gt;/&lt;Climate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thun_Chakraborty&gt;/&lt;produced&gt;/&lt;Satyameba_Jaya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im_Conway&gt;/&lt;produced&gt;/&lt;The_Billion_Dollar_Hob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eenivasan_(actor)&gt;/&lt;produced&gt;/&lt;Yathrakarude_Sradhakk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ma_Thompson&gt;/&lt;produced&gt;/&lt;Wit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nchita_Montes&gt;/&lt;produced&gt;/&lt;Nad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ra_Loden&gt;/&lt;produced&gt;/&lt;Wand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ex_Chandon&gt;/&lt;produced&gt;/&lt;Bad_Karma_(199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eenivasan_(actor)&gt;/&lt;produced&gt;/&lt;Ayal_Kadha_Ezhuthukayan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eenivasan_(actor)&gt;/&lt;produced&gt;/&lt;Ponmuttayidunna_Tharav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mrata_Singh_Gujral&gt;/&lt;produced&gt;/&lt;Americanizing_Shel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man_Wisdom&gt;/&lt;produced&gt;/&lt;The_Early_Bi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lores_Taylor&gt;/&lt;produced&gt;/&lt;Billy_Jac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_Sullivan&gt;/&lt;produced&gt;/&lt;Mr._Broadway_(193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scoe_Arbuckle&gt;/&lt;produced&gt;/&lt;Camping_Out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toria_Hill&gt;/&lt;produced&gt;/&lt;Macbeth_(200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Ã«l-NoÃ«l&gt;/&lt;produced&gt;/&lt;A_Cage_of_Nightinga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._Prabhakar_Reddy&gt;/&lt;produced&gt;/&lt;Karthika_Deepam_(film)&gt;</text:p>
          </table:table-cell>
          <table:table-cell table:number-columns-repeated="1022"/>
        </table:table-row>
        <table:table-row table:style-name="ro3">
          <table:table-cell office:value-type="string">
            <text:p>?s8 <text:s/>&lt;directed&gt; <text:s/>?o8 <text:s text:c="2"/>=&gt; ?s8 <text:s/>&lt;created&gt; <text:s/>?o8 <text:s/>Support: 0.006621000713047074 Head coverage: 0.03136022542191669 Confidence: 0.1875242732948944 Improved confidence: 0.32464442720455133 Predictiveness: 0.4223702685746721 Improved Predictiveness: 0.13712015390965693 Std. Improved Predictiveness: 0.07920467767583476 Cardinality: 6277 Pred*Conf*Body: 2651.2181758432166 Pred*ImprConf*Body: 2651.2181758432166 Body size: 33473 Key variable: ?o8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McKimson&gt;/&lt;created&gt;/&lt;Strangled_Egg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uro_Ripstein&gt;/&lt;created&gt;/&lt;La_TÃ­a_Alejandr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chitaro_Negishi&gt;/&lt;created&gt;/&lt;Crazy_Frui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Urban&gt;/&lt;created&gt;/&lt;The_Coronation_of_Edward_V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d_Durst&gt;/&lt;created&gt;/&lt;The_Education_of_Charlie_Bank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Stockwell_(actor)&gt;/&lt;created&gt;/&lt;Turist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an_E._Christiansen&gt;/&lt;created&gt;/&lt;At_Nigh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l_Roach&gt;/&lt;created&gt;/&lt;Peculiar_Patients'_Prank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rold_T._Hevener&gt;/&lt;created&gt;/&lt;The_Smuggler's_Daugh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rtha_Sen&gt;/&lt;created&gt;/&lt;Ek_Mutho_Chab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_Argott&gt;/&lt;created&gt;/&lt;The_Art_of_the_Steal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sit_Sen_(director)&gt;/&lt;created&gt;/&lt;Maa_Aur_Mam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ndaram_Balachander&gt;/&lt;created&gt;/&lt;Edi_Nij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z_Freleng&gt;/&lt;created&gt;/&lt;Cirrhosis_of_the_Louv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eck_Eisner&gt;/&lt;created&gt;/&lt;The_Crazies_(201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_Ricketts&gt;/&lt;created&gt;/&lt;A_Slice_of_Life_(1914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rt_Gillett&gt;/&lt;created&gt;/&lt;The_Big_Bad_Wolf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tthew_Bright&gt;/&lt;created&gt;/&lt;Tiptoe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Ferzan_Ãzpetek&gt;/&lt;created&gt;/&lt;Saturn_in_Opposit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ique_Campos&gt;/&lt;created&gt;/&lt;A_CanÃ§Ã£o_da_Sauda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Barakat&gt;/&lt;created&gt;/&lt;Irham_Dmoo`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elix_E._Feist&gt;/&lt;created&gt;/&lt;Guilty_of_Treaso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aspar_NoÃ©&gt;/&lt;created&gt;/&lt;IrrÃ©versib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Kennedy_Dickson&gt;/&lt;created&gt;/&lt;Dickson_Greet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ny_Scott&gt;/&lt;created&gt;/&lt;Agent_Orang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vikant_Nagaich&gt;/&lt;created&gt;/&lt;Farz_(196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ntgomery_Tully&gt;/&lt;created&gt;/&lt;Small_Town_S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saki_Kobayashi&gt;/&lt;created&gt;/&lt;The_Foss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ke_Nichols&gt;/&lt;created&gt;/&lt;Teach_Me!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acques_Tourneur&gt;/&lt;created&gt;/&lt;Timbuktu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es_White&gt;/&lt;created&gt;/&lt;Stone_Age_Romeo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ny_Giglio&gt;/&lt;created&gt;/&lt;In_Enemy_Hand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ce_Baillie&gt;/&lt;created&gt;/&lt;Castro_Street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ran_(director)&gt;/&lt;created&gt;/&lt;Vattaram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Felix_Chong&gt;/&lt;created&gt;/&lt;Overheard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rah_Price_(filmmaker)&gt;/&lt;created&gt;/&lt;The_Yes_Men_(film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Kyle_Schickner&gt;/&lt;created&gt;/&lt;Steam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z_Freleng&gt;/&lt;created&gt;/&lt;The_Cat_Came_Back_(193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mbert_Hillyer&gt;/&lt;created&gt;/&lt;Convict's_Co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el_Schumacher&gt;/&lt;created&gt;/&lt;Veronica_Gueri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bbas_Akbar&gt;/&lt;created&gt;/&lt;Certain_Chapter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las_Lindberg&gt;/&lt;created&gt;/&lt;Don't_Cry_Wolf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ilip_Ren</text:p>
          </table:table-cell>
          <table:table-cell table:number-columns-repeated="1022"/>
        </table:table-row>
        <table:table-row table:style-name="ro3">
          <table:table-cell office:value-type="string">
            <text:p>&gt;/&lt;created&gt;/&lt;RomÃ¡n_pro_~eny_(film)&gt;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Chuck_Jones&gt;/&lt;created&gt;/&lt;Hare-Way_to_the_Sta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_Kaufman&gt;/&lt;created&gt;/&lt;Fearless_Frank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_Yarbrough&gt;/&lt;created&gt;/&lt;So's_Your_Aunt_Em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Rudolph&gt;/&lt;created&gt;/&lt;Return_Engagement_(198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Herman-Wurmfeld&gt;/&lt;created&gt;/&lt;Fanci's_Persuas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nÃ©_ViÃ©net&gt;/&lt;created&gt;/&lt;One_More_Effort,_Chinamen,_if_you_want_to_be_revolutionaries!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ordon_Parks,_Jr.&gt;/&lt;created&gt;/&lt;Three_the_Hard_Wa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Barbera&gt;/&lt;created&gt;/&lt;The_Million_Dollar_Cat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itchell_Lichtenstein&gt;/&lt;created&gt;/&lt;Teeth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id_Gaidai&gt;/&lt;created&gt;/&lt;Bootlegger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._W._Griffith&gt;/&lt;created&gt;/&lt;The_Stolen_Loaf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alerio_Zurlini&gt;/&lt;created&gt;/&lt;Family_Dia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rin_Nugroho&gt;/&lt;created&gt;/&lt;Aku_Ingin_Menciummu_Sekali_Saj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_Rock&gt;/&lt;created&gt;/&lt;Alien_Raider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oran_Paskaljevi&gt;/&lt;created&gt;/&lt;Cabaret_Balk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_Hill&gt;/&lt;created&gt;/&lt;The_Incredible_Invas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Claude_Brisseau&gt;/&lt;created&gt;/&lt;Ã_l'aventu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_Arnold_(director)&gt;/&lt;created&gt;/&lt;Outside_the_Law_(195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Koster&gt;/&lt;created&gt;/&lt;My_Blue_Heaven_(1950_film)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Harry_Booth&gt;/&lt;created&gt;/&lt;Mutiny_on_the_Bus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uttanna_Kanagal&gt;/&lt;created&gt;/&lt;Dharani_Mandala_Madhyadol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dward_Bernds&gt;/&lt;created&gt;/&lt;Monkey_Businessme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Don_Levy&gt;/&lt;created&gt;/&lt;Herostratu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nis_Mitchell_(filmmaker)&gt;/&lt;created&gt;/&lt;Morning_in_the_Stree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yton_Reed&gt;/&lt;created&gt;/&lt;The_Break-U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ie_Chaplin&gt;/&lt;created&gt;/&lt;The_Property_M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uttanna_Kanagal&gt;/&lt;created&gt;/&lt;Amrutha_Ghali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parna_Sen&gt;/&lt;created&gt;/&lt;Paro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nayan&gt;/&lt;created&gt;/&lt;Yakshiyum_Njan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rk_Gwang-choon&gt;/&lt;created&gt;/&lt;She's_on_Du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_Patterson_(animator)&gt;/&lt;created&gt;/&lt;What's_Sweepin'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ie_Chaplin&gt;/&lt;created&gt;/&lt;Limelight_(film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rane_Wilbur&gt;/&lt;created&gt;/&lt;Canon_Cit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._Om_Prakash&gt;/&lt;created&gt;/&lt;Aas_Pa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ving_Pichel&gt;/&lt;created&gt;/&lt;Santa_Fe_(195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scoe_Arbuckle&gt;/&lt;created&gt;/&lt;Bright_Lights_(191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Garson&gt;/&lt;created&gt;/&lt;The_Beast_of_Borne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Parrott&gt;/&lt;created&gt;/&lt;The_Chim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ch_Kowalski&gt;/&lt;created&gt;/&lt;Story_of_a_Junki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ce_Robinson&gt;/&lt;created&gt;/&lt;The_Rum_Diary_(film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ssi_Dayan&gt;/&lt;created&gt;/&lt;Giv'at_Halfon_Eina_On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bi_Malayil&gt;/&lt;created&gt;/&lt;Bharath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nnis_Dugan&gt;/&lt;created&gt;/&lt;Grown_Ups_(201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tish_Kaushik&gt;/&lt;created&gt;/&lt;Vaada_(film)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ndrei_Tarkovsky&gt;/&lt;created&gt;/&lt;The_Sacrifi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vid_E._Gillstrom&gt;/&lt;created&gt;/&lt;The_Pest_(191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i_Verneuil&gt;/&lt;created&gt;/&lt;588_rue_parad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gust_Blom&gt;/&lt;created&gt;/&lt;Vildledt_Elskov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nn_Jillette&gt;/&lt;created&gt;/&lt;The_Aristocrat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Ford&gt;/&lt;created&gt;/&lt;By_Indian_Post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Katsuhito_Ishii&gt;/&lt;created&gt;/&lt;Funky_For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nÃ©_Clair&gt;/&lt;created&gt;/&lt;Paris_Qui_Dor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Eichberg&gt;/&lt;created&gt;/&lt;In_the_Ecstasy_of_Billio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gusto_Genina&gt;/&lt;created&gt;/&lt;La_fuga_degli_amant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Marshall_(director)&gt;/&lt;created&gt;/&lt;Towed_in_a_Hol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ordon_Parks&gt;/&lt;created&gt;/&lt;The_Learning_Tre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Andrews_(filmmaker)&gt;/&lt;created&gt;/&lt;One_Man_Band_(film)&gt;</text:p>
          </table:table-cell>
          <table:table-cell table:number-columns-repeated="1022"/>
        </table:table-row>
        <table:table-row table:style-name="ro3">
          <table:table-cell office:value-type="string">
            <text:p>?s9 <text:s/>&lt;livesIn&gt; <text:s/>?o86 <text:s/>?o86 <text:s/>&lt;hasCapital&gt; <text:s/>?o9 <text:s text:c="2"/>=&gt; ?s9 <text:s/>&lt;livesIn&gt; <text:s/>?o9 <text:s/>Support: 6.930058098569264E-4 Head coverage: 0.045021585691770026 Confidence: 0.18533145275035262 Improved confidence: 0.18533145275035262 Predictiveness: 0.0 Improved Predictiveness: 0.0 Std. Improved Predictiveness: 0.0 Cardinality: 657 Pred*Conf*Body: 0.0 Pred*ImprConf*Body: 0.0 Body size: 3545 Key variable: ?s9</text:p>
          </table:table-cell>
          <table:table-cell table:number-columns-repeated="1023"/>
        </table:table-row>
        <table:table-row table:style-name="ro3">
          <table:table-cell office:value-type="string">
            <text:p>?s9 <text:s/>&lt;livesIn&gt; <text:s/>?o86 <text:s/>?o86 <text:s/>&lt;isLocatedIn&gt; <text:s/>?o9 <text:s text:c="2"/>=&gt; ?s9 <text:s/>&lt;livesIn&gt; <text:s/>?o9 <text:s/>Support: 9.89405555016434E-4 Head coverage: 0.06427739327074625 Confidence: 0.17802239514139306 Improved confidence: 0.17802239514139306 Predictiveness: 0.0 Improved Predictiveness: 0.0 Std. Improved Predictiveness: 0.0 Cardinality: 938 Pred*Conf*Body: 0.0 Pred*ImprConf*Body: 0.0 Body size: 5269 Key variable: ?s9</text:p>
          </table:table-cell>
          <table:table-cell table:number-columns-repeated="1023"/>
        </table:table-row>
        <table:table-row table:style-name="ro3">
          <table:table-cell office:value-type="string">
            <text:p>?s34 <text:s/>&lt;hasChild&gt; <text:s/>?o94 <text:s/>?o34 <text:s/>&lt;hasChild&gt; <text:s/>?o94 <text:s text:c="2"/>=&gt; ?s34 <text:s/>&lt;isMarriedTo&gt; <text:s/>?o34 <text:s/>Support: 0.0019819755201235384 Head coverage: 0.15667472692403903 Confidence: 0.17321165191740412 Improved confidence: 0.409814612868048 Predictiveness: 0.5773414454277286 Improved Predictiveness: 0.23660296095064384 Std. Improved Predictiveness: 0.10000226548291868 Cardinality: 1879 Pred*Conf*Body: 1084.8245759587019 Pred*ImprConf*Body: 1084.8245759587019 Body size: 10848 Key variable: ?o34</text:p>
          </table:table-cell>
          <table:table-cell table:number-columns-repeated="1023"/>
        </table:table-row>
        <table:table-row table:style-name="ro3">
          <table:table-cell office:value-type="string">
            <text:p>N</text:p>
          </table:table-cell>
          <table:table-cell office:value-type="string">
            <text:p>&lt;Antiochus_III_the_Great&gt;/&lt;isMarriedTo&gt;/&lt;Antiochus_III_the_Great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hahaji&gt;/&lt;isMarriedTo&gt;/&lt;Jijaba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ijabai&gt;/&lt;isMarriedTo&gt;/&lt;Jijaba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hanaga_of_Ruhuna&gt;/&lt;isMarriedTo&gt;/&lt;Mahanaga_of_Ruhu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shakhet_I&gt;/&lt;isMarriedTo&gt;/&lt;Ashakhet_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_Windsor&gt;/&lt;isMarriedTo&gt;/&lt;Viv_Hop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fanta_Beatrice,_Duchess_of_Viseu&gt;/&lt;isMarriedTo&gt;/&lt;Infanta_Beatrice,_Duchess_of_Vise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peror_YMmei&gt;/&lt;isMarriedTo&gt;/&lt;Emperor_YMme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a_Ludwika_KrasiDska&gt;/&lt;isMarriedTo&gt;/&lt;Adam_Ludwik_Czartorysk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argis&gt;/&lt;isMarriedTo&gt;/&lt;Nargi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eter_Jefferson&gt;/&lt;isMarriedTo&gt;/&lt;Peter_Jeffers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Marie_Le_Pen&gt;/&lt;isMarriedTo&gt;/&lt;Jean-Marie_Le_P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tor_Cavendish,_9th_Duke_of_Devonshire&gt;/&lt;isMarriedTo&gt;/&lt;Evelyn_Cavendish,_Duchess_of_Devonshi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leyman_Shah&gt;/&lt;isMarriedTo&gt;/&lt;Suleyman_Sha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Ingeborg_of_Denmark,_Queen_of_Norway&gt;/&lt;isMarriedTo&gt;/&lt;Ingeborg_of_Denmark,_Queen_of_Nor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Isaac_Thornycroft&gt;/&lt;isMarriedTo&gt;/&lt;John_Isaac_Thornycrof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Astor,_3rd_Viscount_Astor&gt;/&lt;isMarriedTo&gt;/&lt;William_Astor,_3rd_Viscount_Ast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hmarishi_Hussain_Sha&gt;/&lt;isMarriedTo&gt;/&lt;Brahmarishi_Hussain_Sh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hammed_Wali_Zazi&gt;/&lt;isMarriedTo&gt;/&lt;Mohammed_Wali_Zaz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yn_Scully&gt;/&lt;isMarriedTo&gt;/&lt;Joe_Scul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Woodville,_1st_Earl_Rivers&gt;/&lt;isMarriedTo&gt;/&lt;Richard_Woodville,_1st_Earl_Riv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imee_Semple_McPherson&gt;/&lt;isMarriedTo&gt;/&lt;Aimee_Semple_McPhers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peror_Xianwen_of_Northern_Wei&gt;/&lt;isMarriedTo&gt;/&lt;Emperor_Xianwen_of_Northern_We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rius_Ogden_Mills&gt;/&lt;isMarriedTo&gt;/&lt;Darius_Ogden_Mill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th_Raines-Spaulding&gt;/&lt;isMarriedTo&gt;/&lt;Alan_Spauld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tonio_Bagioli&gt;/&lt;isMarriedTo&gt;/&lt;Antonio_Bagiol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gnes_of_Brandenburg&gt;/&lt;isMarriedTo&gt;/&lt;Agnes_of_Brandenbur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Wheelock_Whitney,_Jr.&gt;/&lt;isMarriedTo&gt;/&lt;Wheelock_Whitney,_Jr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ncess_Henriette_of_Belgium&gt;/&lt;isMarriedTo&gt;/&lt;Princess_Henriette_of_Belgi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uhammad_Ali_of_Egypt&gt;/&lt;isMarriedTo&gt;/&lt;Muhammad_Ali_of_Egyp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eodÃ³sio_II,_Duke_of_Braganza&gt;/&lt;isMarriedTo&gt;/&lt;Ana_de_Velasco_y_GirÃ³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hlul_Khan_Lodi&gt;/&lt;isMarriedTo&gt;/&lt;Bahlul_Khan_Lo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rangzeb&gt;/&lt;isMarriedTo&gt;/&lt;Aurangze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Mason_I&gt;/&lt;isMarriedTo&gt;/&lt;George_Mason_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William_I,_Elector_of_Hesse&gt;/&lt;isMarriedTo&gt;/&lt;William_I,_Elector_of_Hes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awn_Brady&gt;/&lt;isMarriedTo&gt;/&lt;Shawn_Brad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uncimir_of_Croatia&gt;/&lt;isMarriedTo&gt;/&lt;Muncimir_of_Croat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Somerset,_2nd_Marquess_of_Worcester&gt;/&lt;isMarriedTo&gt;/&lt;Edward_Somerset,_2nd_Marquess_of_Worces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konmaing&gt;/&lt;isMarriedTo&gt;/&lt;Hkonma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IV_of_Georgia&gt;/&lt;isMarriedTo&gt;/&lt;George_IV_of_Georg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ncess_Helena_Sverkersdotter_of_Sweden&gt;/&lt;isMarriedTo&gt;/&lt;Princess_Helena_Sverkersdotter_of_Swed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loria_Fisher&gt;/&lt;isMarriedTo&gt;/&lt;Gloria_Fishe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laudia_Cockburn&gt;/&lt;isMarriedTo&gt;/&lt;Michael_Fland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ichang_Emperor&gt;/&lt;isMarriedTo&gt;/&lt;Taichang_Emper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reaimir_I_of_Croatia&gt;/&lt;isMarriedTo&gt;/&lt;Kreaimir_I_of_Croat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shakhet_II&gt;/&lt;isMarriedTo&gt;/&lt;Ashakhet_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rgon_II&gt;/&lt;isMarriedTo&gt;/&lt;Sargon_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of_Courtenay&gt;/&lt;isMarriedTo&gt;/&lt;Peter_of_Courten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ncess_Maria_da_Gloria,_Duchess_of_Segorbe&gt;/&lt;isMarriedTo&gt;/&lt;Princess_Maria_da_Gloria,_Duchess_of_Segorb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Ã©la_IV_of_Hungary&gt;/&lt;isMarriedTo&gt;/&lt;BÃ©la_IV_of_Hungar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lexandra_Zhukovskaya&gt;/&lt;isMarriedTo&gt;/&lt;Alexandra_Zhukovskay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voslav_of_Serbia&gt;/&lt;isMarriedTo&gt;/&lt;Prvoslav_of_Serb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l_Gore&gt;/&lt;isMarriedTo&gt;/&lt;Vice_Presidency_of_Al_G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yashi_Razan&gt;/&lt;isMarriedTo&gt;/&lt;Hayashi_Raz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uncan_I_of_Scotland&gt;/&lt;isMarriedTo&gt;/&lt;Duncan_I_of_Scot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y_Calil&gt;/&lt;isMarriedTo&gt;/&lt;Ely_Cal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mond_Keosayan&gt;/&lt;isMarriedTo&gt;/&lt;Edmond_Keosaya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atilda_Heron&gt;/&lt;isMarriedTo&gt;/&lt;Matilda_Her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offin_Jones,_Sr.&gt;/&lt;isMarriedTo&gt;/&lt;John_Coffin_Jones,_Sr.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Tracy_Quartermaine&gt;/&lt;isMarriedTo&gt;/&lt;Lulu_Spenc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le_Melekot&gt;/&lt;isMarriedTo&gt;/&lt;Haile_Meleko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man_Stone&gt;/&lt;isMarriedTo&gt;/&lt;Norman_Sto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ang_Zhao&gt;/&lt;isMarriedTo&gt;/&lt;Empress_Dowager_Liu_(Yang_Tong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ano_Ospina_RodrÃ­guez&gt;/&lt;isMarriedTo&gt;/&lt;Mariano_Ospina_RodrÃ­guez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nnya_Dhammaraza&gt;/&lt;isMarriedTo&gt;/&lt;Binnya_Dhammaraz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argrÃ©t_SkÃºladÃ³ttir&gt;/&lt;isMarriedTo&gt;/&lt;MargrÃ©t_SkÃºladÃ³tti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i-Antoine-Marie_de_Noailles&gt;/&lt;isMarriedTo&gt;/&lt;Henri-Antoine-Marie_de_Noail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acy_Quartermaine&gt;/&lt;isMarriedTo&gt;/&lt;Laura_Spencer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&gt;/&lt;isMarriedTo&gt;/&lt;Bathsheb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nna_Dandolo&gt;/&lt;isMarriedTo&gt;/&lt;Anna_Dandol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Â§n_Anh_TÃ´ng&gt;/&lt;isMarriedTo&gt;/&lt;TrÂ§n_Anh_TÃ´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yla_Harding&gt;/&lt;isMarriedTo&gt;/&lt;Val_Polla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yman_Meyer_Crestohl&gt;/&lt;isMarriedTo&gt;/&lt;Hyman_Meyer_Crestoh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zion_Netanyahu&gt;/&lt;isMarriedTo&gt;/&lt;Benzion_Netanyah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uel_Clesson_Allen&gt;/&lt;isMarriedTo&gt;/&lt;Samuel_Clesson_All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gnes_of_Poitou&gt;/&lt;isMarriedTo&gt;/&lt;Agnes_of_Poito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III,_Holy_Roman_Emperor&gt;/&lt;isMarriedTo&gt;/&lt;Gunhilda_of_Denmark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Emetullah_Rabia_GÃ¼lnÃ»__Sultan&gt;/&lt;isMarriedTo&gt;/&lt;Emetullah_Rabia_GÃ¼lnÃ»__Sul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_Bauer&gt;/&lt;isMarriedTo&gt;/&lt;Ed_Bau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ndgravine_Marie_Louise_Charlotte_of_Hesse-Kassel&gt;/&lt;isMarriedTo&gt;/&lt;Landgravine_Marie_Louise_Charlotte_of_Hesse-Kassel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rince_Karl_Franz_of_Prussia&gt;/&lt;isMarriedTo&gt;/&lt;Prince_Karl_Franz_of_Prus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v_Alahan&gt;/&lt;isMarriedTo&gt;/&lt;Dev_Alah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eresa_GutiÃ©rrez_(actress)&gt;/&lt;isMarriedTo&gt;/&lt;Teresa_GutiÃ©rrez_(actress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one_Horn&gt;/&lt;isMarriedTo&gt;/&lt;Lone_Hor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Claudia_Cockburn&gt;/&lt;isMarriedTo&gt;/&lt;Claudia_Cockbur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oger_O._Hirson&gt;/&lt;isMarriedTo&gt;/&lt;Roger_O._Hirs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kip_Caray&gt;/&lt;isMarriedTo&gt;/&lt;Skip_Car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ota_de_Godoy,_2nd_Duchess_of_Sueca&gt;/&lt;isMarriedTo&gt;/&lt;Carlota_de_Godoy,_2nd_Duchess_of_Suec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hurch_Hamilton&gt;/&lt;isMarriedTo&gt;/&lt;John_Church_Hamilt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._E._"Cap"_Barham&gt;/&lt;isMarriedTo&gt;/&lt;C._E._"Cap"_Barh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quis_Li_of_Jin&gt;/&lt;isMarriedTo&gt;/&lt;Marquis_Li_of_J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garet_Beaufort,_Countess_of_Somerset&gt;/&lt;isMarriedTo&gt;/&lt;Margaret_Beaufort,_Countess_of_Somerse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rgravine_Louise_Isabelle_of_Kirchberg&gt;/&lt;isMarriedTo&gt;/&lt;Burgravine_Louise_Isabelle_of_Kirchber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il_Curtis&gt;/&lt;isMarriedTo&gt;/&lt;Maggie_Hort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ngdon_Gould,_Sr.&gt;/&lt;isMarriedTo&gt;/&lt;Kingdon_Gould,_Sr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Gurney_(judge)&gt;/&lt;isMarriedTo&gt;/&lt;John_Gurney_(judge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Â§n_ThuÂ­n_TÃ´ng&gt;/&lt;isMarriedTo&gt;/&lt;TrÂ§n_ThuÂ­n_TÃ´n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ean_ChrÃ©tien&gt;/&lt;isMarriedTo&gt;/&lt;Jean_ChrÃ©ti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Andreasen&gt;/&lt;isMarriedTo&gt;/&lt;George_Andreas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atala_Tissa_of_Ruhuna&gt;/&lt;isMarriedTo&gt;/&lt;Yatala_Tissa_of_Ruhuna&gt;</text:p>
          </table:table-cell>
          <table:table-cell table:number-columns-repeated="1022"/>
        </table:table-row>
        <table:table-row table:style-name="ro3">
          <table:table-cell office:value-type="string">
            <text:p>?s26 <text:s/>&lt;directed&gt; <text:s/>?o26 <text:s/>?s26 <text:s/>&lt;created&gt; <text:s/>?o26 <text:s text:c="2"/>=&gt; ?s26 <text:s/>&lt;produced&gt; <text:s/>?o26 <text:s/>Support: 0.0010664062005560923 Head coverage: 0.05010904044409199 Confidence: 0.16106420264457544 Improved confidence: 0.3747220163083766 Predictiveness: 0.5701768360681854 Improved Predictiveness: 0.21365781366380113 Std. Improved Predictiveness: 0.09183507746772908 Cardinality: 1011 Pred*Conf*Body: 576.4487812649354 Pred*ImprConf*Body: 576.4487812649354 Body size: 6277 Key variable: ?o26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T._Krishna&gt;/&lt;produced&gt;/&lt;Pratighat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Rickman&gt;/&lt;produced&gt;/&lt;The_Winter_Gu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o_Jin-ho&gt;/&lt;produced&gt;/&lt;Happiness_(200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Hillcoat&gt;/&lt;produced&gt;/&lt;Ghosts&amp;_of_the_Civil_Dea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kanori_Jinnai&gt;/&lt;produced&gt;/&lt;Rockers_(200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ng_Vidor&gt;/&lt;produced&gt;/&lt;Three_Wise_Fools_(192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Barakat&gt;/&lt;produced&gt;/&lt;Dayman_Ma`a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Gilling&gt;/&lt;produced&gt;/&lt;The_Quiet_Wom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poldo_Torres_RÃ­os&gt;/&lt;produced&gt;/&lt;Lo_que_le_pasÃ³_a_Reynos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am_Bhala_Lough&gt;/&lt;produced&gt;/&lt;Bomb_the_Syst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riaan_Ditvoorst&gt;/&lt;produced&gt;/&lt;Paranoia_(196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_Taylor_(director)&gt;/&lt;produced&gt;/&lt;Coquett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nis_HÃ©roux&gt;/&lt;produced&gt;/&lt;ValÃ©ri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_Pierre_Lefebvre&gt;/&lt;produced&gt;/&lt;Le_jour_S..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g_Mundhra&gt;/&lt;produced&gt;/&lt;Shoot_on_Sigh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loa_Forman&gt;/&lt;produced&gt;/&lt;Valmont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l_Needham&gt;/&lt;produced&gt;/&lt;Cannonball_Run_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einosuke_Kinugasa&gt;/&lt;produced&gt;/&lt;A_Page_of_Madne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el_Langley&gt;/&lt;produced&gt;/&lt;The_Pickwick_Paper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shall_Neilan&gt;/&lt;produced&gt;/&lt;The_Great_Love_(192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Ã©_A._Ferreyra&gt;/&lt;produced&gt;/&lt;CorazÃ³n_de_criol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ricio_GuzmÃ¡n&gt;/&lt;produced&gt;/&lt;Salvador_Allend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antha_Morton&gt;/&lt;produced&gt;/&lt;The_Unlove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rah_Jacobson&gt;/&lt;produced&gt;/&lt;I_Was_A_Teenage_Serial_Kill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takar_VÃ¡vra&gt;/&lt;produced&gt;/&lt;The_Adventurous_Bachel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rzy_Skolimowski&gt;/&lt;produced&gt;/&lt;The_Departur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Ã¯la_Marrakchi&gt;/&lt;produced&gt;/&lt;Maroc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sai_Ming-liang&gt;/&lt;produced&gt;/&lt;I_Don't_Want_to_Sleep_Alo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dav_Levitan&gt;/&lt;produced&gt;/&lt;Stalin's_Discip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yadarshan&gt;/&lt;produced&gt;/&lt;Saat_Rang_Ke_Sap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mberto_SolÃ¡s&gt;/&lt;produced&gt;/&lt;A_Successful_M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ey_Parker&gt;/&lt;produced&gt;/&lt;Imaginationland_Episode_I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su_Chatterjee&gt;/&lt;produced&gt;/&lt;Hamari_Bahu_Alk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ning_Carlsen&gt;/&lt;produced&gt;/&lt;Hunger_(196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Altman&gt;/&lt;produced&gt;/&lt;Popey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ff_Celentano&gt;/&lt;produced&gt;/&lt;Say_It_in_Russi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leb_Panfilov&gt;/&lt;produced&gt;/&lt;Mother_(1989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hul_Kumar&gt;/&lt;produced&gt;/&lt;Jung_Baaz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ushkar-Gayathri&gt;/&lt;produced&gt;/&lt;VA_Quarter_Cutt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by_Wilkins&gt;/&lt;produced&gt;/&lt;Splinter_(200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kola_Korabov&gt;/&lt;produced&gt;/&lt;Tobacco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tyajit_Ray&gt;/&lt;produced&gt;/&lt;The_Chess_Play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chino_Visconti&gt;/&lt;produced&gt;/&lt;Senso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Sedgwick&gt;/&lt;produced&gt;/&lt;Shootin'_for_Lo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ir_Kusturica&gt;/&lt;produced&gt;/&lt;Underground_(199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kolai_Gubenko&gt;/&lt;produced&gt;/&lt;Wounded_Ga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enkat_Prabhu&gt;/&lt;produced&gt;/&lt;Mankath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rian_Fulle&gt;/&lt;produced&gt;/&lt;Love_10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edantam_Raghavaiah&gt;/&lt;produced&gt;/&lt;Suvarna_Sundar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rinal_Sen&gt;/&lt;produced&gt;/&lt;Khandha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scar_Williams_(filmmaker)&gt;/&lt;produced&gt;/&lt;Hot_Potato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Ã§ois_Reichenbach&gt;/&lt;produced&gt;/&lt;Do_You_Hear_the_Dogs_Barking?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Ã©_A._Ferreyra&gt;/&lt;produced&gt;/&lt;La_Gauch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ifumi_Suzuki&gt;/&lt;produced&gt;/&lt;Sex_&amp;_Fu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Pierre_Marois&gt;/&lt;produced&gt;/&lt;American_Virgi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Ã©_A._Ferreyra&gt;/&lt;produced&gt;/&lt;The_Girl_From_Florida_Stree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ynn_Reynolds&gt;/&lt;produced&gt;/&lt;Bullet_Proof_(192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ey_Parker&gt;/&lt;produced&gt;/&lt;Imaginationland_Episode_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Burns&gt;/&lt;produced&gt;/&lt;Looking_for_Kit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nio_Boccia&gt;/&lt;produced&gt;/&lt;Agente_X_1-7_operaciÃ³n_OcÃ©an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mofilo_Fidani&gt;/&lt;produced&gt;/&lt;A_Barrel_Full_of_Dolla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Sang-soo&gt;/&lt;produced&gt;/&lt;Virgin_Stripped_Bare_by_Her_Bachelo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ant_Mahadevan&gt;/&lt;produced&gt;/&lt;Dil_Maange_M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o_De_Martino&gt;/&lt;produced&gt;/&lt;Heroes_of_Fort_Wort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man_Abelevich_Kachanov&gt;/&lt;produced&gt;/&lt;Gena_the_Crocodil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ilasam_Balachander&gt;/&lt;produced&gt;/&lt;Achamillai_Achamilla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itor_Dhalia&gt;/&lt;produced&gt;/&lt;Adrift_(2009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bel_Gance&gt;/&lt;produced&gt;/&lt;Polich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Pyun&gt;/&lt;produced&gt;/&lt;Brainsmasher..._A_Love_S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redo_Giannetti&gt;/&lt;produced&gt;/&lt;1870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Ã©_MarÃ­a_ForquÃ©&gt;/&lt;produced&gt;/&lt;Whom_God_Forgiv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o_GavaldÃ³n&gt;/&lt;produced&gt;/&lt;La_Otr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_Girault&gt;/&lt;produced&gt;/&lt;Jo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r_Zelenka&gt;/&lt;produced&gt;/&lt;The_Karamazov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ff_Stanzler&gt;/&lt;produced&gt;/&lt;Sorry,_Hat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nia_Marketaki&gt;/&lt;produced&gt;/&lt;Crystal_Nigh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ve_McQueen_(artist)&gt;/&lt;produced&gt;/&lt;Hunger_(200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an-Jaque&gt;/&lt;produced&gt;/&lt;Pearls_of_the_Crow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ls_Malmros&gt;/&lt;produced&gt;/&lt;Pain_of_Lo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colas_Winding_Refn&gt;/&lt;produced&gt;/&lt;Fear_X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Duigan&gt;/&lt;produced&gt;/&lt;The_Year_My_Voice_Brok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shed_Usmonov&gt;/&lt;produced&gt;/&lt;To_Get_to_Heaven,_First_You_Have_to_Di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._W._Griffith&gt;/&lt;produced&gt;/&lt;Money_Mad_(190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_SjÃ¶berg&gt;/&lt;produced&gt;/&lt;Ã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Ford&gt;/&lt;produced&gt;/&lt;The_Craving_(191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mireddi_Narasimha_Reddy&gt;/&lt;produced&gt;/&lt;Bhagya_Rekh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lison_Anders&gt;/&lt;produced&gt;/&lt;Gas_Food_Lodg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._K._Rajeev_Kumar&gt;/&lt;produced&gt;/&lt;Pavithr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Schenkman&gt;/&lt;produced&gt;/&lt;The_Pompatus_of_Lo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_Recha&gt;/&lt;produced&gt;/&lt;Where_Is_Madame_Catherine?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lga_Ãrnek&gt;/&lt;produced&gt;/&lt;Gallipoli_(200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o_MÃ©dem&gt;/&lt;produced&gt;/&lt;The_Red_Squirre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m_Wenders&gt;/&lt;produced&gt;/&lt;Summer_in_the_Cit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en_Duvivier&gt;/&lt;produced&gt;/&lt;PÃ©pÃ©_le_Mok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kashi_Shimizu&gt;/&lt;produced&gt;/&lt;Reincarnatio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m_Ki-duk&gt;/&lt;produced&gt;/&lt;3-Ir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d_Browning&gt;/&lt;produced&gt;/&lt;Set_Fre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go_Haas&gt;/&lt;produced&gt;/&lt;Camel_Through_the_Eye_of_a_Need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amsy&gt;/&lt;produced&gt;/&lt;Manchu_Pallak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briele_Salvatores&gt;/&lt;produced&gt;/&lt;Quo_Vadis,_Baby?&gt;</text:p>
          </table:table-cell>
          <table:table-cell table:number-columns-repeated="1022"/>
        </table:table-row>
        <table:table-row table:style-name="ro3">
          <table:table-cell office:value-type="string">
            <text:p>?s60 <text:s/>&lt;dealsWith&gt; <text:s/>?s21 <text:s/>?s60 <text:s/>&lt;dealsWith&gt; <text:s/>?o21 <text:s text:c="2"/>=&gt; ?s21 <text:s/>&lt;dealsWith&gt; <text:s/>?o21 <text:s/>Support: 2.8163249806970985E-4 Head coverage: 0.3875181422351234 Confidence: 0.15442452284557548 Improved confidence: 0.21778140293637846 Predictiveness: 0.29091960670908035 Improved Predictiveness: 0.06335688009080298 Std. Improved Predictiveness: 0.04492512145247221 Cardinality: 267 Pred*Conf*Body: 77.67553499132445 Pred*ImprConf*Body: 77.67553499132445 Body size: 1729 Key variable: ?s21</text:p>
          </table:table-cell>
          <table:table-cell table:number-columns-repeated="1023"/>
        </table:table-row>
        <table:table-row table:style-name="ro3">
          <table:table-cell office:value-type="string">
            <text:p>~</text:p>
          </table:table-cell>
          <table:table-cell office:value-type="string">
            <text:p>&lt;Croatia&gt;/&lt;dealsWith&gt;/&lt;Bulgar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roatia&gt;/&lt;dealsWith&gt;/&lt;Hunga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sta_Rica&gt;/&lt;dealsWith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ambia&gt;/&lt;dealsWith&gt;/&lt;People's_Republic_of_Ch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Saudi_Arab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Kazakh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thuania&gt;/&lt;dealsWith&gt;/&lt;Rus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thuania&gt;/&lt;dealsWith&gt;/&lt;Gibraltar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Zimbabwe&gt;/&lt;dealsWith&gt;/&lt;Keny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nch_Polynesia&gt;/&lt;dealsWith&gt;/&lt;French_Polyne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eland&gt;/&lt;dealsWith&gt;/&lt;Belgi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eland&gt;/&lt;dealsWith&gt;/&lt;Nor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ganda&gt;/&lt;dealsWith&gt;/&lt;South_Afric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ganda&gt;/&lt;dealsWith&gt;/&lt;Paki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ganda&gt;/&lt;dealsWith&gt;/&lt;Belgi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dealsWith&gt;/&lt;Croat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dealsWith&gt;/&lt;Serb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dealsWith&gt;/&lt;Bulgar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dealsWith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public_of_China&gt;/&lt;dealsWith&gt;/&lt;Republic_of_Chin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orocco&gt;/&lt;dealsWith&gt;/&lt;CÃ´te_d'Ivoir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orocco&gt;/&lt;dealsWith&gt;/&lt;Cameroo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orocco&gt;/&lt;dealsWith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Ã´te_d'Ivoire&gt;/&lt;dealsWith&gt;/&lt;Singap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Ã´te_d'Ivoire&gt;/&lt;dealsWith&gt;/&lt;People's_Republic_of_Chin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Thailan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Finlan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Swede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Rus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US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Irelan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Serb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Pakista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ermany&gt;/&lt;dealsWith&gt;/&lt;Austr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Bahra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Kazakhst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Turkmenist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Latv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Iraq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Hungary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Sloven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Portugal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Malay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Croat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lgaria&gt;/&lt;dealsWith&gt;/&lt;Arme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lgaria&gt;/&lt;dealsWith&gt;/&lt;Slove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lgaria&gt;/&lt;dealsWith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lgaria&gt;/&lt;dealsWith&gt;/&lt;Po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go&gt;/&lt;dealsWith&gt;/&lt;Malay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Thailan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Italy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Malay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Ind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zbekistan&gt;/&lt;dealsWith&gt;/&lt;People's_Republic_of_Ch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Denma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Thai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Belgi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Paki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Ukra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Kazakh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Gh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Spa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Uzbeki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Swed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Jap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Hong_Ko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Zimbabw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People's_Republic_of_Ch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Nor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Rus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Tanz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int_Lucia&gt;/&lt;dealsWith&gt;/&lt;Saint_Luc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onesia&gt;/&lt;dealsWith&gt;/&lt;Ir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atemala&gt;/&lt;dealsWith&gt;/&lt;Switzer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atemala&gt;/&lt;dealsWith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atemala&gt;/&lt;dealsWith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braltar&gt;/&lt;dealsWith&gt;/&lt;Lithu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uba&gt;/&lt;dealsWith&gt;/&lt;Cub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uba&gt;/&lt;dealsWith&gt;/&lt;Guatema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ibouti&gt;/&lt;dealsWith&gt;/&lt;Djibout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ibouti&gt;/&lt;dealsWith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_Virgin_Islands&gt;/&lt;dealsWith&gt;/&lt;United_States_Virgin_Is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ngladesh&gt;/&lt;dealsWith&gt;/&lt;Hong_Kong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ameroon&gt;/&lt;dealsWith&gt;/&lt;Ital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ameroon&gt;/&lt;dealsWith&gt;/&lt;Franc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dealsWith&gt;/&lt;Indone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larus&gt;/&lt;dealsWith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oa&gt;/&lt;dealsWith&gt;/&lt;Indone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SA&gt;/&lt;dealsWith&gt;/&lt;Jap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bia&gt;/&lt;dealsWith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negal&gt;/&lt;dealsWith&gt;/&lt;Portug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mocratic_Republic_of_Afghanistan&gt;/&lt;dealsWith&gt;/&lt;People's_Republic_of_Ch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therlands_Antilles&gt;/&lt;dealsWith&gt;/&lt;Canad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Israel&gt;/&lt;dealsWith&gt;/&lt;Indone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Israel&gt;/&lt;dealsWith&gt;/&lt;Georgia_(country)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lgeria&gt;/&lt;dealsWith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lgeria&gt;/&lt;dealsWith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lgeria&gt;/&lt;dealsWith&gt;/&lt;France&gt;</text:p>
          </table:table-cell>
          <table:table-cell table:number-columns-repeated="1022"/>
        </table:table-row>
        <table:table-row table:style-name="ro3">
          <table:table-cell office:value-type="string">
            <text:p>?s93 <text:s/>&lt;hasOfficialLanguage&gt; <text:s/>?o36 <text:s/>?s93 <text:s/>&lt;isLocatedIn&gt; <text:s/>?s36 <text:s text:c="2"/>=&gt; ?s36 <text:s/>&lt;hasOfficialLanguage&gt; <text:s/>?o36 <text:s/>Support: 1.898646054402538E-5 Head coverage: 0.0224159402241594 Confidence: 0.14285714285714285 Improved confidence: 0.6428571428571429 Predictiveness: 0.7777777777777778 Improved Predictiveness: 0.5 Std. Improved Predictiveness: 0.1111111111111111 Cardinality: 18 Pred*Conf*Body: 14.0 Pred*ImprConf*Body: 14.0 Body size: 126 Key variable: ?s36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Thrissur_district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iruvananthapuram_district&gt;/&lt;hasOfficialLanguage&gt;/&lt;Malayal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lwa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lwa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ilabad_district&gt;/&lt;hasOfficialLanguage&gt;/&lt;Telugu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nnur_district&gt;/&lt;hasOfficialLanguage&gt;/&lt;Malayal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adodara_district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adodara_district&gt;/&lt;hasOfficialLanguage&gt;/&lt;Gujarat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Ulster_Sco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Ir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harsa_district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harsa_district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harsa_district&gt;/&lt;hasOfficialLanguage&gt;/&lt;Maithil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Cze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Minority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Roman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West_Fris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D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Serb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Ukrain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Po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Dut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Faroes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Europe_6255148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rohi_district&gt;/&lt;hasOfficialLanguage&gt;/&lt;Marwar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rohi_district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nakulam_district&gt;/&lt;hasOfficialLanguage&gt;/&lt;Malayal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saragod_district&gt;/&lt;hasOfficialLanguage&gt;/&lt;Tulu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saragod_district&gt;/&lt;hasOfficialLanguage&gt;/&lt;Konkan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Inuktitu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Dogrib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Slavey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Dene_Sulin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Cre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Inuvialuktu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Inuit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Canada_6251999&gt;/&lt;hasOfficialLanguage&gt;/&lt;Gwichi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Union_Territory_of_Puducherry_1259424&gt;/&lt;hasOfficialLanguage&gt;/&lt;Tamil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Union_Territory_of_Puducherry_1259424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Georgia_614540&gt;/&lt;hasOfficialLanguage&gt;/&lt;Abkhaz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Georgia_614540&gt;/&lt;hasOfficialLanguage&gt;/&lt;Russ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rjeeling_district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rjeeling_district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_Confederation&gt;/&lt;hasOfficialLanguage&gt;/&lt;Luxembourg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_Confederation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_Confederation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Greek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Sotho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Afrikaa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Northern_Sotho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Zulu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Tsong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Xhos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South_African_Englis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Hebrew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South_African_Sig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Swat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Gujarat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Vend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Languages_of_South_Afric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Southern_Ndebel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Tamil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Tswan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frica_6255146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ppuzha_district&gt;/&lt;hasOfficialLanguage&gt;/&lt;Malayal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shiarpur_district&gt;/&lt;hasOfficialLanguage&gt;/&lt;Punjab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dupi_district&gt;/&lt;hasOfficialLanguage&gt;/&lt;Kann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dupi_district&gt;/&lt;hasOfficialLanguage&gt;/&lt;Konkan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a_district&gt;/&lt;hasOfficialLanguage&gt;/&lt;Punjab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Bosnia_and_Herzegovina_3277605&gt;/&lt;hasOfficialLanguage&gt;/&lt;Bosn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Bosnia_and_Herzegovina_3277605&gt;/&lt;hasOfficialLanguage&gt;/&lt;Croat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Bosnia_and_Herzegovina_3277605&gt;/&lt;hasOfficialLanguage&gt;/&lt;Serb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Oceania_6255151&gt;/&lt;hasOfficialLanguage&gt;/&lt;Tokelau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Oceania_6255151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th_America&gt;/&lt;hasOfficialLanguage&gt;/&lt;Papiamen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th_America&gt;/&lt;hasOfficialLanguage&gt;/&lt;Dut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th_America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ahid_Bhagat_Singh_Nagar_district&gt;/&lt;hasOfficialLanguage&gt;/&lt;Punjab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thern_Europe&gt;/&lt;hasOfficialLanguage&gt;/&lt;Ir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thern_Europe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sia_6255147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sia_6255147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sia_6255147&gt;/&lt;hasOfficialLanguage&gt;/&lt;Malay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Asia_6255147&gt;/&lt;hasOfficialLanguage&gt;/&lt;Standard_Mandar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Democratic_Socialist_Republic_of_Sri_Lanka_1227603&gt;/&lt;hasOfficialLanguage&gt;/&lt;Tamil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Democratic_Socialist_Republic_of_Sri_Lanka_1227603&gt;/&lt;hasOfficialLanguage&gt;/&lt;Sinhal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rnik_Province&gt;/&lt;hasOfficialLanguage&gt;/&lt;Bulgar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ntur_district&gt;/&lt;hasOfficialLanguage&gt;/&lt;Telugu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ntur_district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ent_Funchal_2267827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?o21 <text:s/>&lt;dealsWith&gt; <text:s/>?s21 <text:s text:c="2"/>=&gt; ?s21 <text:s/>&lt;dealsWith&gt; <text:s/>?o21 <text:s/>Support: 9.915151617435478E-5 Head coverage: 0.13642960812772134 Confidence: 0.13642960812772134 Improved confidence: 0.18323586744639375 Predictiveness: 0.2554426705370102 Improved Predictiveness: 0.04680625931867243 Std. Improved Predictiveness: 0.03484994344046293 Cardinality: 94 Pred*Conf*Body: 24.01161103047896 Pred*ImprConf*Body: 24.01161103047896 Body size: 689 Key variable: ?s21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duras&gt;/&lt;dealsWith&gt;/&lt;El_Salvador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roatia&gt;/&lt;dealsWith&gt;/&lt;Republic_of_Macedo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sta_Rica&gt;/&lt;dealsWith&gt;/&lt;Pana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ambia&gt;/&lt;dealsWith&gt;/&lt;Democratic_Republic_of_the_Con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Om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Arme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Syr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Sri_Lank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Tajiki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dealsWith&gt;/&lt;Azerbaija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Zimbabwe&gt;/&lt;dealsWith&gt;/&lt;Democratic_Republic_of_the_Congo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Zimbabwe&gt;/&lt;dealsWith&gt;/&lt;Botsw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nch_Polynesia&gt;/&lt;dealsWith&gt;/&lt;Nig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dealsWith&gt;/&lt;Republic_of_Macedo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ganda&gt;/&lt;dealsWith&gt;/&lt;Rwan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public_of_China&gt;/&lt;dealsWith&gt;/&lt;Philippine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orocco&gt;/&lt;dealsWith&gt;/&lt;Moldov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orocco&gt;/&lt;dealsWith&gt;/&lt;Cape_Ver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iji&gt;/&lt;dealsWith&gt;/&lt;Tong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Ã´te_d'Ivoire&gt;/&lt;dealsWith&gt;/&lt;Cape_Ver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Ã´te_d'Ivoire&gt;/&lt;dealsWith&gt;/&lt;Burkina_Fas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Ã´te_d'Ivoire&gt;/&lt;dealsWith&gt;/&lt;Beliz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ece&gt;/&lt;dealsWith&gt;/&lt;Republic_of_Macedo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ece&gt;/&lt;dealsWith&gt;/&lt;Alban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Yeme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Malt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Afghanist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Macau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Nepal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The_Bahama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Om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Mauritiu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New_Zealan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Quebec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Republic_of_Macedon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Luxembourg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Uruguay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Jord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Qata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ermany&gt;/&lt;dealsWith&gt;/&lt;United_State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Philippine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Liber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Rwand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Moldov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Sri_Lank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Kyrgyzst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Republic_of_Irelan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dealsWith&gt;/&lt;Tanz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lgaria&gt;/&lt;dealsWith&gt;/&lt;Georgia_(countr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lgaria&gt;/&lt;dealsWith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go&gt;/&lt;dealsWith&gt;/&lt;Burkina_Faso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Uruguay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Ben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Ghan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dealsWith&gt;/&lt;Guinea-Bissau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zbekistan&gt;/&lt;dealsWith&gt;/&lt;Tajikist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zbekistan&gt;/&lt;dealsWith&gt;/&lt;Kyrgyz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int_Lucia&gt;/&lt;dealsWith&gt;/&lt;Barbado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Bur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Maurit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Ango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Mongo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Urugu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Azerbaij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Guinea-Bissa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Democratic_Republic_of_the_Con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Nep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Kyrgyz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Philippin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United_Stat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Soviet_Un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Ethiop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Liber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Madagasca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dealsWith&gt;/&lt;Green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onesia&gt;/&lt;dealsWith&gt;/&lt;Brune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onesia&gt;/&lt;dealsWith&gt;/&lt;American_Samo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onesia&gt;/&lt;dealsWith&gt;/&lt;Sud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onesia&gt;/&lt;dealsWith&gt;/&lt;Azerbaij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atemala&gt;/&lt;dealsWith&gt;/&lt;El_Salvad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atemala&gt;/&lt;dealsWith&gt;/&lt;The_Baham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atemala&gt;/&lt;dealsWith&gt;/&lt;Beliz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braltar&gt;/&lt;dealsWith&gt;/&lt;Esto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uba&gt;/&lt;dealsWith&gt;/&lt;Guy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uba&gt;/&lt;dealsWith&gt;/&lt;Soviet_Un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uba&gt;/&lt;dealsWith&gt;/&lt;Beliz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ngladesh&gt;/&lt;dealsWith&gt;/&lt;Bhu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ibouti&gt;/&lt;dealsWith&gt;/&lt;Ethiop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ibouti&gt;/&lt;dealsWith&gt;/&lt;Soma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_Virgin_Islands&gt;/&lt;dealsWith&gt;/&lt;British_Virgin_Is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caragua&gt;/&lt;dealsWith&gt;/&lt;El_Salvad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oa&gt;/&lt;dealsWith&gt;/&lt;American_Samo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dealsWith&gt;/&lt;Central_African_Republi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SA&gt;/&lt;dealsWith&gt;/&lt;Nep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bia&gt;/&lt;dealsWith&gt;/&lt;Republic_of_Macedo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negal&gt;/&lt;dealsWith&gt;/&lt;Guinea-Bissa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mocratic_Republic_of_Afghanistan&gt;/&lt;dealsWith&gt;/&lt;Soviet_Unio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Israel&gt;/&lt;dealsWith&gt;/&lt;Azerbaija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lgeria&gt;/&lt;dealsWith&gt;/&lt;Niger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lgeria&gt;/&lt;dealsWith&gt;/&lt;Quebec&gt;</text:p>
          </table:table-cell>
          <table:table-cell table:number-columns-repeated="1022"/>
        </table:table-row>
        <table:table-row table:style-name="ro3">
          <table:table-cell office:value-type="string">
            <text:p>?s9 <text:s/>&lt;livesIn&gt; <text:s/>?o86 <text:s/>?o9 <text:s/>&lt;hasCapital&gt; <text:s/>?o86 <text:s text:c="2"/>=&gt; ?s9 <text:s/>&lt;livesIn&gt; <text:s/>?o9 <text:s/>Support: 7.003894334018252E-4 Head coverage: 0.04550126773110395 Confidence: 0.1349045103616416 Improved confidence: 0.1349045103616416 Predictiveness: 0.0 Improved Predictiveness: 0.0 Std. Improved Predictiveness: 0.0 Cardinality: 664 Pred*Conf*Body: 0.0 Pred*ImprConf*Body: 0.0 Body size: 4922 Key variable: ?s9</text:p>
          </table:table-cell>
          <table:table-cell table:number-columns-repeated="1023"/>
        </table:table-row>
        <table:table-row table:style-name="ro3">
          <table:table-cell office:value-type="string">
            <text:p>?s67 <text:s/>&lt;hasAcademicAdvisor&gt; <text:s/>?s22 <text:s/>?s67 <text:s/>&lt;graduatedFrom&gt; <text:s/>?o22 <text:s text:c="2"/>=&gt; ?s22 <text:s/>&lt;worksAt&gt; <text:s/>?o22 <text:s/>Support: 9.387749935656995E-5 Head coverage: 0.036535303776683084 Confidence: 0.13444108761329304 Improved confidence: 0.39035087719298245 Predictiveness: 0.6555891238670695 Improved Predictiveness: 0.2559097895796894 Std. Improved Predictiveness: 0.08813811484013472 Cardinality: 89 Pred*Conf*Body: 58.34743202416918 Pred*ImprConf*Body: 58.34743202416918 Body size: 662 Key variable: ?s22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c_Maskin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mund_Beecher_Wilson&gt;/&lt;worksAt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toni_Kocjan&gt;/&lt;worksAt&gt;/&lt;Warsaw_University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old_Barlow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e_Jayaratnam_Eliezer&gt;/&lt;worksAt&gt;/&lt;La_Trob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RÃ¶ntgen&gt;/&lt;worksAt&gt;/&lt;University_of_WÃ¼rzbur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Lennart_Carleson&gt;/&lt;worksAt&gt;/&lt;Uppsala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._J._Thomson&gt;/&lt;worksAt&gt;/&lt;University_of_Birmingh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erdinand_von_Lindemann&gt;/&lt;worksAt&gt;/&lt;University_of_WrocBa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ias_M._Stein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oichiro_Nambu&gt;/&lt;worksAt&gt;/&lt;University_of_Houst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Debye&gt;/&lt;worksAt&gt;/&lt;ETH_Zur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p_Thorne&gt;/&lt;worksAt&gt;/&lt;Ric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Burns_Woodward&gt;/&lt;worksAt&gt;/&lt;Yal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an_Ludwig_Gerling&gt;/&lt;worksAt&gt;/&lt;University_of_Bon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olf_von_Baeyer&gt;/&lt;worksAt&gt;/&lt;Royal_College_of_Scienc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Neal_Amundson&gt;/&lt;worksAt&gt;/&lt;University_of_Minnesot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icholas_Kemmer&gt;/&lt;worksAt&gt;/&lt;University_of_the_Punja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uglas_L._Jones&gt;/&lt;worksAt&gt;/&lt;University_of_Illinois_at_UrbanaChampaig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uben_Goodstein&gt;/&lt;worksAt&gt;/&lt;University_of_Leicester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Laurent_Schwartz&gt;/&lt;worksAt&gt;/&lt;University_of_Algi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uncan_T._Moore&gt;/&lt;worksAt&gt;/&lt;University_of_Roches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Robert_Woodyard&gt;/&lt;worksAt&gt;/&lt;Oregon_Stat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i_Shamir&gt;/&lt;worksAt&gt;/&lt;Weizmann_Institute_of_Scie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red_Kleiner&gt;/&lt;worksAt&gt;/&lt;ETH_Zur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_Friedrich_Gmelin&gt;/&lt;worksAt&gt;/&lt;University_of_TÃ¼b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shall_Rosenbluth&gt;/&lt;worksAt&gt;/&lt;University_of_Texas_at_Aust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Potter_Wills&gt;/&lt;worksAt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Kailath&gt;/&lt;worksAt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inrich_Scherk&gt;/&lt;worksAt&gt;/&lt;University_of_Halle-Wittenber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Efstathiou&gt;/&lt;worksAt&gt;/&lt;University_of_Wa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A._Muller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shall_Hall_(mathematician)&gt;/&lt;worksAt&gt;/&lt;Case_Western_Reserv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edrich_Gustav_Jakob_Henle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._S._Bartlett&gt;/&lt;worksAt&gt;/&lt;University_of_Madr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._F._D._Moule&gt;/&lt;worksAt&gt;/&lt;Knox_College,_Ota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s_Monod&gt;/&lt;worksAt&gt;/&lt;Ãcole_Normale_SupÃ©rieu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gory_Abowd&gt;/&lt;worksAt&gt;/&lt;Georgia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kahiko_Yamanouchi&gt;/&lt;worksAt&gt;/&lt;University_of_Tokyo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eorge_David_Birkhoff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inrich_Limpricht&gt;/&lt;worksAt&gt;/&lt;University_of_Greifswal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inrich_Limpricht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Condon&gt;/&lt;worksAt&gt;/&lt;University_of_Chica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Bentley&gt;/&lt;worksAt&gt;/&lt;Ohio_Stat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rl_von_Auwers&gt;/&lt;worksAt&gt;/&lt;University_of_Marbur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Irving_Segal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odore_William_Richards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o_Wang_(academic)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asayoshi_Nagata&gt;/&lt;worksAt&gt;/&lt;Kyoto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J._Cimino&gt;/&lt;worksAt&gt;/&lt;Universidade_Federal_de_Pelot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il_Warburg&gt;/&lt;worksAt&gt;/&lt;Humboldt_University_of_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Pardee&gt;/&lt;worksAt&gt;/&lt;University_of_Ota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Taunton_Matthews&gt;/&lt;worksAt&gt;/&lt;University_of_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_Hilbert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Ãlie_Cartan&gt;/&lt;worksAt&gt;/&lt;Ãcole_Normale_SupÃ©rieu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._A._R._Hoare&gt;/&lt;worksAt&gt;/&lt;University_of_Oxfo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edrich_WÃ¶hler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oshihisa_Yamamoto_(scientist)&gt;/&lt;worksAt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old_Davenport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se_Meitner&gt;/&lt;worksAt&gt;/&lt;Saint_Petersburg_Polytechnical_Universit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oris_Nikolsky&gt;/&lt;worksAt&gt;/&lt;Saint_Petersburg_Stat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red_Spector&gt;/&lt;worksAt&gt;/&lt;Brow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gon_Pearson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Ostwald&gt;/&lt;worksAt&gt;/&lt;University_of_Graz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lbert_N._Lewis&gt;/&lt;worksAt&gt;/&lt;University_of_Mont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E._Leiserson&gt;/&lt;worksAt&gt;/&lt;Massachusetts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nst_SpÃ¤th&gt;/&lt;worksAt&gt;/&lt;University_of_Vien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edrich_HasenÃ¶hrl&gt;/&lt;worksAt&gt;/&lt;University_of_Vien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Charles_Titchmarsh&gt;/&lt;worksAt&gt;/&lt;University_of_Cape_Tow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Bernays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lgierd_Zienkiewicz&gt;/&lt;worksAt&gt;/&lt;Polytechnic_University_of_Valenc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Perutz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dley_Bull&gt;/&lt;worksAt&gt;/&lt;National_Chengchi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ncy_Cartwright_(philosopher)&gt;/&lt;worksAt&gt;/&lt;University_of_Edinburg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Kuck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r_Teodor_Cleve&gt;/&lt;worksAt&gt;/&lt;Uppsal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n_Rivest&gt;/&lt;worksAt&gt;/&lt;Massachusetts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Ãmile_Borel&gt;/&lt;worksAt&gt;/&lt;Ãcole_Normale_SupÃ©rieu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._N._S._Iyengar&gt;/&lt;worksAt&gt;/&lt;Central_College_of_Bangal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yril_Domb&gt;/&lt;worksAt&gt;/&lt;King's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an_Christiansen&gt;/&lt;worksAt&gt;/&lt;University_of_Copenha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Schultz&gt;/&lt;worksAt&gt;/&lt;University_of_Chica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Elderfield&gt;/&lt;worksAt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H._H._Ingalls,_Sr.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ugo_Steinhaus&gt;/&lt;worksAt&gt;/&lt;Lviv_Polytechni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ger_Penrose&gt;/&lt;worksAt&gt;/&lt;University_of_Oxfo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._West_Churchman&gt;/&lt;worksAt&gt;/&lt;University_of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Kistiakowsky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P._Dempster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an_Heilbron&gt;/&lt;worksAt&gt;/&lt;Imperial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kolay_Zinin&gt;/&lt;worksAt&gt;/&lt;Kazan_Stat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rrick_L._Johnston&gt;/&lt;worksAt&gt;/&lt;Manchester_College_(Indiana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Brandt&gt;/&lt;worksAt&gt;/&lt;Harvard_Law_Schoo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L._Jinks&gt;/&lt;worksAt&gt;/&lt;University_of_Birmingh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odor_Estermann&gt;/&lt;worksAt&gt;/&lt;University_of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tto_Folin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braham_Gotthelf_KÃ¤stner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Ernest_Gibson&gt;/&lt;worksAt&gt;/&lt;University_of_California,_Los_Ange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nrico_Persico&gt;/&lt;worksAt&gt;/&lt;University_of_Tur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odor_Zincke&gt;/&lt;worksAt&gt;/&lt;University_of_Marburg&gt;</text:p>
          </table:table-cell>
          <table:table-cell table:number-columns-repeated="1022"/>
        </table:table-row>
        <table:table-row table:style-name="ro3">
          <table:table-cell office:value-type="string">
            <text:p>?s19 <text:s/>&lt;imports&gt; <text:s/>?o19 <text:s text:c="2"/>=&gt; ?s19 <text:s/>&lt;exports&gt; <text:s/>?o19 <text:s/>Support: 4.641134799650649E-5 Head coverage: 0.08678500986193294 Confidence: 0.13095238095238096 Improved confidence: 0.14473684210526316 Predictiveness: 0.09523809523809523 Improved Predictiveness: 0.013784461152882205 Std. Improved Predictiveness: 0.012471655328798186 Cardinality: 44 Pred*Conf*Body: 4.19047619047619 Pred*ImprConf*Body: 4.19047619047619 Body size: 336 Key variable: ?o19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Cambodia&gt;/&lt;exports&gt;/&lt;wordnet_cigarette_10303066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yria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uth_Africa&gt;/&lt;ex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Vietnam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ia&gt;/&lt;ex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man&gt;/&lt;ex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ebanon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ruguay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livia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eru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yria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ngolia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itish_Virgin_Islands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raguay&gt;/&lt;exports&gt;/&lt;wordnet_tractor_10446550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enland&gt;/&lt;exports&gt;/&lt;wordnet_contraceptive_10309659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ssia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gola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q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sotho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livia&gt;/&lt;exports&gt;/&lt;wordnet_insecticide_11491994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kraine&gt;/&lt;ex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lta&gt;/&lt;exports&gt;/&lt;wordnet_drink_10788522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etnam&gt;/&lt;exports&gt;/&lt;wordnet_motorcycle_10379051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lgium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enezuela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caragua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srael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sta_Rica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echtenstein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s33 <text:s/>&lt;produced&gt; <text:s/>?o33 <text:s text:c="2"/>=&gt; ?s33 <text:s/>&lt;directed&gt; <text:s/>?o33 <text:s/>Support: 0.002395458438637869 Head coverage: 0.06784572640635736 Confidence: 0.11255947660586836 Improved confidence: 0.13395069010263064 Predictiveness: 0.15969468675654241 Improved Predictiveness: 0.021391213496762287 Std. Improved Predictiveness: 0.017975150358054512 Cardinality: 2271 Pred*Conf*Body: 362.6666336241078 Pred*ImprConf*Body: 362.6666336241078 Body size: 20176 Key variable: ?o33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Band&gt;/&lt;directed&gt;/&lt;Bleed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k_Overbye&gt;/&lt;directed&gt;/&lt;That's_Me,_To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rryl_F._Zanuck&gt;/&lt;directed&gt;/&lt;Kentuck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dney_W._Pink&gt;/&lt;directed&gt;/&lt;Bang_Bang_K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._S._Chakravarthy&gt;/&lt;directed&gt;/&lt;Citize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achya_Pinkaew&gt;/&lt;directed&gt;/&lt;Sick_Nurs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wrence_Kasdan&gt;/&lt;directed&gt;/&lt;The_Bodygua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rinder_Kapoor&gt;/&lt;directed&gt;/&lt;Yeh_Lamhe_Judaai_K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Turnbull&gt;/&lt;directed&gt;/&lt;50_Greatest_Comedy_Film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rek_Rundell&gt;/&lt;directed&gt;/&lt;Kiltr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._Venkateswaran&gt;/&lt;directed&gt;/&lt;Indir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M._Thompson&gt;/&lt;directed&gt;/&lt;Captiv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kshiraja_Films&gt;/&lt;directed&gt;/&lt;Ezhai_Padum_Padu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Elliott_Kastner&gt;/&lt;directed&gt;/&lt;Bus_Riley's_Back_in_Tow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egmund_Lubin&gt;/&lt;directed&gt;/&lt;New_Pillow_Fight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hn_Newland&gt;/&lt;directed&gt;/&lt;Too_Good_to_Be_Tru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lph_Lee&gt;/&lt;directed&gt;/&lt;Deep_Water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_Henchy&gt;/&lt;directed&gt;/&lt;The_Virginity_Hi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k_Sebak&gt;/&lt;directed&gt;/&lt;A_Cemetery_Speci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bramaniam_Srinivasan&gt;/&lt;directed&gt;/&lt;Madanakamaraja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ruce_Davey&gt;/&lt;directed&gt;/&lt;Seraphim_Fall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by_Sharpe&gt;/&lt;directed&gt;/&lt;Jewbo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njay_Gupta&gt;/&lt;directed&gt;/&lt;Woodstock_Vil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iane_Eskenazi&gt;/&lt;directed&gt;/&lt;Aladdin_(1992_Golden_Films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_Craig&gt;/&lt;directed&gt;/&lt;Book_of_Love_(2002_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ne_Rosenthal&gt;/&lt;directed&gt;/&lt;The_Good_Shepherd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teve_Marmel&gt;/&lt;directed&gt;/&lt;Fairy_Ido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Oxley&gt;/&lt;directed&gt;/&lt;Walking_with_Cavem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kashi_Hirano&gt;/&lt;directed&gt;/&lt;Dragon_Hea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immy_Heung&gt;/&lt;directed&gt;/&lt;Flirting_Scholar_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achya_Pinkaew&gt;/&lt;directed&gt;/&lt;The_Sper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BC&gt;/&lt;directed&gt;/&lt;Around_the_World_in_80_Garde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n_Fu_Maltha&gt;/&lt;directed&gt;/&lt;Separation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dson_Pearce_Morgan&gt;/&lt;directed&gt;/&lt;The_Cabinet_of_Dr._Caligari_(200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mian_Jones&gt;/&lt;directed&gt;/&lt;Sex_&amp;_Drugs_&amp;_Rock_&amp;_Roll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._V._Prasad&gt;/&lt;directed&gt;/&lt;Sasural_(196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Melnick&gt;/&lt;directed&gt;/&lt;L.A._S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non_Milchan&gt;/&lt;directed&gt;/&lt;Man_on_Fire_(198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t_Perrin&gt;/&lt;directed&gt;/&lt;The_Mighty_McGu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oderick_Johnson&gt;/&lt;directed&gt;/&lt;One_Missed_Call_(2008_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my_Van_Nostrand&gt;/&lt;directed&gt;/&lt;Seven_Girlfrie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enpeace&gt;/&lt;directed&gt;/&lt;Alien_Invasion_(short_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._S._Guhan&gt;/&lt;directed&gt;/&lt;Ayan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Van_Beuren_Studios&gt;/&lt;directed&gt;/&lt;Wot_a_Nigh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iana_Lee_Inosanto&gt;/&lt;directed&gt;/&lt;Sinners_&amp;_Saint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mo_Hung&gt;/&lt;directed&gt;/&lt;Mr._Vampir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tephen_J._Friedman_(producer)&gt;/&lt;directed&gt;/&lt;The_President's_Mistre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ymond_Griffith&gt;/&lt;directed&gt;/&lt;The_Three_Musketeers_(1939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c_Fellner&gt;/&lt;directed&gt;/&lt;Hippie_Hippie_Shak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ylvain_White&gt;/&lt;directed&gt;/&lt;Faces_in_the_Crowd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uel_Hadida&gt;/&lt;directed&gt;/&lt;Resident_Evil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ierre_David&gt;/&lt;directed&gt;/&lt;The_Wrong_Wom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o_van_Gogh_(film_director)&gt;/&lt;directed&gt;/&lt;Submissio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nme_Shaw&gt;/&lt;directed&gt;/&lt;The_Magnificent_Concub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ren_McCullah_Lutz&gt;/&lt;directed&gt;/&lt;The_House_Bun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jamin_Stoloff&gt;/&lt;directed&gt;/&lt;Zombies_on_Broad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vidio_G._Assonitis&gt;/&lt;directed&gt;/&lt;The_Visitor_(1979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en_Bosustow&gt;/&lt;directed&gt;/&lt;The_Tell-Tale_Heart_(195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Jeffery&gt;/&lt;directed&gt;/&lt;Enter_the_Game_of_Deat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ctesuma_Esparza&gt;/&lt;directed&gt;/&lt;Price_of_Glor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ajeev_Kumar&gt;/&lt;directed&gt;/&lt;Agar_Tum_Na_Ho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e_Augustyn&gt;/&lt;directed&gt;/&lt;Night_of_the_Demons_(198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e_Chan&gt;/&lt;directed&gt;/&lt;The_Inspector_Wears_Skir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my_Robinson&gt;/&lt;directed&gt;/&lt;From_Hell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ordon_Quinn&gt;/&lt;directed&gt;/&lt;Refrigerator_Mother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mo_Hung&gt;/&lt;directed&gt;/&lt;Mr._Vampire_I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W._Hyde&gt;/&lt;directed&gt;/&lt;UHF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lt_Disney&gt;/&lt;directed&gt;/&lt;The_Alaskan_Eskim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roen_Beker&gt;/&lt;directed&gt;/&lt;Jacky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_Gordon_Green&gt;/&lt;directed&gt;/&lt;Shotgun_Stori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_Gulick&gt;/&lt;directed&gt;/&lt;Blood_Brothers_(199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d_Krevoy&gt;/&lt;directed&gt;/&lt;Undispute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ikkatsu&gt;/&lt;directed&gt;/&lt;The_Baby_Carri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k_Warden&gt;/&lt;directed&gt;/&lt;Ice_M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in_H._Knopf&gt;/&lt;directed&gt;/&lt;Crossroads_(194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en_Woolley&gt;/&lt;directed&gt;/&lt;Perrier's_Boun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ve_Albini&gt;/&lt;directed&gt;/&lt;Sojourner_(albu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ve_Nation&gt;/&lt;directed&gt;/&lt;Live_at_the_Ventura_Theatre_(Switchfoot_DVD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Shavick&gt;/&lt;directed&gt;/&lt;Deck_the_Halls_(200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._Ashwini_Dutt&gt;/&lt;directed&gt;/&lt;Aakhari_Porata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dam_Sandler&gt;/&lt;directed&gt;/&lt;Strange_Wilderne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c_Besson&gt;/&lt;directed&gt;/&lt;15_August_(200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D_Disalvatore&gt;/&lt;directed&gt;/&lt;Shelter_(200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old_Lee_Tichenor&gt;/&lt;directed&gt;/&lt;Cabin_Pressur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ward_Bretherton&gt;/&lt;directed&gt;/&lt;Identity_Unknow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R._Pressman&gt;/&lt;directed&gt;/&lt;Mutant_Chronicle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lly_Thomas&gt;/&lt;directed&gt;/&lt;Arcadia_Lo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t_Li&gt;/&lt;directed&gt;/&lt;Tai_Chi_Master_(199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y_Lau&gt;/&lt;directed&gt;/&lt;A_Fighter's_Blu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obert_Lantos&gt;/&lt;directed&gt;/&lt;Bedroom_Eyes_(film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Ã©nÃ©dicte_Couvreur&gt;/&lt;directed&gt;/&lt;Water_Lilie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e_Eun&gt;/&lt;directed&gt;/&lt;Wet_Dreams_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tthijs_van_Heijningen&gt;/&lt;directed&gt;/&lt;For_a_Lost_Soldie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ayne_Loader&gt;/&lt;directed&gt;/&lt;The_Atomic_Caf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y_Heyward&gt;/&lt;directed&gt;/&lt;Barbie_(film_series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_Cunningham_(musician)&gt;/&lt;directed&gt;/&lt;A_Zed_&amp;_Two_Nough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lip_Rhee&gt;/&lt;directed&gt;/&lt;Best_of_the_Best_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cott_Mosier&gt;/&lt;directed&gt;/&lt;Salim_Bab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rry_Meistrich&gt;/&lt;directed&gt;/&lt;Strange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._P._Shankar&gt;/&lt;directed&gt;/&lt;Gandhada_Gudi&gt;</text:p>
          </table:table-cell>
          <table:table-cell table:number-columns-repeated="1022"/>
        </table:table-row>
        <table:table-row table:style-name="ro3">
          <table:table-cell office:value-type="string">
            <text:p>?s13 <text:s/>&lt;dealsWith&gt; <text:s/>?o55 <text:s/>?o55 <text:s/>&lt;imports&gt; <text:s/>?o13 <text:s text:c="2"/>=&gt; ?s13 <text:s/>&lt;imports&gt; <text:s/>?o13 <text:s/>Support: 1.1708317335482319E-4 Head coverage: 0.33035714285714285 Confidence: 0.10581506196377502 Improved confidence: 0.1487935656836461 Predictiveness: 0.28884652049571025 Improved Predictiveness: 0.042978503719871095 Std. Improved Predictiveness: 0.03056431246427439 Cardinality: 111 Pred*Conf*Body: 32.061963775023834 Pred*ImprConf*Body: 32.061963775023834 Body size: 1049 Key variable: ?s13</text:p>
          </table:table-cell>
          <table:table-cell table:number-columns-repeated="1023"/>
        </table:table-row>
        <table:table-row table:style-name="ro3">
          <table:table-cell office:value-type="string">
            <text:p>~</text:p>
          </table:table-cell>
          <table:table-cell office:value-type="string">
            <text:p>&lt;Qatar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Qatar&gt;/&lt;im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Qatar&gt;/&lt;imports&gt;/&lt;wordnet_fertilizer_11485934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Qatar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electronics_10609926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akia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akia&gt;/&lt;imports&gt;/&lt;wordnet_meat_10764985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akia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imports&gt;/&lt;wordnet_aircraft_10268656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imports&gt;/&lt;wordnet_clothing_1030515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menia&gt;/&lt;imports&gt;/&lt;wordnet_clothing_1030515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menia&gt;/&lt;im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ahrain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clothing_1030515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electronics_10609926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beverage_1078818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aircraft_10268656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meat_10764985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merican_Samo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merican_Samoa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United_Arab_Emirates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electricity_11144990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Nepal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electronics_10609926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aircraft_10268656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consumer_goods_10309357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meat_10764985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trea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trea&gt;/&lt;im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trea&gt;/&lt;imports&gt;/&lt;wordnet_consumer_goods_103093574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gypt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gypt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gypt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gypt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electricity_11144990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dos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dos&gt;/&lt;imports&gt;/&lt;wordnet_electronics_10609926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zech_Republic&gt;/&lt;imports&gt;/&lt;wordnet_meat_10764985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zech_Republic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zech_Republic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zech_Republic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zech_Republic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urkmenistan&gt;/&lt;im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urkmenistan&gt;/&lt;imports&gt;/&lt;wordnet_consumer_goods_10309357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urkmenistan&gt;/&lt;im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urkmenistan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akistan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akistan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uwait&gt;/&lt;imports&gt;/&lt;wordnet_consumer_goods_10309357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uwait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stonia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stonia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stonia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rdan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food_10002126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rdan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ntenegro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ntenegro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s88 <text:s/>&lt;isCitizenOf&gt; <text:s/>?o29 <text:s/>?s29 <text:s/>&lt;influences&gt; <text:s/>?s88 <text:s text:c="2"/>=&gt; ?s29 <text:s/>&lt;isCitizenOf&gt; <text:s/>?o29 <text:s/>Support: 1.54001291079317E-4 Head coverage: 0.010020590253946466 Confidence: 0.10564399421128799 Improved confidence: 0.5195729537366548 Predictiveness: 0.796671490593343 Improved Predictiveness: 0.4139289595253668 Std. Improved Predictiveness: 0.0841635583405413 Cardinality: 146 Pred*Conf*Body: 116.31403762662808 Pred*ImprConf*Body: 116.31403762662808 Body size: 1382 Key variable: ?s29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Klabund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i_Aurobindo&gt;/&lt;isCitizenOf&gt;/&lt;In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y_Warhol&gt;/&lt;isCitizenOf&gt;/&lt;Spai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Ã¼rgen_Aschoff&gt;/&lt;isCitizenOf&gt;/&lt;Braz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loji_Narayana_Rao&gt;/&lt;isCitizenOf&gt;/&lt;In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von_Neumann&gt;/&lt;isCitizenOf&gt;/&lt;Hunga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z_Kafka&gt;/&lt;isCitizenOf&gt;/&lt;Can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rek_Mahon&gt;/&lt;isCitizenOf&gt;/&lt;Northern_Ire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R._R._Martin&gt;/&lt;isCitizenOf&gt;/&lt;New_Zea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tor_Hugo&gt;/&lt;isCitizenOf&gt;/&lt;Braz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_Balanti</text:p>
          </table:table-cell>
          <table:table-cell table:number-columns-repeated="1022"/>
        </table:table-row>
        <table:table-row table:style-name="ro3">
          <table:table-cell office:value-type="string">
            <text:p>&gt;/&lt;isCitizenOf&gt;/&lt;Italy&gt;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Rauschenberg&gt;/&lt;isCitizenOf&gt;/&lt;Spa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Hakluyt&gt;/&lt;isCitizenOf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mte_de_LautrÃ©amont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guste_Villiers_de_l'Isle-Adam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ssai_Schur&gt;/&lt;isCitizenOf&gt;/&lt;Switzer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i_de_RÃ©gnier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Chuck_Palahniuk&gt;/&lt;isCitizenOf&gt;/&lt;Nor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es_Michelet&gt;/&lt;isCitizenOf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ilio_Sala&gt;/&lt;isCitizenOf&gt;/&lt;Spai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ck_Vance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ndhal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na_Stead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._Merritt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_Wilhelm_Friedrich_Hegel&gt;/&lt;isCitizenOf&gt;/&lt;Soviet_Uni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Lauren_Ackerman&gt;/&lt;isCitizenOf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lt_Whitman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s_Braque&gt;/&lt;isCitizenOf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nest_LegouvÃ©&gt;/&lt;isCitizenOf&gt;/&lt;Wallac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Joyce&gt;/&lt;isCitizenOf&gt;/&lt;Can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Long_(artist)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Klinger&gt;/&lt;isCitizenOf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Feynman&gt;/&lt;isCitizenOf&gt;/&lt;Braz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obus_Henricus_van_'t_Hoff&gt;/&lt;isCitizenOf&gt;/&lt;Northern_Ire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es_Verne&gt;/&lt;isCitizenOf&gt;/&lt;Wallac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es_Verne&gt;/&lt;isCitizenOf&gt;/&lt;Rus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asile_Alecsandri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Verlaine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Harrison&gt;/&lt;isCitizenOf&gt;/&lt;Republic_of_Ireland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Ãlvares_de_Azevedo&gt;/&lt;isCitizenOf&gt;/&lt;Braz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blo_Picasso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torien_Sardou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cian&gt;/&lt;isCitizenOf&gt;/&lt;Portug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na_Lamb&gt;/&lt;isCitizenOf&gt;/&lt;Braz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rtrand_Russell&gt;/&lt;isCitizenOf&gt;/&lt;In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Priestley&gt;/&lt;isCitizenOf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Jacques_Rousseau&gt;/&lt;isCitizenOf&gt;/&lt;Wallac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Rankin&gt;/&lt;isCitizenOf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my_de_Gourmont&gt;/&lt;isCitizenOf&gt;/&lt;Wallac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llace_Stevens&gt;/&lt;isCitizenOf&gt;/&lt;Canad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on_Rickles&gt;/&lt;isCitizenOf&gt;/&lt;Can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._H._Auden&gt;/&lt;isCitizenOf&gt;/&lt;Scotlan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William_Faulkner&gt;/&lt;isCitizenOf&gt;/&lt;Czechoslovak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tin_Short&gt;/&lt;isCitizenOf&gt;/&lt;Can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_Jung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il_Gaiman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il_Gaiman&gt;/&lt;isCitizenOf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bindranath_Tagore&gt;/&lt;isCitizenOf&gt;/&lt;In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_Roth&gt;/&lt;isCitizenOf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useppe_Garibaldi&gt;/&lt;isCitizenOf&gt;/&lt;Ind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eter_Paul_Rubens&gt;/&lt;isCitizenOf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thony_Frederick_Augustus_Sandys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edrich_Schiller&gt;/&lt;isCitizenOf&gt;/&lt;Portug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Quentin_Crisp&gt;/&lt;isCitizenOf&gt;/&lt;Can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Ã¸ren_Kierkegaard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us_Evola&gt;/&lt;isCitizenOf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Auster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Newhart&gt;/&lt;isCitizenOf&gt;/&lt;Canad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unir_Ahmad_Khan&gt;/&lt;isCitizenOf&gt;/&lt;Paki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dwig_van_Beethoven&gt;/&lt;isCitizenOf&gt;/&lt;Czechoslovak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dolf_Heidenhain&gt;/&lt;isCitizenOf&gt;/&lt;Po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ik_Ibsen&gt;/&lt;isCitizenOf&gt;/&lt;Rus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oltaire&gt;/&lt;isCitizenOf&gt;/&lt;Wallac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vard_Kocbek&gt;/&lt;isCitizenOf&gt;/&lt;Slove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uel_Beckett&gt;/&lt;isCitizenOf&gt;/&lt;Ita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_Kelsen&gt;/&lt;isCitizenOf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Gurdjieff&gt;/&lt;isCitizenOf&gt;/&lt;Ind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Moray&gt;/&lt;isCitizenOf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loyd_Alexander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._S._Eliot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van_Generali&gt;/&lt;isCitizenOf&gt;/&lt;Croat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tÃ³nio_Feliciano_de_Castilho&gt;/&lt;isCitizenOf&gt;/&lt;Braz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ord_Byron&gt;/&lt;isCitizenOf&gt;/&lt;Spa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tsume_SMseki&gt;/&lt;isCitizenOf&gt;/&lt;Jap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am_Sedgwick&gt;/&lt;isCitizenOf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red_GrÃ©vin&gt;/&lt;isCitizenOf&gt;/&lt;Wallac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Burne-Jones&gt;/&lt;isCitizenOf&gt;/&lt;England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Nicolae_Iorga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ki_de_Saint_Phalle&gt;/&lt;isCitizenOf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Grist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teven_Wright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uki_Murakami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rge_Luis_Borges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Ã©o_van_Rysselberghe&gt;/&lt;isCitizenOf&gt;/&lt;Belgi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S._Burroughs&gt;/&lt;isCitizenOf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y_Lichtenstein&gt;/&lt;isCitizenOf&gt;/&lt;Spa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Rimbaud&gt;/&lt;isCitizenOf&gt;/&lt;Wallac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talo_Calvino&gt;/&lt;isCitizenOf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Bacovia&gt;/&lt;isCitizenOf&gt;/&lt;Rom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ston_Ramon&gt;/&lt;isCitizenOf&gt;/&lt;France&gt;</text:p>
          </table:table-cell>
          <table:table-cell table:number-columns-repeated="1022"/>
        </table:table-row>
        <table:table-row table:style-name="ro3">
          <table:table-cell office:value-type="string">
            <text:p>?s29 <text:s/>&lt;influences&gt; <text:s/>?o88 <text:s/>?o88 <text:s/>&lt;isCitizenOf&gt; <text:s/>?o29 <text:s text:c="2"/>=&gt; ?s29 <text:s/>&lt;isCitizenOf&gt; <text:s/>?o29 <text:s/>Support: 1.54001291079317E-4 Head coverage: 0.010020590253946466 Confidence: 0.10564399421128799 Improved confidence: 0.5195729537366548 Predictiveness: 0.796671490593343 Improved Predictiveness: 0.4139289595253668 Std. Improved Predictiveness: 0.0841635583405413 Cardinality: 146 Pred*Conf*Body: 116.31403762662808 Pred*ImprConf*Body: 116.31403762662808 Body size: 1382 Key variable: ?s29</text:p>
          </table:table-cell>
          <table:table-cell table:number-columns-repeated="1023"/>
        </table:table-row>
        <table:table-row table:style-name="ro3">
          <table:table-cell office:value-type="string">
            <text:p>?s8 <text:s/>&lt;produced&gt; <text:s/>?o8 <text:s text:c="2"/>=&gt; ?s8 <text:s/>&lt;created&gt; <text:s/>?o8 <text:s/>Support: 0.0021401960246570833 Head coverage: 0.010136991776496568 Confidence: 0.10056502775574941 Improved confidence: 0.1568976183111661 Predictiveness: 0.35904044409199043 Improved Predictiveness: 0.05633259055541669 Std. Improved Predictiveness: 0.03610691222554761 Cardinality: 2029 Pred*Conf*Body: 728.4930610626486 Pred*ImprConf*Body: 728.4930610626486 Body size: 20176 Key variable: ?o8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Eddie_Selzer&gt;/&lt;created&gt;/&lt;Duck_Dodgers_in_the_24Â½th_Centu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Cuban&gt;/&lt;created&gt;/&lt;Mr._Untouchab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Wayne_Smith&gt;/&lt;created&gt;/&lt;Illegal_Alien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o_Grimaldi&gt;/&lt;created&gt;/&lt;AdiÃ³s,_Saba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ce_Berman&gt;/&lt;created&gt;/&lt;Three_to_Tan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orenzo_di_Bonaventura&gt;/&lt;created&gt;/&lt;Imagine_That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ordon_Hollingshead&gt;/&lt;created&gt;/&lt;Facing_Your_Dang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L._Joseph&gt;/&lt;created&gt;/&lt;The_Third_Secret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sa_M._Hansen&gt;/&lt;created&gt;/&lt;Too_Much_Su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Joseph_Fields&gt;/&lt;created&gt;/&lt;The_Tunnel_of_Lo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_Linson&gt;/&lt;created&gt;/&lt;Fight_Club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_Schlesinger&gt;/&lt;created&gt;/&lt;Hittin'_the_Trail_for_Hallelujah_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ck_Sennett&gt;/&lt;created&gt;/&lt;Passions,_He_Had_Thre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ldecot_Chubb&gt;/&lt;created&gt;/&lt;Believe_in_Me_(200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kkatsu&gt;/&lt;created&gt;/&lt;Edo_Sangokushi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ssian_Elwes&gt;/&lt;created&gt;/&lt;Psycho_Co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yne_Crawford&gt;/&lt;created&gt;/&lt;Peacemaker_(199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m_Raimi&gt;/&lt;created&gt;/&lt;The_Grudge_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ck_Sennett&gt;/&lt;created&gt;/&lt;His_Trysting_Plac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Helen_Levitt&gt;/&lt;created&gt;/&lt;An_Affair_of_the_Sk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awrence_Gordon_(producer)&gt;/&lt;created&gt;/&lt;Boogie_Nigh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ving_Thalberg&gt;/&lt;created&gt;/&lt;La_BohÃ¨me_(1926_film)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my_Van_Nostrand&gt;/&lt;created&gt;/&lt;Seven_Girlfrie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en_Susco&gt;/&lt;created&gt;/&lt;High_School_(201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ochiku&gt;/&lt;created&gt;/&lt;Christ_in_Bronz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elipe_Marino&gt;/&lt;created&gt;/&lt;The_Wacknes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hristine_Vachon&gt;/&lt;created&gt;/&lt;Velvet_Goldm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uglas_Rae_(TV_executive)&gt;/&lt;created&gt;/&lt;Black_Death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na_Gershon&gt;/&lt;created&gt;/&lt;Prey_for_Rock_&amp;_Rol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Hotaling&gt;/&lt;created&gt;/&lt;Weary_Willie's_Rag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Goetz&gt;/&lt;created&gt;/&lt;Clive_of_India_(film)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David_T._Friendly&gt;/&lt;created&gt;/&lt;Big_Momma's_Hou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tteldeutscher_Rundfunk&gt;/&lt;created&gt;/&lt;Wintersleep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gmund_Neufeld&gt;/&lt;created&gt;/&lt;Lightnin'_Bill_Cars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lu_Aravind&gt;/&lt;created&gt;/&lt;Calcutta_Mai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in_Sarde&gt;/&lt;created&gt;/&lt;Genesis_(2004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M._Thompson&gt;/&lt;created&gt;/&lt;The_Firm_(198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S._Feldman&gt;/&lt;created&gt;/&lt;Forever_Young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en_J._Cannell&gt;/&lt;created&gt;/&lt;Dawg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ve_Christensen&gt;/&lt;created&gt;/&lt;Shattered_Gla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ve_Oedekerk&gt;/&lt;created&gt;/&lt;Juwanna_Man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z_Freleng&gt;/&lt;created&gt;/&lt;A_Fly_in_the_Pin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ndro_S._Berman&gt;/&lt;created&gt;/&lt;One_Man's_Journ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oshihiro_Nishimura&gt;/&lt;created&gt;/&lt;Samurai_Prince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Rogers&gt;/&lt;created&gt;/&lt;Carry_On_Emmannuel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_Columbus_(filmmaker)&gt;/&lt;created&gt;/&lt;Jingle_All_the_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gmund_Neufeld&gt;/&lt;created&gt;/&lt;Outlaws_of_Boulder_Pas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uomen_Filmiteollisuus&gt;/&lt;created&gt;/&lt;The_Matriarch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adi_Yacef&gt;/&lt;created&gt;/&lt;The_Battle_of_Algier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Kathleen_Kennedy_(film_producer)&gt;/&lt;created&gt;/&lt;The_Sixth_Sen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ger_Corman&gt;/&lt;created&gt;/&lt;Monster_from_the_Ocean_Flo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die_Selzer&gt;/&lt;created&gt;/&lt;Daffy_Dill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Hotaling&gt;/&lt;created&gt;/&lt;The_Rise_of_the_Johnson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Howard_Hughes&gt;/&lt;created&gt;/&lt;The_Sin_of_Harold_Diddlebock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etty_Aronson&gt;/&lt;created&gt;/&lt;Whatever_Work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ashu_Bhagnani&gt;/&lt;created&gt;/&lt;Hero_No._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Sutro&gt;/&lt;created&gt;/&lt;Due_mogli_sono_tropp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ill_Walsh_(producer)&gt;/&lt;created&gt;/&lt;The_World's_Greatest_Athle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im_Bevan&gt;/&lt;created&gt;/&lt;Wild_Child_(2008_film)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Richard_Attenborough&gt;/&lt;created&gt;/&lt;The_L-Shaped_Ro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F_Compagnie&gt;/&lt;created&gt;/&lt;Even_Pigeons_Go_To_Heav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Sonenberg&gt;/&lt;created&gt;/&lt;Soul_Power_(film)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om_Hanks&gt;/&lt;created&gt;/&lt;The_Great_Buck_Howard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Hilary_Dwyer&gt;/&lt;created&gt;/&lt;Nil_by_Mouth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egmund_Lubin&gt;/&lt;created&gt;/&lt;New_Pillow_Figh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ochiku&gt;/&lt;created&gt;/&lt;Yorokobi_mo_kanashimi_mo_ikutoshitsuk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an_Daniel&gt;/&lt;created&gt;/&lt;The_Mummy_(1999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H._DePatie&gt;/&lt;created&gt;/&lt;Sink_Pin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win_Winkler&gt;/&lt;created&gt;/&lt;Believe_in_Me_(1971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ordon_Hollingshead&gt;/&lt;created&gt;/&lt;Teddy,_the_Rough_Rid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nnis_Johnson&gt;/&lt;created&gt;/&lt;The_Lena_Baker_S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rry_Fessenden&gt;/&lt;created&gt;/&lt;Bitter_Fea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Merhi&gt;/&lt;created&gt;/&lt;T-Forc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ven_Seagal&gt;/&lt;created&gt;/&lt;Prince_of_Central_Pa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Weinstein&gt;/&lt;created&gt;/&lt;Committed_(200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mon_Dash&gt;/&lt;created&gt;/&lt;State_Proper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ochiku&gt;/&lt;created&gt;/&lt;HMrM_no_utahi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yngaran_International&gt;/&lt;created&gt;/&lt;Raja_Chinna_Roj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nneth_Macgowan&gt;/&lt;created&gt;/&lt;Lloyd's_of_Londo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t_Li&gt;/&lt;created&gt;/&lt;Fist_of_Lege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Shavick&gt;/&lt;created&gt;/&lt;The_Brotherhood_IV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_Schlesinger&gt;/&lt;created&gt;/&lt;Hiawatha's_Rabbit_Hun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_Schlesinger&gt;/&lt;created&gt;/&lt;Boulevardier_from_the_Bronx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w_Mason&gt;/&lt;created&gt;/&lt;Danny_Deckchai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d_Fuchs&gt;/&lt;created&gt;/&lt;Jack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_Wieland&gt;/&lt;created&gt;/&lt;The_Voyage_that_Shook_the_World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atrick_Sheane_Duncan&gt;/&lt;created&gt;/&lt;Mr._Holland's_Opu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uan_Lloyd&gt;/&lt;created&gt;/&lt;Paper_Tiger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an_Hough&gt;/&lt;created&gt;/&lt;Emperor_of_the_North_Pol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ichael_Fengler&gt;/&lt;created&gt;/&lt;The_Marriage_of_Maria_Brau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_Schlesinger&gt;/&lt;created&gt;/&lt;You_Don't_Know_What_You're_Doin'!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._M._Rathnam&gt;/&lt;created&gt;/&lt;Ethirum_Pudhir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ree_Venkatesh_Films&gt;/&lt;created&gt;/&lt;Sange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an_Bryce&gt;/&lt;created&gt;/&lt;Tears_of_the_Su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iko_Tanaka&gt;/&lt;created&gt;/&lt;Princess_Are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ipknot_(band)&gt;/&lt;created&gt;/&lt;Behind_the_Mask_(Slipknot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tin_Ransohoff&gt;/&lt;created&gt;/&lt;Hanky_Pank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nny_Yu&gt;/&lt;created&gt;/&lt;The_Bride_with_White_Hair_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Fleischer&gt;/&lt;created&gt;/&lt;Electric_Earthquak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Fleischer&gt;/&lt;created&gt;/&lt;Swat_the_Fly&gt;</text:p>
          </table:table-cell>
          <table:table-cell table:number-columns-repeated="1022"/>
        </table:table-row>
        <table:table-row table:style-name="ro3">
          <table:table-cell office:value-type="string">
            <text:p>?s55 <text:s/>&lt;dealsWith&gt; <text:s/>?s13 <text:s/>?s55 <text:s/>&lt;imports&gt; <text:s/>?o13 <text:s text:c="2"/>=&gt; ?s13 <text:s/>&lt;imports&gt; <text:s/>?o13 <text:s/>Support: 7.911025226677243E-5 Head coverage: 0.22321428571428573 Confidence: 0.09282178217821782 Improved confidence: 0.14097744360902256 Predictiveness: 0.34158415841584155 Improved Predictiveness: 0.048155661430804735 Std. Improved Predictiveness: 0.031706450348005094 Cardinality: 75 Pred*Conf*Body: 25.618811881188115 Pred*ImprConf*Body: 25.618811881188115 Body size: 808 Key variable: ?s13</text:p>
          </table:table-cell>
          <table:table-cell table:number-columns-repeated="1023"/>
        </table:table-row>
        <table:table-row table:style-name="ro3">
          <table:table-cell office:value-type="string">
            <text:p>~</text:p>
          </table:table-cell>
          <table:table-cell office:value-type="string">
            <text:p>&lt;Croati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roatia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duras&gt;/&lt;imports&gt;/&lt;wordnet_consumer_goods_10309357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duras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grain_1092907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fertilizer_11485934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cement_11480448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electricity_11144990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fertilizer_11485934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livestock_10188747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imports&gt;/&lt;wordnet_plastic_1145926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thuania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thuania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eland&gt;/&lt;imports&gt;/&lt;wordnet_pharmaceutical_10392098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nch_Polynesi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nch_Polynesia&gt;/&lt;im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enia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gand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iji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iji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Ã´te_d'Ivoire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Ã´te_d'Ivoire&gt;/&lt;imports&gt;/&lt;wordnet_beverage_10788180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Ã´te_d'Ivoire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Ã´te_d'Ivoire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im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livestock_10188747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electronics_10609926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footwear_103381126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clothing_103051540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ermany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food_100021265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Germany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mineral_11466257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grain_1092907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ermany&gt;/&lt;imports&gt;/&lt;wordnet_base_metal_11461867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go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imports&gt;/&lt;wordnet_aircraft_10268656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imports&gt;/&lt;wordnet_drink_10788522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imports&gt;/&lt;wordnet_electronics_10609926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zbekistan&gt;/&lt;imports&gt;/&lt;wordnet_alumina_11482394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clothing_1030515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food_10002126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furniture_10340572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consumer_goods_10309357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gypt&gt;/&lt;imports&gt;/&lt;wordnet_wheat_11214208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_Virgin_Islands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_Virgin_Islands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_Virgin_Islands&gt;/&lt;im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ibouti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jibouti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larus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imports&gt;/&lt;wordnet_pharmaceutical_103920989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ameroon&gt;/&lt;imports&gt;/&lt;wordnet_food_10002126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bi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bia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bia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bia&gt;/&lt;imports&gt;/&lt;wordnet_chemical_11480683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electronics_10609926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wheat_11214208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pharmaceutical_10392098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vehicle_10452431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food_10002126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furniture_10340572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lgeria&gt;/&lt;imports&gt;/&lt;wordnet_machinery_103701640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lgeria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lgeria&gt;/&lt;im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?s23 <text:s/>&lt;worksAt&gt; <text:s/>?o23 <text:s text:c="2"/>=&gt; ?s23 <text:s/>&lt;graduatedFrom&gt; <text:s/>?o23 <text:s/>Support: 2.3100193661897549E-4 Head coverage: 0.018442105263157895 Confidence: 0.08990147783251232 Improved confidence: 0.16246290801186944 Predictiveness: 0.4466338259441708 Improved Predictiveness: 0.07256143017935712 Std. Improved Predictiveness: 0.040153041002370035 Cardinality: 219 Pred*Conf*Body: 97.8128078817734 Pred*ImprConf*Body: 97.8128078817734 Body size: 2436 Key variable: ?s23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Ian_McCutcheon&gt;/&lt;graduatedFrom&gt;/&lt;The_University_of_Texas_MD_Anderson_Cancer_Cen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d_McLafferty&gt;/&lt;graduatedFrom&gt;/&lt;Purdue_Universit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Clarence_Chant&gt;/&lt;graduatedFrom&gt;/&lt;University_of_Toron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Koebe&gt;/&lt;graduatedFrom&gt;/&lt;University_of_Leipzi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A._Gardner&gt;/&lt;graduatedFrom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rl_Gegenbaur&gt;/&lt;graduatedFrom&gt;/&lt;University_of_Heidelber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Eduard_Weber&gt;/&lt;graduatedFrom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anie_Kwolek&gt;/&lt;graduatedFrom&gt;/&lt;DuPon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ton_Eiselsberg&gt;/&lt;graduatedFrom&gt;/&lt;Utrecht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Claude_Latombe&gt;/&lt;graduatedFrom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._P._L._SÃ¸rensen&gt;/&lt;graduatedFrom&gt;/&lt;Carlsberg_Labora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ers_Hald&gt;/&lt;graduatedFrom&gt;/&lt;University_of_Copenha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bert_Wiener&gt;/&lt;graduatedFrom&gt;/&lt;Massachusetts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Viacheslav_V._Nikulin&gt;/&lt;graduatedFrom&gt;/&lt;University_of_Liverpoo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_Stille&gt;/&lt;graduatedFrom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hn_R._Kirtley&gt;/&lt;graduatedFrom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zarus_Fuchs&gt;/&lt;graduatedFrom&gt;/&lt;University_of_Greifswal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Mond&gt;/&lt;graduatedFrom&gt;/&lt;Brunner_Mo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idier_Sornette&gt;/&lt;graduatedFrom&gt;/&lt;ETH_Zuric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Temple_Grandin&gt;/&lt;graduatedFrom&gt;/&lt;Colorado_Stat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il_Godlewski_(junior)&gt;/&lt;graduatedFrom&gt;/&lt;Jagiellonia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liver_Perry_Hay&gt;/&lt;graduatedFrom&gt;/&lt;Carnegie_Institution_for_Scie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ordon_McVie&gt;/&lt;graduatedFrom&gt;/&lt;European_Institute_of_Onc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Briggs_(mathematician)&gt;/&lt;graduatedFrom&gt;/&lt;Gresham_Colle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A._Farber&gt;/&lt;graduatedFrom&gt;/&lt;University_of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lifton_C._Edom&gt;/&lt;graduatedFrom&gt;/&lt;University_of_Missour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gÃ´_BÂ£o_ChÃ¢u&gt;/&lt;graduatedFrom&gt;/&lt;Paris-Sud_11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rick_Blackett,_Baron_Blackett&gt;/&lt;graduatedFrom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Stern&gt;/&lt;graduatedFrom&gt;/&lt;NAS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Whiston&gt;/&lt;graduatedFrom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R._Maples&gt;/&lt;graduatedFrom&gt;/&lt;University_of_Flori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il_S._Sullivan&gt;/&lt;graduatedFrom&gt;/&lt;University_of_Florid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hann_Borenstein&gt;/&lt;graduatedFrom&gt;/&lt;University_of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._Shankar_Sastry&gt;/&lt;graduatedFrom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nathan_Partington&gt;/&lt;graduatedFrom&gt;/&lt;University_of_Lee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man_Pirie&gt;/&lt;graduatedFrom&gt;/&lt;Rothamsted_Experimental_Stat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mas_Erdelyi_(mathematician)&gt;/&lt;graduatedFrom&gt;/&lt;Texas_A&amp;M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es_Charles_FranÃ§ois_Sturm&gt;/&lt;graduatedFrom&gt;/&lt;Ãcole_Polytechniq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cott_A._McLuckey&gt;/&lt;graduatedFrom&gt;/&lt;Purdu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ns_Fredrik_Schroeter&gt;/&lt;graduatedFrom&gt;/&lt;University_of_Osl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lles_Motet&gt;/&lt;graduatedFrom&gt;/&lt;University_of_Toulou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Wilkie_(surgeon)&gt;/&lt;graduatedFrom&gt;/&lt;University_of_Edinburg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Agus&gt;/&lt;graduatedFrom&gt;/&lt;Navigenic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tto_Ambros&gt;/&lt;graduatedFrom&gt;/&lt;IG_Farb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z_Hillenkamp&gt;/&lt;graduatedFrom&gt;/&lt;University_of_MÃ¼nst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ncenzo_Riccati&gt;/&lt;graduatedFrom&gt;/&lt;Pontifical_Gregorian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Charles_Davenport&gt;/&lt;graduatedFrom&gt;/&lt;Cold_Spring_Harbor_Laborator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Ole_JÃ¸rgen_Benedictow&gt;/&lt;graduatedFrom&gt;/&lt;University_of_Osl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us_Fierz&gt;/&lt;graduatedFrom&gt;/&lt;ETH_Zuric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elen_Fisher_(anthropologist)&gt;/&lt;graduatedFrom&gt;/&lt;Rutgers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ichael_Eisen&gt;/&lt;graduatedFrom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Igersheimer&gt;/&lt;graduatedFrom&gt;/&lt;Tufts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fim_Zelmanov&gt;/&lt;graduatedFrom&gt;/&lt;University_of_California,_San_Die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land_Carl_Backhouse&gt;/&lt;graduatedFrom&gt;/&lt;University_of_Nottingh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rnard_Silverman&gt;/&lt;graduatedFrom&gt;/&lt;University_of_Oxfo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rrick_Chapman&gt;/&lt;graduatedFrom&gt;/&lt;New_York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oberto_Refinetti&gt;/&lt;graduatedFrom&gt;/&lt;University_of_SÃ£o_Paul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lain_Aspect&gt;/&lt;graduatedFrom&gt;/&lt;Ãcole_supÃ©rieure_d'optiq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mund_Murton_Walker&gt;/&lt;graduatedFrom&gt;/&lt;University_of_Toron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ir_Shaviv&gt;/&lt;graduatedFrom&gt;/&lt;Hebrew_University_of_Jerusal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rst_Dreier&gt;/&lt;graduatedFrom&gt;/&lt;University_of_WÃ¼rzbur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_Kalb&gt;/&lt;graduatedFrom&gt;/&lt;Central_Europea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Hasbrouck_Van_Vleck&gt;/&lt;graduatedFrom&gt;/&lt;University_of_Minneso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mitrii_Mushketov&gt;/&lt;graduatedFrom&gt;/&lt;Saint_Petersburg_Mining_Institu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_Wu&gt;/&lt;graduatedFrom&gt;/&lt;Ãcole_Polytechnique_de_MontrÃ©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Zaborszky&gt;/&lt;graduatedFrom&gt;/&lt;Washington_University_in_St._Lou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rris_Kleiner&gt;/&lt;graduatedFrom&gt;/&lt;University_of_Kans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unir_Ahmad_Khan&gt;/&lt;graduatedFrom&gt;/&lt;Pakistan_Atomic_Energy_Commissio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Leonard_BlussÃ©&gt;/&lt;graduatedFrom&gt;/&lt;Leide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rishna_Palem&gt;/&lt;graduatedFrom&gt;/&lt;Ric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igore_Moisil&gt;/&lt;graduatedFrom&gt;/&lt;University_of_Buchar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us_Lothar_Meyer&gt;/&lt;graduatedFrom&gt;/&lt;University_of_TÃ¼bing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ck_Drummond&gt;/&lt;graduatedFrom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_C._Baldus&gt;/&lt;graduatedFrom&gt;/&lt;University_of_Io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rrett_Birkhoff&gt;/&lt;graduatedFrom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rl_August_Folkers&gt;/&lt;graduatedFrom&gt;/&lt;Merck_&amp;_Co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phael_Cilento&gt;/&lt;graduatedFrom&gt;/&lt;Australian_League_of_Righ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Ricchiuti&gt;/&lt;graduatedFrom&gt;/&lt;Freeman_School_of_Busine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Grafen&gt;/&lt;graduatedFrom&gt;/&lt;University_of_Oxfo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V._Luce&gt;/&lt;graduatedFrom&gt;/&lt;Trinity_College,_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Greengard&gt;/&lt;graduatedFrom&gt;/&lt;Rockefeller_Universit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Thomas_Gerard_Gallagher&gt;/&lt;graduatedFrom&gt;/&lt;University_of_Bradfo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olpho_Ducke&gt;/&lt;graduatedFrom&gt;/&lt;Museu_Paraense_EmÃ­lio_Goeld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ichard_Coates&gt;/&lt;graduatedFrom&gt;/&lt;University_of_the_West_of_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yme_Luiz_Szwarcfiter&gt;/&lt;graduatedFrom&gt;/&lt;Federal_University_of_Rio_de_Janeiro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Hal_Dixon&gt;/&lt;graduatedFrom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an_Huxley&gt;/&lt;graduatedFrom&gt;/&lt;Rice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nny_Cohen_(engineer)&gt;/&lt;graduatedFrom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ded_Schramm&gt;/&lt;graduatedFrom&gt;/&lt;Microsoft_Resear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c_Harold_Neville&gt;/&lt;graduatedFrom&gt;/&lt;Trinity_College,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mon_A._Levin&gt;/&lt;graduatedFrom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Diederik_Korteweg&gt;/&lt;graduatedFrom&gt;/&lt;University_of_Amsterda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ndrÃ©_Weil&gt;/&lt;graduatedFrom&gt;/&lt;Lehigh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vey_Locke&gt;/&lt;graduatedFrom&gt;/&lt;WILD_Foundat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Shuster&gt;/&lt;graduatedFrom&gt;/&lt;MSNBC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Lazarus_Ekwueme&gt;/&lt;graduatedFrom&gt;/&lt;University_of_Lago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tun_Hein&gt;/&lt;graduatedFrom&gt;/&lt;Aarhus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C._Michelson&gt;/&lt;graduatedFrom&gt;/&lt;Georgia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gei_Winogradsky&gt;/&lt;graduatedFrom&gt;/&lt;Saint_Petersburg_Conserva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afik_Chokin&gt;/&lt;graduatedFrom&gt;/&lt;Kazakhstan_Academy_of_Sciences&gt;</text:p>
          </table:table-cell>
          <table:table-cell table:number-columns-repeated="1022"/>
        </table:table-row>
        <table:table-row table:style-name="ro3">
          <table:table-cell office:value-type="string">
            <text:p>?s15 <text:s/>&lt;diedIn&gt; <text:s/>?o15 <text:s text:c="2"/>=&gt; ?s15 <text:s/>&lt;wasBornIn&gt; <text:s/>?o15 <text:s/>Support: 0.002067414592571653 Head coverage: 0.0350231402891196 Confidence: 0.08846362159234519 Improved confidence: 0.22531325439705713 Predictiveness: 0.6073749774327496 Improved Predictiveness: 0.13684963280471193 Std. Improved Predictiveness: 0.05373059016826996 Cardinality: 1960 Pred*Conf*Body: 1190.4549557681892 Pred*ImprConf*Body: 1190.4549557681892 Body size: 22156 Key variable: ?s15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Shabbona&gt;/&lt;wasBornIn&gt;/&lt;Morris,_Illino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ol_Fenner&gt;/&lt;wasBornIn&gt;/&lt;Battle_Creek,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rson_Colby_Cheney&gt;/&lt;wasBornIn&gt;/&lt;Dover,_New_Hampshi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A._Michener&gt;/&lt;wasBornIn&gt;/&lt;Austin,_Texa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Gerhard_SchÃ¶pfel&gt;/&lt;wasBornIn&gt;/&lt;Bergisch_Gladba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aris_al-Khoury&gt;/&lt;wasBornIn&gt;/&lt;Damascu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Ã¼nther_Sachs&gt;/&lt;wasBornIn&gt;/&lt;Veni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ot_M._Morrill&gt;/&lt;wasBornIn&gt;/&lt;Augusta,_Ma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ibhuvan_of_Nepal&gt;/&lt;wasBornIn&gt;/&lt;ZÃ¼r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ihu_Root&gt;/&lt;wasBornIn&gt;/&lt;New_York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de_Rochefort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Armone&gt;/&lt;wasBornIn&gt;/&lt;New_York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nce_Anton_of_Hohenzollern-Sigmaringen&gt;/&lt;wasBornIn&gt;/&lt;Dvor_KrÃ¡lovÃ©_nad_Lab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Brady_(criminal)&gt;/&lt;wasBornIn&gt;/&lt;Jersey_City,_New_Jers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n_Steadman&gt;/&lt;wasBornIn&gt;/&lt;Victorville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ald_Fischer&gt;/&lt;wasBornIn&gt;/&lt;Beit_Ja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M._Gamble&gt;/&lt;wasBornIn&gt;/&lt;New_York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mingo_Tamargo&gt;/&lt;wasBornIn&gt;/&lt;Hav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fino_Linares&gt;/&lt;wasBornIn&gt;/&lt;Santo_Domin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J._Kindel&gt;/&lt;wasBornIn&gt;/&lt;Brush,_Colorad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einz_Arndt&gt;/&lt;wasBornIn&gt;/&lt;Canberr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Fred_MacMurray&gt;/&lt;wasBornIn&gt;/&lt;Santa_Monica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inz_Vinke&gt;/&lt;wasBornIn&gt;/&lt;Dunkirk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ntun_Augustin</text:p>
          </table:table-cell>
          <table:table-cell table:number-columns-repeated="1022"/>
        </table:table-row>
        <table:table-row table:style-name="ro3">
          <table:table-cell office:value-type="string">
            <text:p>i&gt;/&lt;wasBornIn&gt;/&lt;Zagreb&gt;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Eduardo_MuÃ±oz_Bachs&gt;/&lt;wasBornIn&gt;/&lt;Hav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is_Ouimet&gt;/&lt;wasBornIn&gt;/&lt;Newton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Kingsley_Acquah&gt;/&lt;wasBornIn&gt;/&lt;Accr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lly_Gray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nzM_Murakami&gt;/&lt;wasBornIn&gt;/&lt;Toky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nid_Bennett&gt;/&lt;wasBornIn&gt;/&lt;Malibu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_Smith_(actor)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F._Causey&gt;/&lt;wasBornIn&gt;/&lt;Milford,_Delawa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_Dragna&gt;/&lt;wasBornIn&gt;/&lt;Los_Ange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Sargeant_Jagger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y_Livingston&gt;/&lt;wasBornIn&gt;/&lt;Los_Ange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Pattengill&gt;/&lt;wasBornIn&gt;/&lt;Ann_Arbor,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arle_Davis_Gregory&gt;/&lt;wasBornIn&gt;/&lt;Tuscaloosa,_Alaba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nÃ©_Fonck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Fernando_Soler&gt;/&lt;wasBornIn&gt;/&lt;Mexico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wis_Sperry_Chafer&gt;/&lt;wasBornIn&gt;/&lt;Seatt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pe_Marcellus_I&gt;/&lt;wasBornIn&gt;/&lt;Ro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lette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olf_FurtwÃ¤ngler&gt;/&lt;wasBornIn&gt;/&lt;Athe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c_Scurlock&gt;/&lt;wasBornIn&gt;/&lt;Eastland,_Tex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larence_J._Shearn&gt;/&lt;wasBornIn&gt;/&lt;New_York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ris_Nikolsky&gt;/&lt;wasBornIn&gt;/&lt;Saint_Petersbur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ian_Spencer&gt;/&lt;wasBornIn&gt;/&lt;Riviera_Beach,_Flori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B._Franklin&gt;/&lt;wasBornIn&gt;/&lt;Springfield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thaniel_Thayer&gt;/&lt;wasBornIn&gt;/&lt;Rochester,_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e_of_Saxe-Altenburg&gt;/&lt;wasBornIn&gt;/&lt;Gmund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P._Dunne&gt;/&lt;wasBornIn&gt;/&lt;Baton_Rouge,_Louisi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old_Chestnut&gt;/&lt;wasBornIn&gt;/&lt;Schenectady,_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age_Danielsson&gt;/&lt;wasBorn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McBryar&gt;/&lt;wasBornIn&gt;/&lt;Philadelph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evor_Sprigg&gt;/&lt;wasBornIn&gt;/&lt;Fremantle,_Western_Austral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ope_Pius_I&gt;/&lt;wasBornIn&gt;/&lt;Ro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Clark_(explorer)&gt;/&lt;wasBornIn&gt;/&lt;St._Louis,_Missour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rkhard_Christoph_von_MÃ¼nnich&gt;/&lt;wasBornIn&gt;/&lt;Tart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lter_Crickmer&gt;/&lt;wasBornIn&gt;/&lt;Mun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k_Frazetta&gt;/&lt;wasBornIn&gt;/&lt;Fort_Myers,_Flori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Wien&gt;/&lt;wasBornIn&gt;/&lt;Mun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rbert_Greenhough_Smith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artholomeus_van_der_Helst&gt;/&lt;wasBorn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Treloar_(museum_administrator)&gt;/&lt;wasBornIn&gt;/&lt;Canberr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k_Bladin&gt;/&lt;wasBornIn&gt;/&lt;Melbourn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ne_Baxter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if_Newry_Fitzroy_Crozier&gt;/&lt;wasBornIn&gt;/&lt;Cushing,_Oklaho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Wylie_Norman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Ã³zef_Kanty_OssoliDski&gt;/&lt;wasBornIn&gt;/&lt;RymanÃ³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edrich_Wilhelm,_FÃ¼rst_zu_Hohenlohe-Kirchberg&gt;/&lt;wasBornIn&gt;/&lt;Prag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us_Morton&gt;/&lt;wasBornIn&gt;/&lt;Taunton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wald_O._Stiehm&gt;/&lt;wasBornIn&gt;/&lt;Bloomington,_Indi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Fairchild&gt;/&lt;wasBornIn&gt;/&lt;Columbus,_Ohi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_Josiah_Brewer&gt;/&lt;wasBornIn&gt;/&lt;Washington,_D.C.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saac_Todhunter&gt;/&lt;wasBornIn&gt;/&lt;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ipina_Turnograjska&gt;/&lt;wasBornIn&gt;/&lt;Graz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Cutbush&gt;/&lt;wasBornIn&gt;/&lt;Geneva,_New_York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ugo_Haase&gt;/&lt;wasBorn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S._Holman&gt;/&lt;wasBornIn&gt;/&lt;Washington,_D.C.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I._A._L._Diamond&gt;/&lt;wasBornIn&gt;/&lt;Beverly_Hills,_Californ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lec_Kessler&gt;/&lt;wasBornIn&gt;/&lt;Gulf_Breeze,_Florid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Fritz_Odemar&gt;/&lt;wasBornIn&gt;/&lt;Mun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W._Grimes&gt;/&lt;wasBornIn&gt;/&lt;Burlington,_Io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J.C._Amory&gt;/&lt;wasBornIn&gt;/&lt;New_Bern,_North_Caroli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Stevenson_(admiral)&gt;/&lt;wasBornIn&gt;/&lt;Canberr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hnnie_David_Hutchins&gt;/&lt;wasBornIn&gt;/&lt;La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stelle_Reiner&gt;/&lt;wasBornIn&gt;/&lt;Beverly_Hills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n_Hayes&gt;/&lt;wasBornIn&gt;/&lt;Malibu,_Californ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lenta_of_Poland&gt;/&lt;wasBornIn&gt;/&lt;Gniezn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gustÃ­n_de_Ahumada&gt;/&lt;wasBornIn&gt;/&lt;Mexico_C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rchie_Musick&gt;/&lt;wasBornIn&gt;/&lt;Colorado_Springs,_Colorad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race_Porter&gt;/&lt;wasBornIn&gt;/&lt;New_York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rian_Fortescue_(martyr)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._Broward_Culpepper&gt;/&lt;wasBornIn&gt;/&lt;Denton,_Tex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l_Ferrer&gt;/&lt;wasBornIn&gt;/&lt;Santa_Barbara,_Californ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enry_III_of_Nassau-Breda&gt;/&lt;wasBornIn&gt;/&lt;Bre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Lloyd_Hodgkin&gt;/&lt;wasBornIn&gt;/&lt;Cambridg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Eberhard_Thunert&gt;/&lt;wasBornIn&gt;/&lt;Wuppert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tor_Prosper_Considerant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mes_Crumley&gt;/&lt;wasBornIn&gt;/&lt;Missoula,_Montana&gt;</text:p>
          </table:table-cell>
          <table:table-cell table:number-columns-repeated="1022"/>
        </table:table-row>
        <table:table-row table:style-name="ro3">
          <table:table-cell office:value-type="string">
            <text:p>?s13 <text:s/>&lt;exports&gt; <text:s/>?o13 <text:s text:c="2"/>=&gt; ?s13 <text:s/>&lt;imports&gt; <text:s/>?o13 <text:s/>Support: 4.641134799650649E-5 Head coverage: 0.13095238095238096 Confidence: 0.08678500986193294 Improved confidence: 0.10328638497652583 Predictiveness: 0.1597633136094675 Improved Predictiveness: 0.016501375114592886 Std. Improved Predictiveness: 0.013865060747172721 Cardinality: 44 Pred*Conf*Body: 7.029585798816569 Pred*ImprConf*Body: 7.029585798816569 Body size: 507 Key variable: ?s13</text:p>
          </table:table-cell>
          <table:table-cell table:number-columns-repeated="1023"/>
        </table:table-row>
        <table:table-row table:style-name="ro3">
          <table:table-cell office:value-type="string">
            <text:p>~</text:p>
          </table:table-cell>
          <table:table-cell office:value-type="string">
            <text:p>&lt;New_South_Wales&gt;/&lt;imports&gt;/&lt;wordnet_iron_ore_11492345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w_South_Wales&gt;/&lt;imports&gt;/&lt;wordnet_coal_114814616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w_South_Wales&gt;/&lt;imports&gt;/&lt;wordnet_wheat_11214208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imports&gt;/&lt;wordnet_meat_10764985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imports&gt;/&lt;wordnet_sodium_carbonate_11504484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imports&gt;/&lt;wordnet_nickel_11464661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imports&gt;/&lt;wordnet_diamond_11337195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imports&gt;/&lt;wordnet_copper_114635722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pal&gt;/&lt;imports&gt;/&lt;wordnet_rug_10411802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pal&gt;/&lt;imports&gt;/&lt;wordnet_grain_1092907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pal&gt;/&lt;imports&gt;/&lt;wordnet_herb_11220569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pal&gt;/&lt;imports&gt;/&lt;wordnet_clothing_103051540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exico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gold_113371760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exico&gt;/&lt;imports&gt;/&lt;wordnet_aircraft_10268656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aluminum_11462782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silver_11465495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cotton_11487007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coffee_bean_10792935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silicone_11504049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ship_10419428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biotechnology_10612676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cellular_telephone_10299252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fruit_11313494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battery_108389572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information_technology_10613451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vegetable_10770745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meat_10764985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rolling_stock_1041033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lithium_11464379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firearm_10334385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cashew_11275927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seafood_107776866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skatchewan&gt;/&lt;imports&gt;/&lt;wordnet_oilseed_11168948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skatchewan&gt;/&lt;imports&gt;/&lt;wordnet_fertilizer_11485934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alumina_11482394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wool_10459923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gold_11337176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meat_10764985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iron_ore_114923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coal_114814616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wheat_11214208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urundi&gt;/&lt;imports&gt;/&lt;wordnet_coffee_bean_10792935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urundi&gt;/&lt;imports&gt;/&lt;wordnet_sugar_10785928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urundi&gt;/&lt;imports&gt;/&lt;wordnet_cotton_11487007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urundi&gt;/&lt;imports&gt;/&lt;wordnet_hide_1147592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gorno-Karabakh&gt;/&lt;imports&gt;/&lt;wordnet_foodstuff_1075663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gorno-Karabakh&gt;/&lt;imports&gt;/&lt;wordnet_alcohol_10788456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gorno-Karabakh&gt;/&lt;imports&gt;/&lt;wordnet_tourism_10029816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akistan&gt;/&lt;imports&gt;/&lt;wordnet_bed_linen_10282103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akistan&gt;/&lt;imports&gt;/&lt;wordnet_rice_10780432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imports&gt;/&lt;wordnet_coffee_bean_10792935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imports&gt;/&lt;wordnet_lumber_11494358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imports&gt;/&lt;wordnet_aluminum_11462782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meroon&gt;/&lt;imports&gt;/&lt;wordnet_cotton_11487007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wood_11509816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coffee_bean_10792935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gold_11337176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cashew_10777214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cotton_11487007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industry_10092344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wood_11509816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fish_10251205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coffee_bean_10792935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cacao_11220158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runt_11054354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hemp_1149065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banana_11235228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petroleum_1149805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sugar_10785928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clove_11233983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shellfish_107783210&gt;</text:p>
          </table:table-cell>
          <table:table-cell table:number-columns-repeated="1022"/>
        </table:table-row>
        <table:table-row table:style-name="ro3">
          <table:table-cell office:value-type="string">
            <text:p>?s67 <text:s/>&lt;hasAcademicAdvisor&gt; <text:s/>?s22 <text:s/>?s67 <text:s/>&lt;worksAt&gt; <text:s/>?o22 <text:s text:c="2"/>=&gt; ?s22 <text:s/>&lt;worksAt&gt; <text:s/>?o22 <text:s/>Support: 4.957575808717739E-5 Head coverage: 0.01929392446633826 Confidence: 0.0865561694290976 Improved confidence: 0.2186046511627907 Predictiveness: 0.6040515653775322 Improved Predictiveness: 0.1320484817336931 Std. Improved Predictiveness: 0.05228438963672931 Cardinality: 47 Pred*Conf*Body: 28.390423572744016 Pred*ImprConf*Body: 28.390423572744016 Body size: 543 Key variable: ?s22</text:p>
          </table:table-cell>
          <table:table-cell table:number-columns-repeated="1023"/>
        </table:table-row>
        <table:table-row table:style-name="ro3">
          <table:table-cell office:value-type="string">
            <text:p>N</text:p>
          </table:table-cell>
          <table:table-cell office:value-type="string">
            <text:p>&lt;Marvin_Minsky&gt;/&lt;worksAt&gt;/&lt;SRI_International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W._V._D._Hodge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il_Warburg&gt;/&lt;worksAt&gt;/&lt;University_of_Leipzi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old_Barlow&gt;/&lt;worksAt&gt;/&lt;Chinese_University_of_Hong_Ko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Duncan_Michener&gt;/&lt;worksAt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san_Carey&gt;/&lt;worksAt&gt;/&lt;Yal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._Slater&gt;/&lt;worksAt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._Slater&gt;/&lt;worksAt&gt;/&lt;Institute_for_Advanced_Stud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inrich_Behnke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lter_Baade&gt;/&lt;worksAt&gt;/&lt;Palomar_Observato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Raz&gt;/&lt;worksAt&gt;/&lt;Hebrew_University_of_Jerusal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wan-ichi_Terazawa&gt;/&lt;worksAt&gt;/&lt;University_of_Toky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_Hilbert&gt;/&lt;worksAt&gt;/&lt;Institute_for_Advanced_Stud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rmann_Usener&gt;/&lt;worksAt&gt;/&lt;Humboldt_University_of_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_Remsen&gt;/&lt;worksAt&gt;/&lt;Georgia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_B._Allendoerfer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Ffowcs_Williams&gt;/&lt;worksAt&gt;/&lt;University_of_Greenw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gust_Weismann&gt;/&lt;worksAt&gt;/&lt;Museu_Paraense_EmÃ­lio_Goel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rol_Borsuk&gt;/&lt;worksAt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yril_Burt&gt;/&lt;worksAt&gt;/&lt;Institute_of_Psychiat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G._Nocera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old_Davenport&gt;/&lt;worksAt&gt;/&lt;Institute_for_Advanced_Stud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se_Meitner&gt;/&lt;worksAt&gt;/&lt;Auergesellschaf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sco_Rossetti&gt;/&lt;worksAt&gt;/&lt;University_of_Tur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Wundt&gt;/&lt;worksAt&gt;/&lt;Cornell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p_Thorne&gt;/&lt;worksAt&gt;/&lt;University_of_New_Mexic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Heim&gt;/&lt;worksAt&gt;/&lt;University_of_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indya_Sinha&gt;/&lt;worksAt&gt;/&lt;Nature_Conservation_Foundat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Olive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Ostwald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Batchelor&gt;/&lt;worksAt&gt;/&lt;Johns_Hopkins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Batchelor&gt;/&lt;worksAt&gt;/&lt;California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lles_Brassard&gt;/&lt;worksAt&gt;/&lt;National_Research_Council_(Canada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axime_BÃ´cher&gt;/&lt;worksAt&gt;/&lt;Ric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uglas_L._Jones&gt;/&lt;worksAt&gt;/&lt;Rice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Enrico_Fermi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os_Papadimitriou&gt;/&lt;worksAt&gt;/&lt;Stony_Brook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Weber&gt;/&lt;worksAt&gt;/&lt;Hughes_Aircraf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Robert_Woodyard&gt;/&lt;worksAt&gt;/&lt;SRI_Internationa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z_Sondheimer&gt;/&lt;worksAt&gt;/&lt;Weizmann_Institute_of_Scie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rl_Herzfeld&gt;/&lt;worksAt&gt;/&lt;University_of_North_Carolina_at_Chapel_Hil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pÃ³t_FejÃ©r&gt;/&lt;worksAt&gt;/&lt;Lun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wis_Terman&gt;/&lt;worksAt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nus_Pauling&gt;/&lt;worksAt&gt;/&lt;University_of_Minneso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nus_Pauling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tanisBaw_Le[niewski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_Kreisel&gt;/&lt;worksAt&gt;/&lt;Carnegie_Mellon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olomon_Marcus&gt;/&lt;worksAt&gt;/&lt;University_of_Auck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y_Markov&gt;/&lt;worksAt&gt;/&lt;Brow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y_Markov&gt;/&lt;worksAt&gt;/&lt;University_of_Warsaw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Walter_Gilbert&gt;/&lt;worksAt&gt;/&lt;Brow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Born&gt;/&lt;worksAt&gt;/&lt;University_of_Adelai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Born&gt;/&lt;worksAt&gt;/&lt;Manhattan_Projec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nder_Johannes_de_Haas&gt;/&lt;worksAt&gt;/&lt;Vrije_Universitei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nnis_William_Sciama&gt;/&lt;worksAt&gt;/&lt;University_of_Oxfo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stafa_Abbas_Saleh&gt;/&lt;worksAt&gt;/&lt;Al-Azhar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nold_Eucken&gt;/&lt;worksAt&gt;/&lt;Max_Planck_Institute_for_Biophysical_Chemist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Efstathiou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onisBaw_Malinowski&gt;/&lt;worksAt&gt;/&lt;London_School_of_Economic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ieter_Rijke&gt;/&lt;worksAt&gt;/&lt;University_of_Amsterda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ichael_Polanyi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Schultz&gt;/&lt;worksAt&gt;/&lt;Carnegie_Mell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Wegner&gt;/&lt;worksAt&gt;/&lt;University_of_Texas_at_Aust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Schuchert&gt;/&lt;worksAt&gt;/&lt;Geological_Survey_of_Cana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tor_Frederick_Weisskopf&gt;/&lt;worksAt&gt;/&lt;Santa_Fe_Institu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gor_Wentzel&gt;/&lt;worksAt&gt;/&lt;ETH_Zur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Oughtred&gt;/&lt;worksAt&gt;/&lt;Queens'_College,_Cambridg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acques-Louis_Lions&gt;/&lt;worksAt&gt;/&lt;University_of_Houst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spard_Monge&gt;/&lt;worksAt&gt;/&lt;University_of_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Epel&gt;/&lt;worksAt&gt;/&lt;Baylor_College_of_Medicin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dney_Coleman&gt;/&lt;worksAt&gt;/&lt;Perimeter_Institute_for_Theoretical_Physic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low_Shapley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Jaffe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Augustus_Rowland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Geroch&gt;/&lt;worksAt&gt;/&lt;Pennsylvania_Stat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ger_Penrose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-Dieter_Betz&gt;/&lt;worksAt&gt;/&lt;University_of_Chicag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lexander_Friedmann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Chadwick&gt;/&lt;worksAt&gt;/&lt;Pennsylvania_Stat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elix_Klein&gt;/&lt;worksAt&gt;/&lt;Clark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a_Scott&gt;/&lt;worksAt&gt;/&lt;Queen_Mary,_University_of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nold_Sommerfeld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riel_Weinreich&gt;/&lt;worksAt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_Hahn&gt;/&lt;worksAt&gt;/&lt;Institute_for_Advanced_Stud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Condon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nst_Haeckel&gt;/&lt;worksAt&gt;/&lt;Museu_Paraense_EmÃ­lio_Goel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rge_Lang&gt;/&lt;worksAt&gt;/&lt;University_at_Buffalo,_The_State_University_of_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-Chi_Ho&gt;/&lt;worksAt&gt;/&lt;Purdu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nst_G._Straus&gt;/&lt;worksAt&gt;/&lt;University_of_Regin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enkichi_Iwasawa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edrich_Stromeyer&gt;/&lt;worksAt&gt;/&lt;University_of_Marbur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McNeill_(Chicago_psychologist)&gt;/&lt;worksAt&gt;/&lt;Northwester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L._Clarke&gt;/&lt;worksAt&gt;/&lt;University_of_Sheffiel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lomon_Bochner&gt;/&lt;worksAt&gt;/&lt;University_of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lomon_Bochner&gt;/&lt;worksAt&gt;/&lt;California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Burr_Van_Vleck&gt;/&lt;worksAt&gt;/&lt;Northwester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dney_Drell&gt;/&lt;worksAt&gt;/&lt;Rockefeller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rl_Wilhelm_Gottlob_Kastner&gt;/&lt;worksAt&gt;/&lt;University_of_Giess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Lighthill&gt;/&lt;worksAt&gt;/&lt;California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eodore_William_Richards&gt;/&lt;worksAt&gt;/&lt;Northwestern_University&gt;</text:p>
          </table:table-cell>
          <table:table-cell table:number-columns-repeated="1022"/>
        </table:table-row>
        <table:table-row table:style-name="ro3">
          <table:table-cell office:value-type="string">
            <text:p>?s93 <text:s/>&lt;dealsWith&gt; <text:s/>?s36 <text:s/>?s93 <text:s/>&lt;hasOfficialLanguage&gt; <text:s/>?o36 <text:s text:c="2"/>=&gt; ?s36 <text:s/>&lt;hasOfficialLanguage&gt; <text:s/>?o36 <text:s/>Support: 5.4849774904962215E-5 Head coverage: 0.0647571606475716 Confidence: 0.07784431137724551 Improved confidence: 0.09647495361781076 Predictiveness: 0.19311377245508987 Improved Predictiveness: 0.018630642240565258 Std. Improved Predictiveness: 0.015032808634228553 Cardinality: 52 Pred*Conf*Body: 10.041916167664674 Pred*ImprConf*Body: 10.041916167664674 Body size: 668 Key variable: ?s36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Yemen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emen&gt;/&lt;hasOfficialLanguage&gt;/&lt;Somal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Dominican_Republic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Dominican_Republic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Dominican_Republic&gt;/&lt;hasOfficialLanguage&gt;/&lt;Haitian_Creole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Dominican_Republic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Zambia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thuania&gt;/&lt;hasOfficialLanguage&gt;/&lt;Eston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atvia&gt;/&lt;hasOfficialLanguage&gt;/&lt;Eston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lovakia&gt;/&lt;hasOfficialLanguage&gt;/&lt;Cze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lovakia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lovakia&gt;/&lt;hasOfficialLanguage&gt;/&lt;Roman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lovakia&gt;/&lt;hasOfficialLanguage&gt;/&lt;Hungar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Standard_Mandar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Malagasy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Sinhala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Burmese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Mor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Tha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New_Zealand_English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Bilingualism_in_Hong_Kong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ingapore&gt;/&lt;hasOfficialLanguage&gt;/&lt;Malay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reece&gt;/&lt;hasOfficialLanguage&gt;/&lt;Alban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Greece&gt;/&lt;hasOfficialLanguage&gt;/&lt;Macedon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Ital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tandard_Mandar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otho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Afrikaa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amo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Hebrew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Tuareg_languag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outh_African_Sig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Greenlandic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Languages_of_Rus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Nepal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Vend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Languages_of_South_Afric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New_Zealand_Englis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Azerbaijan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outhern_Ndebel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Tamil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Tswan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Tong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Zarm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wahil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Greek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Northern_Sotho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Icelandic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Kanur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Tsonga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Mongol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outh_African_Englis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Gujarat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Mor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Tha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Bilingualism_in_Hong_Ko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hasOfficialLanguage&gt;/&lt;Filipino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rdan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rdan&gt;/&lt;hasOfficialLanguage&gt;/&lt;Kurd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man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geria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geria&gt;/&lt;hasOfficialLanguage&gt;/&lt;Kanur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geria&gt;/&lt;hasOfficialLanguage&gt;/&lt;Zarma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Jamaican_English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Ital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Turkme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Norwegian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France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Wel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Tuareg_languages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Luxembourg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Astur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Norwegian_Nynorsk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Azerbaijan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Hungar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Roman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Swed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Pol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Dut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Leonese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Kanur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Malagasy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Kazak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Galic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Roman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Dan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Cze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Roman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Basque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Tigrinya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s19 <text:s/>&lt;dealsWith&gt; <text:s/>?o56 <text:s/>?o56 <text:s/>&lt;exports&gt; <text:s/>?o19 <text:s text:c="2"/>=&gt; ?s19 <text:s/>&lt;exports&gt; <text:s/>?o19 <text:s/>Support: 9.387749935656995E-5 Head coverage: 0.1755424063116371 Confidence: 0.07307060755336617 Improved confidence: 0.07307060755336617 Predictiveness: 0.0 Improved Predictiveness: 0.0 Std. Improved Predictiveness: 0.0 Cardinality: 89 Pred*Conf*Body: 0.0 Pred*ImprConf*Body: 0.0 Body size: 1218 Key variable: ?o19</text:p>
          </table:table-cell>
          <table:table-cell table:number-columns-repeated="1023"/>
        </table:table-row>
        <table:table-row table:style-name="ro3">
          <table:table-cell office:value-type="string">
            <text:p>?s15 <text:s/>&lt;isCitizenOf&gt; <text:s/>?o134 <text:s/>?o134 <text:s/>&lt;hasCapital&gt; <text:s/>?o15 <text:s text:c="2"/>=&gt; ?s15 <text:s/>&lt;wasBornIn&gt; <text:s/>?o15 <text:s/>Support: 0.0010294880828315986 Head coverage: 0.01744009434805139 Confidence: 0.0716382853787434 Improved confidence: 0.2687224669603524 Predictiveness: 0.7334116265413975 Improved Predictiveness: 0.197084181581609 Std. Improved Predictiveness: 0.052540351402261 Cardinality: 976 Pred*Conf*Body: 715.809747504404 Pred*ImprConf*Body: 715.809747504404 Body size: 13624 Key variable: ?s15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iet_Holter&gt;/&lt;wasBornIn&gt;/&lt;Osl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rtur_Barrio&gt;/&lt;wasBornIn&gt;/&lt;BrasÃ­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asseen_Ismail&gt;/&lt;wasBornIn&gt;/&lt;Doh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bajyoti_Mukhopadhyay&gt;/&lt;wasBorn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cott_MacKenzie_(snooker_player)&gt;/&lt;wasBornIn&gt;/&lt;Edinburg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ldred_Fox&gt;/&lt;wasBorn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Chin_Fah_Kui&gt;/&lt;wasBornIn&gt;/&lt;Kuala_Lumpu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as_Scheckter&gt;/&lt;wasBornIn&gt;/&lt;Pretor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Ivor_Martini&gt;/&lt;wasBornIn&gt;/&lt;Zagre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benezer_Scrooge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Burton_(comics)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rÃ©_Armstrong&gt;/&lt;wasBornIn&gt;/&lt;Ottaw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adhim_Zahawi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teo_TÃºnez&gt;/&lt;wasBorn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rbjÃ¶rn_Caspersson&gt;/&lt;wasBorn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ren_Davoudi&gt;/&lt;wasBornIn&gt;/&lt;Tehra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Claudio_Edinger&gt;/&lt;wasBornIn&gt;/&lt;BrasÃ­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nveen_Sandhu&gt;/&lt;wasBorn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z_Baermann_Steiner&gt;/&lt;wasBornIn&gt;/&lt;Prag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Madel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igmantas_Kiaupa&gt;/&lt;wasBornIn&gt;/&lt;Vilniu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Szent-GyÃ¶rgyi&gt;/&lt;wasBornIn&gt;/&lt;Budap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ehuda_Lancry&gt;/&lt;wasBornIn&gt;/&lt;Jerusal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smond_Norman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dakhan_Babaji&gt;/&lt;wasBorn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an_Banan&gt;/&lt;wasBorn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on_Ciocan&gt;/&lt;wasBornIn&gt;/&lt;Vien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ergus_McCann&gt;/&lt;wasBornIn&gt;/&lt;Otta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eev_Lev&gt;/&lt;wasBornIn&gt;/&lt;Jerusal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Xiaolan_Huangpu&gt;/&lt;wasBornIn&gt;/&lt;Beij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Buckland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Ã ng_ThÃ¹y_Linh&gt;/&lt;wasBornIn&gt;/&lt;Hano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.A._Mendes_de_Leon&gt;/&lt;wasBorn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Kehoe&gt;/&lt;wasBorn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Somerset,_3rd_Earl_of_Worcester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._N._Watson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ndal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isco_Coloane&gt;/&lt;wasBornIn&gt;/&lt;Santiago,_Chil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essica_Dickons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iram_Singh&gt;/&lt;wasBorn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nuel_QuintÃ£o_Meireles&gt;/&lt;wasBornIn&gt;/&lt;Lisb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edlinde_Wagner&gt;/&lt;wasBorn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Toon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Garrow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Ã­ctor_Palomo&gt;/&lt;wasBorn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a_Larroucau_Laborde_de_Lucero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ej_Motau&gt;/&lt;wasBornIn&gt;/&lt;Pretor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Ã¡szlÃ³_LukÃ¡cs&gt;/&lt;wasBornIn&gt;/&lt;Budap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Rowse&gt;/&lt;wasBornIn&gt;/&lt;Beij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tin_Ssempa&gt;/&lt;wasBornIn&gt;/&lt;Kampa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erner_von_Heidenstam&gt;/&lt;wasBorn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ein_Win_(Brigadier_General)&gt;/&lt;wasBornIn&gt;/&lt;Naypyida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k_Feighan&gt;/&lt;wasBorn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k_ten_Hoeve&gt;/&lt;wasBorn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Ã©lio_Oiticica&gt;/&lt;wasBornIn&gt;/&lt;BrasÃ­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fanie_Gork&gt;/&lt;wasBorn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gt_Nordenberg&gt;/&lt;wasBorn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annis_Giannoulis&gt;/&lt;wasBornIn&gt;/&lt;Otta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vraham_Oz&gt;/&lt;wasBornIn&gt;/&lt;Jerusal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Crossman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Simpson_(engineer)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Ferrand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Ã¸rgine_Boomer&gt;/&lt;wasBornIn&gt;/&lt;Osl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Chiaki_Mukai&gt;/&lt;wasBornIn&gt;/&lt;Toky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Ã©bastien_Philippe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qui_Hurley&gt;/&lt;wasBorn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ze_Randall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v_Vincent&gt;/&lt;wasBornIn&gt;/&lt;Otta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Ãlvar_NÃºÃ±ez_Cabeza_de_Vaca&gt;/&lt;wasBorn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Britton&gt;/&lt;wasBornIn&gt;/&lt;Belfa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egfried_Bettmann&gt;/&lt;wasBorn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ry_Steinberg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Ã©tan_Siew&gt;/&lt;wasBornIn&gt;/&lt;Port_Lou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lan_Bandi&gt;/&lt;wasBornIn&gt;/&lt;Zagre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t_Bo_Jacobsen&gt;/&lt;wasBornIn&gt;/&lt;Copenha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urice_Utrillo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osaraju_Raghavaiah&gt;/&lt;wasBorn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Wynne-Edwards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Yelena_Kondakova&gt;/&lt;wasBornIn&gt;/&lt;Mosco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Ã¶sta_Mittag-Leffler&gt;/&lt;wasBorn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Prisk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tascha_Kampusch&gt;/&lt;wasBornIn&gt;/&lt;Vienn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Oscar_Montelius&gt;/&lt;wasBorn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._J._Hollingdale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ierre_Loti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uncan_Dokiwari&gt;/&lt;wasBornIn&gt;/&lt;Abuj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im_Cunningham_(UK_politician)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reben_Eriksen&gt;/&lt;wasBornIn&gt;/&lt;Copenha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a_Ballerini&gt;/&lt;wasBornIn&gt;/&lt;Rom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ndreas_Mogensen&gt;/&lt;wasBornIn&gt;/&lt;Copenha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ston_Bodart&gt;/&lt;wasBornIn&gt;/&lt;Vien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mmad_Gadallah&gt;/&lt;wasBornIn&gt;/&lt;Khartou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an_de_la_Cierva&gt;/&lt;wasBorn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verley_Flynn&gt;/&lt;wasBorn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Hinde_(photographer)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lin_Chapman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im_Brooke-Taylor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Jacques_Favier&gt;/&lt;wasBorn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Ãºria_AÃ±Ã³&gt;/&lt;wasBorn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izabeth_Seymour,_Duchess_of_Somerset&gt;/&lt;wasBorn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s36 <text:s/>&lt;dealsWith&gt; <text:s/>?o93 <text:s/>?o93 <text:s/>&lt;hasOfficialLanguage&gt; <text:s/>?o36 <text:s text:c="2"/>=&gt; ?s36 <text:s/>&lt;hasOfficialLanguage&gt; <text:s/>?o36 <text:s/>Support: 5.906898835919008E-5 Head coverage: 0.06973848069738481 Confidence: 0.06982543640897755 Improved confidence: 0.08695652173913043 Predictiveness: 0.19700748129675816 Improved Predictiveness: 0.01713108533015288 Std. Improved Predictiveness: 0.013756133357379621 Cardinality: 56 Pred*Conf*Body: 11.032418952618455 Pred*ImprConf*Body: 11.032418952618455 Body size: 802 Key variable: ?s36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Yemen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emen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emen&gt;/&lt;hasOfficialLanguage&gt;/&lt;Tha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Qatar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Qatar&gt;/&lt;hasOfficialLanguage&gt;/&lt;Thai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Qatar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Qatar&gt;/&lt;hasOfficialLanguage&gt;/&lt;Wel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livia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Bolivia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ana&gt;/&lt;hasOfficialLanguage&gt;/&lt;Swed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ana&gt;/&lt;hasOfficialLanguage&gt;/&lt;Canadian_Fren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ana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ana&gt;/&lt;hasOfficialLanguage&gt;/&lt;Dutc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ana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ana&gt;/&lt;hasOfficialLanguage&gt;/&lt;Fin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ana&gt;/&lt;hasOfficialLanguage&gt;/&lt;Wel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hasOfficialLanguage&gt;/&lt;Malay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uriname&gt;/&lt;hasOfficialLanguage&gt;/&lt;Norweg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uriname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uriname&gt;/&lt;hasOfficialLanguage&gt;/&lt;Dut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uriname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uriname&gt;/&lt;hasOfficialLanguage&gt;/&lt;Norwegian_Nynorsk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ruguay&gt;/&lt;hasOfficialLanguage&gt;/&lt;Languages_of_Rus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ruguay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Uruguay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ruguay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ruguay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ruguay&gt;/&lt;hasOfficialLanguage&gt;/&lt;Standard_Mandar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lovakia&gt;/&lt;hasOfficialLanguage&gt;/&lt;Ital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lovakia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lovakia&gt;/&lt;hasOfficialLanguage&gt;/&lt;Wel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ingapore&gt;/&lt;hasOfficialLanguage&gt;/&lt;Indones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hasOfficialLanguage&gt;/&lt;Standard_Mandar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hutan&gt;/&lt;hasOfficialLanguage&gt;/&lt;Swed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hutan&gt;/&lt;hasOfficialLanguage&gt;/&lt;Bilingualism_in_Hong_Kong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hutan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hutan&gt;/&lt;hasOfficialLanguage&gt;/&lt;Bengali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Ecuador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man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man&gt;/&lt;hasOfficialLanguage&gt;/&lt;Pers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man&gt;/&lt;hasOfficialLanguage&gt;/&lt;Thai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Dominican_Republic&gt;/&lt;hasOfficialLanguage&gt;/&lt;Dutch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eru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eru&gt;/&lt;hasOfficialLanguage&gt;/&lt;Canadian_Fren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&gt;/&lt;hasOfficialLanguage&gt;/&lt;Canadian_Fren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&gt;/&lt;hasOfficialLanguage&gt;/&lt;Standard_Mandar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otswana&gt;/&lt;hasOfficialLanguage&gt;/&lt;South_African_Englis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rsey&gt;/&lt;hasOfficialLanguage&gt;/&lt;Engl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rsey&gt;/&lt;hasOfficialLanguage&gt;/&lt;Wel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xico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xico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xico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olombia&gt;/&lt;hasOfficialLanguage&gt;/&lt;Portuguese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atvia&gt;/&lt;hasOfficialLanguage&gt;/&lt;Swed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atvia&gt;/&lt;hasOfficialLanguage&gt;/&lt;Pol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atvia&gt;/&lt;hasOfficialLanguage&gt;/&lt;Dan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atvia&gt;/&lt;hasOfficialLanguage&gt;/&lt;Languages_of_Rus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atvia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akistan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akistan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gorno-Karabakh&gt;/&lt;hasOfficialLanguage&gt;/&lt;Armen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Galic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Asturi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Basqu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Catal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Leonese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OfficialLanguage&gt;/&lt;Occit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Astur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Span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Catal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Norwegian_Nynorsk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Norweg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Poli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Leonese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Malay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Liberia&gt;/&lt;hasOfficialLanguage&gt;/&lt;Occit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Romans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Ital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Standard_Mandarin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Arabic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Fren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thiopia&gt;/&lt;hasOfficialLanguage&gt;/&lt;Dutch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fghanistan&gt;/&lt;hasOfficialLanguage&gt;/&lt;Languages_of_Russia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fghanistan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fghanistan&gt;/&lt;hasOfficialLanguage&gt;/&lt;Turkme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rdan&gt;/&lt;hasOfficialLanguage&gt;/&lt;Hind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rdan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rdan&gt;/&lt;hasOfficialLanguage&gt;/&lt;Modern_Standard_Arabic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ontenegro&gt;/&lt;hasOfficialLanguage&gt;/&lt;German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ontenegro&gt;/&lt;hasOfficialLanguage&gt;/&lt;Croatian_language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Montenegro&gt;/&lt;hasOfficialLanguage&gt;/&lt;Serbian_language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ontenegro&gt;/&lt;hasOfficialLanguage&gt;/&lt;Hungarian_language&gt;</text:p>
          </table:table-cell>
          <table:table-cell table:number-columns-repeated="1022"/>
        </table:table-row>
        <table:table-row table:style-name="ro3">
          <table:table-cell office:value-type="string">
            <text:p>?s22 <text:s/>&lt;hasAcademicAdvisor&gt; <text:s/>?o67 <text:s/>?o67 <text:s/>&lt;worksAt&gt; <text:s/>?o22 <text:s text:c="2"/>=&gt; ?s22 <text:s/>&lt;worksAt&gt; <text:s/>?o22 <text:s/>Support: 5.274016817784829E-5 Head coverage: 0.020525451559934318 Confidence: 0.06868131868131869 Improved confidence: 0.22727272727272727 Predictiveness: 0.6978021978021978 Improved Predictiveness: 0.15859140859140858 Std. Improved Predictiveness: 0.047925975123777324 Cardinality: 50 Pred*Conf*Body: 34.89010989010989 Pred*ImprConf*Body: 34.89010989010989 Body size: 728 Key variable: ?s22</text:p>
          </table:table-cell>
          <table:table-cell table:number-columns-repeated="1023"/>
        </table:table-row>
        <table:table-row table:style-name="ro3">
          <table:table-cell office:value-type="string">
            <text:p>N</text:p>
          </table:table-cell>
          <table:table-cell office:value-type="string">
            <text:p>&lt;James_Hartle&gt;/&lt;worksAt&gt;/&lt;Santa_Fe_Institut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arton_Zwiebach&gt;/&lt;worksAt&gt;/&lt;Santa_Fe_Institu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vin_E._Trenberth&gt;/&lt;worksAt&gt;/&lt;Massachusetts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ikao_Ikehara&gt;/&lt;worksAt&gt;/&lt;Massachusetts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rnhard_Riemann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_Reichenbach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_Remsen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avid_E._Clemmer&gt;/&lt;worksAt&gt;/&lt;University_of_Uta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_Lewy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rick_A._Lee&gt;/&lt;worksAt&gt;/&lt;Texas_A&amp;M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vin_Buzzard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ster_Germer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Henneberg&gt;/&lt;worksAt&gt;/&lt;University_of_Giess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ed_Tappert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in_Thompson_Jaynes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Feigenbaum&gt;/&lt;worksAt&gt;/&lt;Carnegie_Mell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val_Flicker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egfried_FlÃ¼gge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ger_Maddux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man_Levinson&gt;/&lt;worksAt&gt;/&lt;Massachusetts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io_Kuga&gt;/&lt;worksAt&gt;/&lt;University_of_Toky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Paget_Thomson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Weber&gt;/&lt;worksAt&gt;/&lt;The_Catholic_University_of_Americ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nneth_Lee_Pike&gt;/&lt;worksAt&gt;/&lt;University_of_Chica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el_Chasles&gt;/&lt;worksAt&gt;/&lt;Ãcole_Polytechniq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Sage_Rapson&gt;/&lt;worksAt&gt;/&lt;University_of_Sydn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an_Schwinger&gt;/&lt;worksAt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ajesh_Gopakumar&gt;/&lt;worksAt&gt;/&lt;University_of_California,_Santa_Barbar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ierre_Cartier_(mathematician)&gt;/&lt;worksAt&gt;/&lt;University_of_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mund_Landau&gt;/&lt;worksAt&gt;/&lt;University_of_Greifswal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i_Victor_Regnault&gt;/&lt;worksAt&gt;/&lt;University_of_Giess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uth_Lawrence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Dedekind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Abraham&gt;/&lt;worksAt&gt;/&lt;University_of_Kie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tto_Mencke&gt;/&lt;worksAt&gt;/&lt;University_of_Leipzi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Laurence&gt;/&lt;worksAt&gt;/&lt;McGill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_Kerkvliet&gt;/&lt;worksAt&gt;/&lt;Yal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exander_Gonzalez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Stein_(statistician)&gt;/&lt;worksAt&gt;/&lt;Columbia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hamkant_Navathe&gt;/&lt;worksAt&gt;/&lt;George_Mas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A._Steitz&gt;/&lt;worksAt&gt;/&lt;University_of_Minnesot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eter_Cameron_(mathematician)&gt;/&lt;worksAt&gt;/&lt;University_of_Oxfor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ndrew_Odlyzko&gt;/&lt;worksAt&gt;/&lt;University_of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ritz_Schlick&gt;/&lt;worksAt&gt;/&lt;University_of_Kie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ndra_Wickramasinghe&gt;/&lt;worksAt&gt;/&lt;Institute_of_Astronomy,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sher_Peres&gt;/&lt;worksAt&gt;/&lt;Institute_for_Advanced_Stud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annes_Georg_Bednorz&gt;/&lt;worksAt&gt;/&lt;IBM_Researc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enkichi_Iwasawa&gt;/&lt;worksAt&gt;/&lt;University_of_Toky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Ramsay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ritz_Cantor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ieronymus_Fabricius&gt;/&lt;worksAt&gt;/&lt;University_of_Pis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Peskin&gt;/&lt;worksAt&gt;/&lt;Cornell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Duff&gt;/&lt;worksAt&gt;/&lt;Pakistan_Atomic_Energy_Commiss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F._Van_Loan&gt;/&lt;worksAt&gt;/&lt;University_of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than_Jacobson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._Slater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Liouville&gt;/&lt;worksAt&gt;/&lt;Ãcole_Polytechniq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wan-ichi_Terazawa&gt;/&lt;worksAt&gt;/&lt;St_John's_College,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x_von_Laue&gt;/&lt;worksAt&gt;/&lt;University_of_Kie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len_Newell&gt;/&lt;worksAt&gt;/&lt;Carnegie_Mell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Zames&gt;/&lt;worksAt&gt;/&lt;Massachusetts_Institute_of_Technolog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id_Andrussow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uglas_A._Melton&gt;/&lt;worksAt&gt;/&lt;University_of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thony_Greenwald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ctor_Garcia-Molina&gt;/&lt;worksAt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ristinn_R._ThÃ³risson&gt;/&lt;worksAt&gt;/&lt;Northwester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thur_R._von_Hippel&gt;/&lt;worksAt&gt;/&lt;Humboldt_University_of_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Darley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Kaye_Estes&gt;/&lt;worksAt&gt;/&lt;University_of_Minneso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briel_Gabrielsen_Holtsmark&gt;/&lt;worksAt&gt;/&lt;University_of_Giess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ce_Allen_(physicist)&gt;/&lt;worksAt&gt;/&lt;Perimeter_Institute_for_Theoretical_Physic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ald_Gabrielse&gt;/&lt;worksAt&gt;/&lt;University_of_Chicag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Nyquist&gt;/&lt;worksAt&gt;/&lt;Yal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Bardeen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elson_Dunford&gt;/&lt;worksAt&gt;/&lt;Brow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cBaw_SierpiDski&gt;/&lt;worksAt&gt;/&lt;University_of_Warsa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en_L._Adler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Simberloff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yril_Domb&gt;/&lt;worksAt&gt;/&lt;Institute_of_Astronomy,_Cambrid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red_Horn&gt;/&lt;worksAt&gt;/&lt;Rice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Ekman&gt;/&lt;worksAt&gt;/&lt;University_of_California,_San_Francisc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urt_O._Friedrichs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onidas_J._Guibas&gt;/&lt;worksAt&gt;/&lt;Stanford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ichard_Montague&gt;/&lt;worksAt&gt;/&lt;University_of_California,_Berke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ch_Kretschmann&gt;/&lt;worksAt&gt;/&lt;University_of_Kie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Sims_(mathematician)&gt;/&lt;worksAt&gt;/&lt;Harvard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Sethian&gt;/&lt;worksAt&gt;/&lt;Courant_Institute_of_Mathematical_Scienc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._J._Finney&gt;/&lt;worksAt&gt;/&lt;Rothamsted_Experimental_Stati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lip_Griffiths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itz_Strassmann&gt;/&lt;worksAt&gt;/&lt;University_College_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ian_Smoluchowski&gt;/&lt;worksAt&gt;/&lt;University_of_Vien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en_Smale&gt;/&lt;worksAt&gt;/&lt;University_of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Abegg&gt;/&lt;worksAt&gt;/&lt;University_of_GÃ¶ttin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mund_Knowles_Muspratt&gt;/&lt;worksAt&gt;/&lt;University_of_Giess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end_Joan_Rutgers&gt;/&lt;worksAt&gt;/&lt;Leiden_Univers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ian_Thomasius&gt;/&lt;worksAt&gt;/&lt;University_of_Leipzi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helm_Hanle&gt;/&lt;worksAt&gt;/&lt;Humboldt_University_of_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i_Bulsara&gt;/&lt;worksAt&gt;/&lt;UniversitÃ©_Libre_de_Bruxell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eal_Koblitz&gt;/&lt;worksAt&gt;/&lt;Princeton_Univers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Goro_Azumaya&gt;/&lt;worksAt&gt;/&lt;University_of_Tokyo&gt;</text:p>
          </table:table-cell>
          <table:table-cell table:number-columns-repeated="1022"/>
        </table:table-row>
        <table:table-row table:style-name="ro3">
          <table:table-cell office:value-type="string">
            <text:p>?s13 <text:s/>&lt;dealsWith&gt; <text:s/>?o55 <text:s/>?o55 <text:s/>&lt;exports&gt; <text:s/>?o13 <text:s text:c="2"/>=&gt; ?s13 <text:s/>&lt;imports&gt; <text:s/>?o13 <text:s/>Support: 8.754867917522815E-5 Head coverage: 0.24702380952380953 Confidence: 0.06814449917898194 Improved confidence: 0.0918141592920354 Predictiveness: 0.25779967159277506 Improved Predictiveness: 0.023669660113053465 Std. Improved Predictiveness: 0.017567629509195673 Cardinality: 83 Pred*Conf*Body: 21.39737274220033 Pred*ImprConf*Body: 21.39737274220033 Body size: 1218 Key variable: ?s13</text:p>
          </table:table-cell>
          <table:table-cell table:number-columns-repeated="1023"/>
        </table:table-row>
        <table:table-row table:style-name="ro3">
          <table:table-cell office:value-type="string">
            <text:p>~</text:p>
          </table:table-cell>
          <table:table-cell office:value-type="string">
            <text:p>&lt;Qatar&gt;/&lt;imports&gt;/&lt;wordnet_software_106566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Qatar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Qatar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electronic_equipment_10327824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palm_oil_10767461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hailand&gt;/&lt;imports&gt;/&lt;wordnet_apparel_1027284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watch_10455589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grain_1092907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fertilizer_11485934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yrgyzstan&gt;/&lt;imports&gt;/&lt;wordnet_coal_114814616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electronic_equipment_10327824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palm_oil_10767461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software_106566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ralia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lovakia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menia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menia&gt;/&lt;imports&gt;/&lt;wordnet_mineral_water_10793674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menia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menia&gt;/&lt;imports&gt;/&lt;wordnet_scrap_metal_11485773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sugar_10785928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shellfish_10778321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viet_Union&gt;/&lt;imports&gt;/&lt;wordnet_nickel_11464661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ahrain&gt;/&lt;imports&gt;/&lt;wordnet_beverage_10788180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ahrain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platinum_11464954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cement_11480448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anzania&gt;/&lt;imports&gt;/&lt;wordnet_diamond_11337195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Quebec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wine_107891726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iron_ore_114923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copper_11463572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cuador&gt;/&lt;imports&gt;/&lt;wordnet_fruit_11313494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beverage_1078818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dagascar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ngary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merican_Samoa&gt;/&lt;imports&gt;/&lt;wordnet_fish_102512053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imports&gt;/&lt;wordnet_software_106566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imports&gt;/&lt;wordnet_soy_1125325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pal&gt;/&lt;imports&gt;/&lt;wordnet_apparel_10272844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pal&gt;/&lt;imports&gt;/&lt;wordnet_software_106566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electronic_equipment_10327824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cowpea_112578916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enin&gt;/&lt;imports&gt;/&lt;wordnet_livestock_10188747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scrap_metal_11485773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plywood_10397121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zerbaijan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trea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trea&gt;/&lt;imports&gt;/&lt;wordnet_motor_vehicle_10379123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itrea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gypt&gt;/&lt;imports&gt;/&lt;wordnet_cotton_11487007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gold_11337176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lumber_11494358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silver_11465495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aircraft_10268656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aluminum_11462782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wood_pulp_11510363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cacao_bean_10775489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fertilizer_11485934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soy_11253256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iti&gt;/&lt;imports&gt;/&lt;wordnet_footwear_103381126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dos&gt;/&lt;imports&gt;/&lt;wordnet_car_1029583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dos&gt;/&lt;imports&gt;/&lt;wordnet_iron_ore_114923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dos&gt;/&lt;imports&gt;/&lt;wordnet_fuel_114875077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dos&gt;/&lt;imports&gt;/&lt;wordnet_soy_11253256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rbados&gt;/&lt;imports&gt;/&lt;wordnet_footwear_103381126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zech_Republic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zech_Republic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urkmenistan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Turkmenistan&gt;/&lt;imports&gt;/&lt;wordnet_natural_gas_11496009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beverage_1078818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electronic_equipment_10327824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platinum_11464954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rubber_1150062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ei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beverage_10788180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gold_113371760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sugar_10785928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cacao_bean_10775489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animal_product_11470074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coffee_bean_107929351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consumer_goods_10309357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computer_10308297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uerto_Rico&gt;/&lt;imports&gt;/&lt;wordnet_tobacco_10444283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imports&gt;/&lt;wordnet_plywood_103971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stonia&gt;/&lt;imports&gt;/&lt;wordnet_metallic_element_11462545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stonia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software_106566077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ordan&gt;/&lt;imports&gt;/&lt;wordnet_clothing_10305154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ntenegro&gt;/&lt;imports&gt;/&lt;wordnet_fabric_103309808&gt;</text:p>
          </table:table-cell>
          <table:table-cell table:number-columns-repeated="1022"/>
        </table:table-row>
        <table:table-row table:style-name="ro3">
          <table:table-cell office:value-type="string">
            <text:p>?s63 <text:s/>&lt;isCitizenOf&gt; <text:s/>?s12 <text:s/>?s63 <text:s/>&lt;diedIn&gt; <text:s/>?o12 <text:s text:c="2"/>=&gt; ?s12 <text:s/>&lt;hasCapital&gt; <text:s/>?o12 <text:s/>Support: 5.0630561450734355E-5 Head coverage: 0.022652194431335537 Confidence: 0.0679886685552408 Improved confidence: 0.07272727272727272 Predictiveness: 0.06515580736543913 Improved Predictiveness: 0.004738604172031937 Std. Improved Predictiveness: 0.004429856591417958 Cardinality: 48 Pred*Conf*Body: 3.127478753541079 Pred*ImprConf*Body: 3.127478753541079 Body size: 706 Key variable: ?s12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Socialist_Federal_Republic_of_Yugoslavia&gt;/&lt;hasCapital&gt;/&lt;Belgra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cialist_Federal_Republic_of_Yugoslavia&gt;/&lt;hasCapital&gt;/&lt;Skopj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cialist_Federal_Republic_of_Yugoslavia&gt;/&lt;hasCapital&gt;/&lt;Prag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cialist_Federal_Republic_of_Yugoslavia&gt;/&lt;hasCapital&gt;/&lt;Zagreb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ri_Lanka&gt;/&lt;hasCapital&gt;/&lt;Jaffn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ri_Lanka&gt;/&lt;hasCapital&gt;/&lt;Kand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ri_Lanka&gt;/&lt;hasCapital&gt;/&lt;Anuradhapur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ri_Lanka&gt;/&lt;hasCapital&gt;/&lt;Colombo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ri_Lanka&gt;/&lt;hasCapital&gt;/&lt;Sri_Jayawardenapura_Kot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goslavia&gt;/&lt;hasCapital&gt;/&lt;Belgra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goslavia&gt;/&lt;hasCapital&gt;/&lt;Zagre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Quezon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Makati_C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Rhodesia&gt;/&lt;hasCapital&gt;/&lt;Cape_Tow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russia&gt;/&lt;hasCapital&gt;/&lt;Berli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russia&gt;/&lt;hasCapital&gt;/&lt;Dearborn,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-Andalus&gt;/&lt;hasCapital&gt;/&lt;Damascu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Karachi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Pakistan&gt;/&lt;hasCapital&gt;/&lt;Islamaba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Oxfor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Chicag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Hyderabad_State&gt;/&lt;hasCapital&gt;/&lt;Karac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sse&gt;/&lt;hasCapital&gt;/&lt;Munic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rincipality_of_Bulgaria&gt;/&lt;hasCapital&gt;/&lt;Napl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Leuv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Knokk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Pari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Mechel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LiÃ¨g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Ghent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Cologn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Brug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Antwerp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Lynn,_Massachuset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pire_of_Japan&gt;/&lt;hasCapital&gt;/&lt;Toky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_Empire&gt;/&lt;hasCapital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_Empire&gt;/&lt;hasCapital&gt;/&lt;Bon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_Empire&gt;/&lt;hasCapital&gt;/&lt;Stuttgart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ingdom_of_Yugoslavia&gt;/&lt;hasCapital&gt;/&lt;Londo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Kingdom_of_Bavaria&gt;/&lt;hasCapital&gt;/&lt;Munic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East_Germany&gt;/&lt;hasCapital&gt;/&lt;Stralsund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auru&gt;/&lt;hasCapital&gt;/&lt;Washington,_D.C.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auru&gt;/&lt;hasCapital&gt;/&lt;Melbourn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fghanistan&gt;/&lt;hasCapital&gt;/&lt;Kandahar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fghanistan&gt;/&lt;hasCapital&gt;/&lt;Melbourne&gt;</text:p>
          </table:table-cell>
          <table:table-cell table:number-columns-repeated="1022"/>
        </table:table-row>
        <table:table-row table:style-name="ro3">
          <table:table-cell office:value-type="string">
            <text:p>?s26 <text:s/>&lt;directed&gt; <text:s/>?o26 <text:s text:c="2"/>=&gt; ?s26 <text:s/>&lt;produced&gt; <text:s/>?o26 <text:s/>Support: 0.002395458438637869 Head coverage: 0.11255947660586836 Confidence: 0.06784572640635736 Improved confidence: 0.16189050470487595 Predictiveness: 0.5809159621187225 Improved Predictiveness: 0.0940447782985186 Std. Improved Predictiveness: 0.039412665430992706 Cardinality: 2271 Pred*Conf*Body: 1319.2601499716188 Pred*ImprConf*Body: 1319.2601499716188 Body size: 33473 Key variable: ?o26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RaÃºl_Ruiz&gt;/&lt;produced&gt;/&lt;Little_White_Do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ald_Crisp&gt;/&lt;produced&gt;/&lt;Appearance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e_De_Grasse&gt;/&lt;produced&gt;/&lt;The_Star_of_the_Se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_Urbano&gt;/&lt;produced&gt;/&lt;Scooby-Doo_Meets_the_Boo_Brother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akash_Mehra&gt;/&lt;produced&gt;/&lt;Jaaduga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hamed_Khan&gt;/&lt;produced&gt;/&lt;Return_of_a_Citiz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nrico_Gras&gt;/&lt;produced&gt;/&lt;Lost_Continent_(1954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is_BuÃ±uel&gt;/&lt;produced&gt;/&lt;Belle_de_Jour_(1967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loyd_Corrigan&gt;/&lt;produced&gt;/&lt;Night_K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Jacques_Annaud&gt;/&lt;produced&gt;/&lt;Enemy_at_the_Gat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Gale&gt;/&lt;produced&gt;/&lt;Interstate_6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fred_Lucas&gt;/&lt;produced&gt;/&lt;With_the_Enemy's_Hel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Truman&gt;/&lt;produced&gt;/&lt;Go_to_Blazes_(196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urt_Hale&gt;/&lt;produced&gt;/&lt;The_Singles_War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ntaro&gt;/&lt;produced&gt;/&lt;Yona_Yona_Pengu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rtem_Eilmez&gt;/&lt;produced&gt;/&lt;GÃ¼len_GÃ¶zl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dney_Lumet&gt;/&lt;produced&gt;/&lt;Critical_Car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ew_Landers&gt;/&lt;produced&gt;/&lt;Cowboy_Cante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Caton-Jones&gt;/&lt;produced&gt;/&lt;Rob_Ro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vin_Rakoff&gt;/&lt;produced&gt;/&lt;Passport_to_Sha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t_Hamer&gt;/&lt;produced&gt;/&lt;Kitchen_Stori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liott_Nugent&gt;/&lt;produced&gt;/&lt;Enter_Mada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lcolm_St._Clair_(filmmaker)&gt;/&lt;produced&gt;/&lt;Two_Weeks_to_Liv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_Chaffey&gt;/&lt;produced&gt;/&lt;Skid_Kid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eth_Merrill&gt;/&lt;produced&gt;/&lt;Windwalker_(198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ynn_Shelton&gt;/&lt;produced&gt;/&lt;Humpd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nil_Kumar_Desai&gt;/&lt;produced&gt;/&lt;Tark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Ã­s_Filipe_Rocha&gt;/&lt;produced&gt;/&lt;Cerromai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sevolod_Pudovkin&gt;/&lt;produced&gt;/&lt;Victory_(1938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Mazursky&gt;/&lt;produced&gt;/&lt;The_Pick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_Stelling&gt;/&lt;produced&gt;/&lt;The_Flying_Dutchma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es_White&gt;/&lt;produced&gt;/&lt;Boobs_in_Arm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._T._Rama_Rao&gt;/&lt;produced&gt;/&lt;Varakatn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._Madhusudhan_Rao&gt;/&lt;produced&gt;/&lt;Gudi_Gantal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Ã´hei_Oguri&gt;/&lt;produced&gt;/&lt;Muddy_River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urits_Binger&gt;/&lt;produced&gt;/&lt;De_leugen_van_Pierro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iYÃ­_Menzel&gt;/&lt;produced&gt;/&lt;My_Sweet_Little_Vill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tto_Brower&gt;/&lt;produced&gt;/&lt;Hard_Homb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es_Frend&gt;/&lt;produced&gt;/&lt;Lease_of_Lif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shok_Kumar&gt;/&lt;produced&gt;/&lt;Thiranott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Witney&gt;/&lt;produced&gt;/&lt;Adventures_of_Red_Ryd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Seaton&gt;/&lt;produced&gt;/&lt;Anything_Can_Happ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McCowan&gt;/&lt;produced&gt;/&lt;The_Magnificent_Seven_Rid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Witney&gt;/&lt;produced&gt;/&lt;G-Men_vs_the_Black_Drag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rry_Sweet&gt;/&lt;produced&gt;/&lt;The_Sleuth_(192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y_Mullens&gt;/&lt;produced&gt;/&lt;The_Misadventure_of_a_French_Gentleman_Without_Pants_at_the_Zandvoort_Bea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Spiers&gt;/&lt;produced&gt;/&lt;Spice_World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H._Hunt&gt;/&lt;produced&gt;/&lt;Secrets_(199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._Lee_Thompson&gt;/&lt;produced&gt;/&lt;Yield_to_the_Nigh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ennyson_Bardwell&gt;/&lt;produced&gt;/&lt;The_Skeptic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ideo_Gosha&gt;/&lt;produced&gt;/&lt;The_Geisha_(1983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llian_Armstrong&gt;/&lt;produced&gt;/&lt;Charlotte_Gra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nry_King_(director)&gt;/&lt;produced&gt;/&lt;Untamed_(195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vin_Lima&gt;/&lt;produced&gt;/&lt;Eloise_at_Christmasti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Bowers_(filmmaker)&gt;/&lt;produced&gt;/&lt;The_Hear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es_White&gt;/&lt;produced&gt;/&lt;If_a_Body_Meets_a_Bod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u_Hao&gt;/&lt;produced&gt;/&lt;Two_Great_Sheep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Weir&gt;/&lt;produced&gt;/&lt;Green_Card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Irvin&gt;/&lt;produced&gt;/&lt;Ghost_Story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lle_Salminen&gt;/&lt;produced&gt;/&lt;Kaks'_tavallista_Lahtis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w_McLaglen&gt;/&lt;produced&gt;/&lt;The_Last_Hard_Me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igori_Kozintsev&gt;/&lt;produced&gt;/&lt;Pirogov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B_WaszyDski&gt;/&lt;produced&gt;/&lt;Dodek_na_fronci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es_Anderson&gt;/&lt;produced&gt;/&lt;Hotel_Chevalie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Jackson&gt;/&lt;produced&gt;/&lt;Meet_the_Feeb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remy_Kagan&gt;/&lt;produced&gt;/&lt;The_Chose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dney_Salkow&gt;/&lt;produced&gt;/&lt;Twice-Told_Tale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an_Sharp&gt;/&lt;produced&gt;/&lt;Tracker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lip_Borsos&gt;/&lt;produced&gt;/&lt;Nail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y_Tennant&gt;/&lt;produced&gt;/&lt;It_Takes_Two_(199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uttanna_Kanagal&gt;/&lt;produced&gt;/&lt;Amrutha_Ghali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redo_B._Crevenna&gt;/&lt;produced&gt;/&lt;Puerto_Maldit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nie_To&gt;/&lt;produced&gt;/&lt;My_Left_Eye_Sees_Ghost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_Fischerkoesen&gt;/&lt;produced&gt;/&lt;Der_Schneeman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yadarshan&gt;/&lt;produced&gt;/&lt;Kilukk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lph_Thomas&gt;/&lt;produced&gt;/&lt;The_Clouded_Yello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ideo_Gosha&gt;/&lt;produced&gt;/&lt;Goyok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rnard_L._Kowalski&gt;/&lt;produced&gt;/&lt;SSSSSS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hard_T._Heffron&gt;/&lt;produced&gt;/&lt;No_Greater_Love_(1996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ang_Quan'an&gt;/&lt;produced&gt;/&lt;Jingzhe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Greengrass&gt;/&lt;produced&gt;/&lt;The_Theory_of_Fligh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Claude_Brisseau&gt;/&lt;produced&gt;/&lt;Secret_Thing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pel_Lee&gt;/&lt;produced&gt;/&lt;Ouij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zej_Wajda&gt;/&lt;produced&gt;/&lt;The_Orchestra_Conducto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n_Loach&gt;/&lt;produced&gt;/&lt;Sweet_Sixteen_(200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cardo_Freda&gt;/&lt;produced&gt;/&lt;I_Vampir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y_Fickman&gt;/&lt;produced&gt;/&lt;You_Aga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son_Connery&gt;/&lt;produced&gt;/&lt;The_Devil's_Tom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tonio_Banderas&gt;/&lt;produced&gt;/&lt;Summer_Rain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in_Resnais&gt;/&lt;produced&gt;/&lt;Private_Fears_in_Public_Places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cott_Hicks&gt;/&lt;produced&gt;/&lt;The_Boys_Are_Back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nelope_Spheeris&gt;/&lt;produced&gt;/&lt;The_Boys_Next_Door_(1985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Rafkin&gt;/&lt;produced&gt;/&lt;The_Shakiest_Gun_in_the_W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iorgio_Bianchi&gt;/&lt;produced&gt;/&lt;Hearts_at_Sea_(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m_Ricketts&gt;/&lt;produced&gt;/&lt;The_Law_of_the_Wil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_Rosen&gt;/&lt;produced&gt;/&lt;Klondike_(193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Ãtienne_PÃ©rier_(director)&gt;/&lt;produced&gt;/&lt;Bridge_to_the_Su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n_Loach&gt;/&lt;produced&gt;/&lt;Riff-Raff_(1990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im_Ki-young&gt;/&lt;produced&gt;/&lt;Insect_Woman_(1972_film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Klein&gt;/&lt;produced&gt;/&lt;Mr._Freedom&gt;</text:p>
          </table:table-cell>
          <table:table-cell table:number-columns-repeated="1022"/>
        </table:table-row>
        <table:table-row table:style-name="ro3">
          <table:table-cell office:value-type="string">
            <text:p>?s63 <text:s/>&lt;isCitizenOf&gt; <text:s/>?s12 <text:s/>?s63 <text:s/>&lt;isLocatedIn&gt; <text:s/>?o12 <text:s text:c="2"/>=&gt; ?s12 <text:s/>&lt;hasCapital&gt; <text:s/>?o12 <text:s/>Support: 3.69181177244938E-5 Head coverage: 0.01651722510618216 Confidence: 0.06013745704467354 Improved confidence: 0.0641025641025641 Predictiveness: 0.061855670103092786 Improved Predictiveness: 0.003965107057890563 Std. Improved Predictiveness: 0.0037198427037942396 Cardinality: 35 Pred*Conf*Body: 2.1649484536082477 Pred*ImprConf*Body: 2.1649484536082477 Body size: 582 Key variable: ?s12</text:p>
          </table:table-cell>
          <table:table-cell table:number-columns-repeated="1023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Pakista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Lahor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Peshawar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Quet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cialist_Federal_Republic_of_Yugoslavia&gt;/&lt;hasCapital&gt;/&lt;Cavta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cialist_Federal_Republic_of_Yugoslavia&gt;/&lt;hasCapital&gt;/&lt;Nova_Ra</text:p>
          </table:table-cell>
          <table:table-cell table:number-columns-repeated="1022"/>
        </table:table-row>
        <table:table-row table:style-name="ro3">
          <table:table-cell office:value-type="string">
            <text:p>a&gt;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hasCapital&gt;/&lt;Indones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hasCapital&gt;/&lt;Fuji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hasCapital&gt;/&lt;Guangdo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hasCapital&gt;/&lt;Hain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hasCapital&gt;/&lt;Sembawa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hasCapital&gt;/&lt;Singap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goslavia&gt;/&lt;hasCapital&gt;/&lt;Lumbar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Yugoslavia&gt;/&lt;hasCapital&gt;/&lt;Klanje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Imus,_Cavi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lland&gt;/&lt;hasCapital&gt;/&lt;Denizl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Schaerbeek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Dinant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Sint-Truid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Belgiu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Mortsel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Brussel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Namur_(city)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Nivell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Oudenaard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Etterbeek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Tournai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Jemapp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Bergen_op_Zoo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Temse&gt;</text:p>
          </table:table-cell>
          <table:table-cell table:number-columns-repeated="1022"/>
        </table:table-row>
        <table:table-row table:style-name="ro3">
          <table:table-cell office:value-type="string">
            <text:p>?s63 <text:s/>&lt;isCitizenOf&gt; <text:s/>?s12 <text:s/>?s63 <text:s/>&lt;livesIn&gt; <text:s/>?o12 <text:s text:c="2"/>=&gt; ?s12 <text:s/>&lt;hasCapital&gt; <text:s/>?o12 <text:s/>Support: 4.535654463294952E-5 Head coverage: 0.020292590844738084 Confidence: 0.05858310626702997 Improved confidence: 0.06574923547400612 Predictiveness: 0.10899182561307907 Improved Predictiveness: 0.0071661292069761465 Std. Improved Predictiveness: 0.0063850797021286106 Cardinality: 43 Pred*Conf*Body: 4.6866485013624 Pred*ImprConf*Body: 4.6866485013624 Body size: 734 Key variable: ?s12</text:p>
          </table:table-cell>
          <table:table-cell table:number-columns-repeated="1023"/>
        </table:table-row>
        <table:table-row table:style-name="ro3">
          <table:table-cell office:value-type="string">
            <text:p>N</text:p>
          </table:table-cell>
          <table:table-cell office:value-type="string">
            <text:p>&lt;Sri_Lanka&gt;/&lt;hasCapital&gt;/&lt;Cinnamon_Garden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ri_Lanka&gt;/&lt;hasCapital&gt;/&lt;Welikadawatt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ri_Lanka&gt;/&lt;hasCapital&gt;/&lt;Sri_Lank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Sorsog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Cagay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Tarla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Iloilo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Concepcion,_Tarla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Ilocos_Nor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DasmariÃ±as_Villag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San_Juan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Mayantoc,_Tarlac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Iloil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Muntinlupa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Vigan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Metro_Manil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Philippin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Bacoor,_Cavi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Batang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Cavit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Gonzaga,_Cagay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Zamboanga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Pangasin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Sorsogon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ilippines&gt;/&lt;hasCapital&gt;/&lt;Bukidn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nkie_Country&gt;/&lt;hasCapital&gt;/&lt;Emerald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nkie_Country&gt;/&lt;hasCapital&gt;/&lt;Winkie_Countr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russia&gt;/&lt;hasCapital&gt;/&lt;Tyls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russia&gt;/&lt;hasCapital&gt;/&lt;Huysbur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o_(Oz)&gt;/&lt;hasCapital&gt;/&lt;Munchkin_Countr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Dubai&gt;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N</text:p>
          </table:table-cell>
          <table:table-cell table:style-name="ce1" office:value-type="string">
            <text:p>&lt;Pakistan&gt;/&lt;hasCapital&gt;/&lt;Mianwali&gt;</text:p>
          </table:table-cell>
          <table:table-cell table:style-name="ce1"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Durha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Arifwal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Gojr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Norwa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Lodhra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Trondhei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Cair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United_Arab_Emirates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Islamabad_Capital_Territor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Egypt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Sindh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Canad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Pakistan&gt;/&lt;hasCapital&gt;/&lt;Nawan_Lah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sse&gt;/&lt;hasCapital&gt;/&lt;German_Empi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sse&gt;/&lt;hasCapital&gt;/&lt;Grand_Duchy_of_Hess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bya&gt;/&lt;hasCapital&gt;/&lt;Liby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Lommel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Ekere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Borgerhout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Austr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Aalter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Merelbeke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Belgium&gt;/&lt;hasCapital&gt;/&lt;Tallahassee,_Flori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cau&gt;/&lt;hasCapital&gt;/&lt;Macau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hasCapital&gt;/&lt;Hong_Kong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Nauru&gt;/&lt;hasCapital&gt;/&lt;Anabar_District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Afghanistan&gt;/&lt;hasCapital&gt;/&lt;Kabul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fghanistan&gt;/&lt;hasCapital&gt;/&lt;Afghanis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and_of_Ev&gt;/&lt;hasCapital&gt;/&lt;Land_of_Ev&gt;</text:p>
          </table:table-cell>
          <table:table-cell table:number-columns-repeated="1022"/>
        </table:table-row>
        <table:table-row table:style-name="ro3">
          <table:table-cell office:value-type="string">
            <text:p>?s56 <text:s/>&lt;dealsWith&gt; <text:s/>?s19 <text:s/>?s56 <text:s/>&lt;imports&gt; <text:s/>?o19 <text:s text:c="2"/>=&gt; ?s19 <text:s/>&lt;exports&gt; <text:s/>?o19 <text:s/>Support: 4.7466151360063456E-5 Head coverage: 0.08875739644970414 Confidence: 0.055693069306930694 Improved confidence: 0.06474820143884892 Predictiveness: 0.13985148514851486 Improved Predictiveness: 0.009055132131918229 Std. Improved Predictiveness: 0.007788758455053427 Cardinality: 45 Pred*Conf*Body: 6.293316831683169 Pred*ImprConf*Body: 6.293316831683169 Body size: 808 Key variable: ?o19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Lebanon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taly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ssia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udi_Arabia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gypt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narration_10722077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udi_Arabia&gt;/&lt;ex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ex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therlands&gt;/&lt;ex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scientific_instrument_104147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Djibouti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witzerland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apan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India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therlands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Algeria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ench_Polynesia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eople's_Republic_of_China&gt;/&lt;exports&gt;/&lt;wordnet_cereal_11214149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udi_Arabia&gt;/&lt;ex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ex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Arab_Emirates&gt;/&lt;ex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ex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exports&gt;/&lt;wordnet_gem_103432972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ia&gt;/&lt;ex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an&gt;/&lt;ex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Arab_Emirates&gt;/&lt;ex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ailand&gt;/&lt;ex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ex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lubricant_114890659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Japan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Italy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audi_Arabia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Iran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araguay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etherlands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France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People's_Republic_of_China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hile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Switzerland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Mexico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Brazil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United_Arab_Emirates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Nigeria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Russia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Egypt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Canada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~</text:p>
          </table:table-cell>
          <table:table-cell office:value-type="string">
            <text:p>&lt;Iraq&gt;/&lt;exports&gt;/&lt;wordnet_paper_114974264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ssia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xembourg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States_Virgin_Islands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nada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uerto_Rico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exports&gt;/&lt;wordnet_building_material_114786479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zil&gt;/&lt;exports&gt;/&lt;wordnet_tractor_10446550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ssia&gt;/&lt;exports&gt;/&lt;wordnet_tractor_104465501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exports&gt;/&lt;wordnet_contraceptive_10309659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nmark&gt;/&lt;exports&gt;/&lt;wordnet_contraceptive_10309659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weden&gt;/&lt;exports&gt;/&lt;wordnet_contraceptive_10309659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exports&gt;/&lt;wordnet_contraceptive_10309659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orway&gt;/&lt;exports&gt;/&lt;wordnet_contraceptive_10309659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yria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rtugal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therlands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rdan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kraine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ile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outh_Africa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xico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zil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ndia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nada&gt;/&lt;exports&gt;/&lt;wordnet_medicine_106043075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ile&gt;/&lt;exports&gt;/&lt;wordnet_insecticide_11491994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zil&gt;/&lt;exports&gt;/&lt;wordnet_insecticide_11491994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pan&gt;/&lt;exports&gt;/&lt;wordnet_insecticide_11491994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taly&gt;/&lt;exports&gt;/&lt;wordnet_drink_10788522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ong_Kong&gt;/&lt;exports&gt;/&lt;wordnet_drink_10788522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&gt;/&lt;exports&gt;/&lt;wordnet_drink_10788522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drink_10788522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ingapore&gt;/&lt;exports&gt;/&lt;wordnet_drink_107885223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taly&gt;/&lt;ex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land&gt;/&lt;ex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urkmenistan&gt;/&lt;ex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ople's_Republic_of_China&gt;/&lt;exports&gt;/&lt;wordnet_energy_111452218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taly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ited_Kingdom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reland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etherlands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e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rmany&gt;/&lt;exports&gt;/&lt;wordnet_raw_material_114596700&gt;</text:p>
          </table:table-cell>
          <table:table-cell table:number-columns-repeated="1022"/>
        </table:table-row>
        <table:table-row table:style-name="ro3">
          <table:table-cell office:value-type="string">
            <text:p>?s15 <text:s/>&lt;livesIn&gt; <text:s/>?o15 <text:s text:c="2"/>=&gt; ?s15 <text:s/>&lt;wasBornIn&gt; <text:s/>?o15 <text:s/>Support: 8.153630000295345E-4 Head coverage: 0.013812697675249718 Confidence: 0.05297060234358939 Improved confidence: 0.17116917626217892 Predictiveness: 0.6905365586239978 Improved Predictiveness: 0.11819857391858953 Std. Improved Predictiveness: 0.03657813745058249 Cardinality: 773 Pred*Conf*Body: 533.7847598163503 Pred*ImprConf*Body: 533.7847598163503 Body size: 14593 Key variable: ?s15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Jorge_Ramos_HernÃ¡ndez&gt;/&lt;wasBornIn&gt;/&lt;Baja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ime_Minister_of_Finland&gt;/&lt;wasBornIn&gt;/&lt;KesÃ¤ran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an_Ponce_Enrile&gt;/&lt;wasBornIn&gt;/&lt;Cagaya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achie_Ishizu&gt;/&lt;wasBornIn&gt;/&lt;Tsuchiur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regory_Tarver&gt;/&lt;wasBornIn&gt;/&lt;Shreveport,_Louisia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scal_Lee&gt;/&lt;wasBornIn&gt;/&lt;US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e_Juergens&gt;/&lt;wasBorn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DiNapoli&gt;/&lt;wasBornIn&gt;/&lt;Great_Neck_Plaza,_New_Yor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Kohls&gt;/&lt;wasBornIn&gt;/&lt;Victoria,_Minneso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ggie_Valarino&gt;/&lt;wasBornIn&gt;/&lt;Gibraltar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mero_Quimbo&gt;/&lt;wasBornIn&gt;/&lt;Marikina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na_White&gt;/&lt;wasBornIn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V._Drake&gt;/&lt;wasBornIn&gt;/&lt;Irvine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y_Comfort&gt;/&lt;wasBorn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tarina_Srebotnik&gt;/&lt;wasBornIn&gt;/&lt;United_Arab_Emirat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ncent_Laforet&gt;/&lt;wasBornIn&gt;/&lt;Manhatt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stus_von_Liebig&gt;/&lt;wasBornIn&gt;/&lt;German_Empi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mar_Abdel_Aziz&gt;/&lt;wasBornIn&gt;/&lt;Cair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opher_J._King&gt;/&lt;wasBornIn&gt;/&lt;Langhorne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ward_demicoli&gt;/&lt;wasBornIn&gt;/&lt;Mal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ggie_Vessey&gt;/&lt;wasBornIn&gt;/&lt;Soquel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Durgin&gt;/&lt;wasBornIn&gt;/&lt;Harrisburg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o_Blume&gt;/&lt;wasBornIn&gt;/&lt;German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vdeep_Bains&gt;/&lt;wasBornIn&gt;/&lt;Ontari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ebiya_Kadeer&gt;/&lt;wasBornIn&gt;/&lt;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bert_Jacquard&gt;/&lt;wasBornIn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k_L._Mendoza&gt;/&lt;wasBornIn&gt;/&lt;Batangas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andra_Perkovi&gt;/&lt;wasBornIn&gt;/&lt;Zagreb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g_Cummings&gt;/&lt;wasBornIn&gt;/&lt;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._Pitchaimani&gt;/&lt;wasBornIn&gt;/&lt;Indi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Vania_King&gt;/&lt;wasBornIn&gt;/&lt;Long_Beach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cott_Lingamfelter&gt;/&lt;wasBornIn&gt;/&lt;Woodbridge,_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_Player&gt;/&lt;wasBornIn&gt;/&lt;North_Palm_Beach,_Florid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nnika_Svenja_Kirschwasser&gt;/&lt;wasBornIn&gt;/&lt;Munic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adeo_Ouano&gt;/&lt;wasBornIn&gt;/&lt;Mandaue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G._Abboud&gt;/&lt;wasBornIn&gt;/&lt;Barrington_Hills,_Illino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iroshi_Tada&gt;/&lt;wasBornIn&gt;/&lt;Japan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Trudi_Musgrave&gt;/&lt;wasBornIn&gt;/&lt;Newcastle,_New_South_Wal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._Rangaswamy&gt;/&lt;wasBornIn&gt;/&lt;Puducherr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tin_Laird&gt;/&lt;wasBornIn&gt;/&lt;Scottsdale,_Arizo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abrizio_Zanotti&gt;/&lt;wasBornIn&gt;/&lt;AsunciÃ³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cisco_Javier_Alegre&gt;/&lt;wasBornIn&gt;/&lt;Papal_State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lÃ¡thnaid_NÃ­_Chofaigh&gt;/&lt;wasBorn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nathan_C._Coon&gt;/&lt;wasBornIn&gt;/&lt;Draper,_Uta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abel_Palma&gt;/&lt;wasBornIn&gt;/&lt;Parkchester,_Bronx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ad_Trost&gt;/&lt;wasBornIn&gt;/&lt;Saskato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Suryakanta_Patil&gt;/&lt;wasBornIn&gt;/&lt;Nande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c_Althouse&gt;/&lt;wasBornIn&gt;/&lt;Kelvington,_Saskatchew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Uri_Geller&gt;/&lt;wasBornIn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k_Newman_Speller&gt;/&lt;wasBornIn&gt;/&lt;US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_Herrity&gt;/&lt;wasBornIn&gt;/&lt;Clifton,_Virgi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azuya_Minekura&gt;/&lt;wasBornIn&gt;/&lt;Toky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ke_Beebe&gt;/&lt;wasBornIn&gt;/&lt;Arkans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ve_Veriato&gt;/&lt;wasBornIn&gt;/&lt;Buda,_Texa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ncy_Rodriguez&gt;/&lt;wasBornIn&gt;/&lt;Santa_Fe,_New_Mexic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mile_Roemer&gt;/&lt;wasBornIn&gt;/&lt;Netherland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_Logan&gt;/&lt;wasBornIn&gt;/&lt;Birmingham,_Alaba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very_Clayton&gt;/&lt;wasBornIn&gt;/&lt;Culver_City,_Califor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to_Lapid&gt;/&lt;wasBornIn&gt;/&lt;Makati_City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._S._S._Nambooripad&gt;/&lt;wasBornIn&gt;/&lt;Keral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yron_Thompson&gt;/&lt;wasBornIn&gt;/&lt;Sundre,_Alber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nathan_Cook&gt;/&lt;wasBornIn&gt;/&lt;Israe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d_Maffin&gt;/&lt;wasBornIn&gt;/&lt;Vancouver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Ken_Skupski&gt;/&lt;wasBornIn&gt;/&lt;Liverpool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eter_Fowler&gt;/&lt;wasBornIn&gt;/&lt;New_Zea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a_Jackson&gt;/&lt;wasBornIn&gt;/&lt;Bradenton,_Florid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urr_Caswell&gt;/&lt;wasBornIn&gt;/&lt;Mason_County,_Michig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ven_Vanackere&gt;/&lt;wasBornIn&gt;/&lt;Brussel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hyllis_Summers_Newman&gt;/&lt;wasBornIn&gt;/&lt;Genoa_City_(fictional_city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unita_Shroff&gt;/&lt;wasBornIn&gt;/&lt;United_Kingdom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Karl_Vanlouwe&gt;/&lt;wasBornIn&gt;/&lt;Ganshor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_Antonio_N._Carrion&gt;/&lt;wasBornIn&gt;/&lt;Marinduq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ll_Bradbury&gt;/&lt;wasBornIn&gt;/&lt;Oreg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eorge_C._Butte&gt;/&lt;wasBornIn&gt;/&lt;Muskogee,_Oklahom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_Gabig&gt;/&lt;wasBornIn&gt;/&lt;Carlisle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ick_Kulacz&gt;/&lt;wasBornIn&gt;/&lt;Perth,_Western_Austra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nathan_Edwards_(athlete)&gt;/&lt;wasBornIn&gt;/&lt;Gosfort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jendrakumar_Ponnambalam&gt;/&lt;wasBornIn&gt;/&lt;Colomb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Axel_Thue&gt;/&lt;wasBornIn&gt;/&lt;Norwa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iel_Imperato&gt;/&lt;wasBornIn&gt;/&lt;West_Palm_Beach,_Florida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Josef_de_Mendoza_y_RÃ­os&gt;/&lt;wasBornIn&gt;/&lt;Eng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bert_Arrigo&gt;/&lt;wasBornIn&gt;/&lt;Mal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Ã§ois_Denhaut&gt;/&lt;wasBornIn&gt;/&lt;Franc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hou_Junxun&gt;/&lt;wasBornIn&gt;/&lt;Taipe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ne_Minter&gt;/&lt;wasBornIn&gt;/&lt;Victoria_(Australia)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arlos_Ardila_LÃ¼lle&gt;/&lt;wasBornIn&gt;/&lt;MedellÃ­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Mirinda_Carfrae&gt;/&lt;wasBornIn&gt;/&lt;Boulder,_Colorado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Tomochika_Mizokami&gt;/&lt;wasBornIn&gt;/&lt;Japa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nette_HusÃ¡rovÃ¡&gt;/&lt;wasBornIn&gt;/&lt;Slovak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y_Thao&gt;/&lt;wasBornIn&gt;/&lt;Saint_Paul,_Minnesot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lger_Wiegersma&gt;/&lt;wasBornIn&gt;/&lt;Eindhov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Packer&gt;/&lt;wasBornIn&gt;/&lt;Weetwoo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._Heisler_Ball&gt;/&lt;wasBornIn&gt;/&lt;Delawa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ta_ul_Haq_Qasmi&gt;/&lt;wasBornIn&gt;/&lt;Lahor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ke_Turzai&gt;/&lt;wasBornIn&gt;/&lt;Bradford_Woods,_Pennsylvan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oby_Foster&gt;/&lt;wasBornIn&gt;/&lt;Barnsle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resident_of_Belarus&gt;/&lt;wasBornIn&gt;/&lt;Mins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en_Gallacher&gt;/&lt;wasBornIn&gt;/&lt;Scotlan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kkiyaselvam_Ariyanethiran&gt;/&lt;wasBornIn&gt;/&lt;Sri_Lanka&gt;</text:p>
          </table:table-cell>
          <table:table-cell table:number-columns-repeated="1022"/>
        </table:table-row>
        <table:table-row table:style-name="ro3">
          <table:table-cell office:value-type="string">
            <text:p>Y</text:p>
          </table:table-cell>
          <table:table-cell office:value-type="string">
            <text:p>&lt;Silvia_Njiri&gt;/&lt;wasBornIn&gt;/&lt;Zagreb&gt;</text:p>
          </table:table-cell>
          <table:table-cell table:number-columns-repeated="1022"/>
        </table:table-row>
        <table:table-row table:style-name="ro3">
          <table:table-cell office:value-type="string">
            <text:p>?s11 <text:s/>&lt;isCitizenOf&gt; <text:s/>?o91 <text:s/>?o91 <text:s/>&lt;hasCapital&gt; <text:s/>?o11 <text:s text:c="2"/>=&gt; ?s11 <text:s/>&lt;diedIn&gt; <text:s/>?o11 <text:s/>Support: 7.257047141271924E-4 Head coverage: 0.03105253655894566 Confidence: 0.05049911920140928 Improved confidence: 0.38457238680827277 Predictiveness: 0.8686876100998239 Improved Predictiveness: 0.3340732676068635 Std. Improved Predictiveness: 0.04386795917121836 Cardinality: 688 Pred*Conf*Body: 597.6570757486788 Pred*ImprConf*Body: 597.6570757486788 Body size: 13624 Key variable: ?s11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Curry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Thomas_Allibone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ZoltÃ¡n_MeskÃ³&gt;/&lt;diedIn&gt;/&lt;Budapes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y_Delisle&gt;/&lt;diedIn&gt;/&lt;Otta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Chisholm_(Nova_Scotia_politician)&gt;/&lt;diedIn&gt;/&lt;Otta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lf_KÃ¶nig&gt;/&lt;died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y_Anne_Rawson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Diender&gt;/&lt;died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laus_von_Storch&gt;/&lt;diedIn&gt;/&lt;Santiago,_Chi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itali_Akhramenko&gt;/&lt;diedIn&gt;/&lt;Mins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ter_Fuglesang&gt;/&lt;died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de_Leeuw&gt;/&lt;died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shed_Al-Rabah&gt;/&lt;diedIn&gt;/&lt;Kuwait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olfgang_Sachs&gt;/&lt;died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an_SÃ¡nchez_CotÃ¡n&gt;/&lt;died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liza_Fletcher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ichael_Holt_(snooker_player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lara_de_Buen_Richkarday&gt;/&lt;diedIn&gt;/&lt;Mexico_City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nathan_Legris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Debendranath_Tagore&gt;/&lt;died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ris_Ofili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ndrew_Berry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iam_Gillick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tephane_Lasme&gt;/&lt;diedIn&gt;/&lt;Librevill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ustin_Mitchell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rc_Hynes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var_Rooth&gt;/&lt;diedIn&gt;/&lt;Stockhol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iam_Lummis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Naruepol_Fairtex&gt;/&lt;diedIn&gt;/&lt;Bangkok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Franz_Burri&gt;/&lt;diedIn&gt;/&lt;Ber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C._Taylor_(inventor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an_Walley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rothy_Koomson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miljan_Pavi</text:p>
          </table:table-cell>
          <table:table-cell table:number-columns-repeated="1022"/>
        </table:table-row>
        <table:table-row table:style-name="ro3">
          <table:table-cell office:value-type="string">
            <text:p>&gt;/&lt;diedIn&gt;/&lt;Ljubljana&gt;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Matt_Smith_(comics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live_Barker_(artist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Charlotte_Ashton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on_Conroy&gt;/&lt;died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}eljko_Rebra</text:p>
          </table:table-cell>
          <table:table-cell table:number-columns-repeated="1022"/>
        </table:table-row>
        <table:table-row table:style-name="ro3">
          <table:table-cell office:value-type="string">
            <text:p>a&gt;/&lt;diedIn&gt;/&lt;Belgrade&gt;</text:p>
          </table:table-cell>
          <table:table-cell table:number-columns-repeated="1023"/>
        </table:table-row>
        <table:table-row table:style-name="ro3">
          <table:table-cell office:value-type="string">
            <text:p>?</text:p>
          </table:table-cell>
          <table:table-cell office:value-type="string">
            <text:p>&lt;Lotte_Salling&gt;/&lt;diedIn&gt;/&lt;Copenhage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rick_Cormack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._K._Shivkumar&gt;/&lt;died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ul_Easter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etropolitan_Mikhail_of_Asyut&gt;/&lt;diedIn&gt;/&lt;Cair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len_Clarke_(educationalist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nteguinha&gt;/&lt;diedIn&gt;/&lt;BrasÃ­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ck_Smith_(artist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ulien_Gracq&gt;/&lt;died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eclan_Meehan&gt;/&lt;died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Willem_van_de_Velde_the_Younger&gt;/&lt;diedIn&gt;/&lt;The_Hagu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ang_Boyun&gt;/&lt;diedIn&gt;/&lt;Beijing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sanori_Ito_(music_critic)&gt;/&lt;diedIn&gt;/&lt;Toky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ob_Huget&gt;/&lt;diedIn&gt;/&lt;Ottaw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mitry_Puchkov&gt;/&lt;diedIn&gt;/&lt;Moscow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ill_Pay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dolf_Weil_(motorcyclist)&gt;/&lt;died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N</text:p>
          </table:table-cell>
          <table:table-cell office:value-type="string">
            <text:p>&lt;Germano_Mosconi&gt;/&lt;diedIn&gt;/&lt;Rome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Barnett_(motorcyclist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as_van_der_Vlies&gt;/&lt;died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oreti_Venkanna&gt;/&lt;died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udolf_Petersen&gt;/&lt;died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oseanna_Cunningham&gt;/&lt;diedIn&gt;/&lt;Edinburgh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ica_Oliveira&gt;/&lt;diedIn&gt;/&lt;BrasÃ­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umar_Mangalam_Birla&gt;/&lt;died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elen_Jackson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ean-Louis_Guignabodet&gt;/&lt;diedIn&gt;/&lt;Pari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rry_McCarthy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ames_Summers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an_Keen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othana&gt;/&lt;died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ssem_Hammoud&gt;/&lt;diedIn&gt;/&lt;Beirut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al_Nevo&gt;/&lt;diedIn&gt;/&lt;Jerusale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Ivan_Soshenko&gt;/&lt;diedIn&gt;/&lt;Kiev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Osvaldo_Aranha&gt;/&lt;diedIn&gt;/&lt;BrasÃ­li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aviour_Pirotta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hn_Malam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vid_Ruffley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Lukas_Brazdauskis&gt;/&lt;diedIn&gt;/&lt;Vilniu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runo_MÃ©ndez&gt;/&lt;diedIn&gt;/&lt;Madrid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Ratsimilaho&gt;/&lt;diedIn&gt;/&lt;Antananarivo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lfred_Haighton&gt;/&lt;died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duardo_Pitta&gt;/&lt;diedIn&gt;/&lt;Lisb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Danny_Wallace_(humourist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Eamon_Gilmore&gt;/&lt;died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laus_Bachler&gt;/&lt;diedIn&gt;/&lt;Vienna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Vera_Douka&gt;/&lt;diedIn&gt;/&lt;Athens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oseph_Bramah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Keith_Carter_(comedian)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Ariane_Friedrich&gt;/&lt;died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ill_Tynan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dson_Kearley,_1st_Viscount_Devonport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Pat_Moylan&gt;/&lt;died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._A._Ramadass&gt;/&lt;diedIn&gt;/&lt;New_Delhi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Jimmy_Deenihan&gt;/&lt;diedIn&gt;/&lt;Dub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ans-Peter_Uhl&gt;/&lt;diedIn&gt;/&lt;Berli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Guusje_ter_Horst&gt;/&lt;diedIn&gt;/&lt;Amsterdam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Humfry_Payne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Malcolm_Savidge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Ben_Saunders&gt;/&lt;diedIn&gt;/&lt;London&gt;</text:p>
          </table:table-cell>
          <table:table-cell table:number-columns-repeated="1022"/>
        </table:table-row>
        <table:table-row table:style-name="ro3">
          <table:table-cell office:value-type="string">
            <text:p>?</text:p>
          </table:table-cell>
          <table:table-cell office:value-type="string">
            <text:p>&lt;Sri_Sacchidananda_Bharati_I&gt;/&lt;diedIn&gt;/&lt;New_Delhi&gt;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11/24/2012</text:date>, <text:time>13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4M25S</meta:editing-duration>
    <meta:editing-cycles>5</meta:editing-cycles>
    <meta:generator>OpenOffice.org/3.2$Unix OpenOffice.org_project/320m19$Build-9505</meta:generator>
    <dc:date>2012-11-24T13:05:04</dc:date>
    <meta:document-statistic meta:table-count="3" meta:cell-count="6542" meta:object-count="0"/>
    <meta:user-defined meta:name="Info 1"/>
    <meta:user-defined meta:name="Info 2"/>
    <meta:user-defined meta:name="Info 3"/>
    <meta:user-defined meta:name="Info 4"/>
  </office:meta>
</office:document-meta>
</file>